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88cm"/>
    </style:style>
    <style:style style:name="co8" style:family="table-column">
      <style:table-column-properties fo:break-before="auto" style:column-width="0.797cm"/>
    </style:style>
    <style:style style:name="co9" style:family="table-column">
      <style:table-column-properties fo:break-before="auto" style:column-width="1.261cm"/>
    </style:style>
    <style:style style:name="co10" style:family="table-column">
      <style:table-column-properties fo:break-before="auto" style:column-width="4.038cm"/>
    </style:style>
    <style:style style:name="co11" style:family="table-column">
      <style:table-column-properties fo:break-before="auto" style:column-width="3.985cm"/>
    </style:style>
    <style:style style:name="co12" style:family="table-column">
      <style:table-column-properties fo:break-before="auto" style:column-width="4.011cm"/>
    </style:style>
    <style:style style:name="co13" style:family="table-column">
      <style:table-column-properties fo:break-before="auto" style:column-width="3.847cm"/>
    </style:style>
    <style:style style:name="co14" style:family="table-column">
      <style:table-column-properties fo:break-before="auto" style:column-width="4.23cm"/>
    </style:style>
    <style:style style:name="co15" style:family="table-column">
      <style:table-column-properties fo:break-before="auto" style:column-width="4.42cm"/>
    </style:style>
    <style:style style:name="co16" style:family="table-column">
      <style:table-column-properties fo:break-before="auto" style:column-width="4.202cm"/>
    </style:style>
    <style:style style:name="co17" style:family="table-column">
      <style:table-column-properties fo:break-before="auto" style:column-width="4.392cm"/>
    </style:style>
    <style:style style:name="co18" style:family="table-column">
      <style:table-column-properties fo:break-before="auto" style:column-width="4.366cm"/>
    </style:style>
    <style:style style:name="co19" style:family="table-column">
      <style:table-column-properties fo:break-before="auto" style:column-width="3.657cm"/>
    </style:style>
    <style:style style:name="co20" style:family="table-column">
      <style:table-column-properties fo:break-before="auto" style:column-width="3.276cm"/>
    </style:style>
    <style:style style:name="co21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7"/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number-columns-repeated="16" table:default-cell-style-name="ce2"/>
        <table:table-column table:style-name="co10" table:default-cell-style-name="ce2"/>
        <table:table-column table:style-name="co13" table:number-columns-repeated="4" table:default-cell-style-name="ce2"/>
        <table:table-column table:style-name="co12" table:default-cell-style-name="ce2"/>
        <table:table-column table:style-name="co10" table:default-cell-style-name="ce2"/>
        <table:table-column table:style-name="co12" table:default-cell-style-name="ce2"/>
        <table:table-column table:style-name="co10" table:number-columns-repeated="4" table:default-cell-style-name="ce2"/>
        <table:table-column table:style-name="co4" table:number-columns-repeated="5" table:default-cell-style-name="ce2"/>
        <table:table-column table:style-name="co14" table:default-cell-style-name="ce2"/>
        <table:table-column table:style-name="co10" table:default-cell-style-name="ce2"/>
        <table:table-column table:style-name="co14" table:default-cell-style-name="ce2"/>
        <table:table-column table:style-name="co10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10" table:default-cell-style-name="ce2"/>
        <table:table-column table:style-name="co14" table:number-columns-repeated="3" table:default-cell-style-name="ce2"/>
        <table:table-column table:style-name="co15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3" table:default-cell-style-name="ce2"/>
        <table:table-column table:style-name="co14" table:number-columns-repeated="3" table:default-cell-style-name="ce2"/>
        <table:table-column table:style-name="co4" table:number-columns-repeated="2" table:default-cell-style-name="ce2"/>
        <table:table-column table:style-name="co15" table:default-cell-style-name="ce2"/>
        <table:table-column table:style-name="co14" table:default-cell-style-name="ce2"/>
        <table:table-column table:style-name="co13" table:default-cell-style-name="ce2"/>
        <table:table-column table:style-name="co14" table:number-columns-repeated="3" table:default-cell-style-name="ce2"/>
        <table:table-column table:style-name="co15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4" table:default-cell-style-name="ce2"/>
        <table:table-column table:style-name="co14" table:number-columns-repeated="3" table:default-cell-style-name="ce2"/>
        <table:table-column table:style-name="co17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10" table:default-cell-style-name="ce2"/>
        <table:table-column table:style-name="co14" table:default-cell-style-name="ce2"/>
        <table:table-column table:style-name="co10" table:default-cell-style-name="ce2"/>
        <table:table-column table:style-name="co16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4" table:default-cell-style-name="ce2"/>
        <table:table-column table:style-name="co10" table:default-cell-style-name="ce2"/>
        <table:table-column table:style-name="co14" table:default-cell-style-name="ce2"/>
        <table:table-column table:style-name="co10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13" table:default-cell-style-name="ce2"/>
        <table:table-column table:style-name="co14" table:number-columns-repeated="3" table:default-cell-style-name="ce2"/>
        <table:table-column table:style-name="co15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3" table:default-cell-style-name="ce2"/>
        <table:table-column table:style-name="co14" table:number-columns-repeated="3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4" table:default-cell-style-name="ce2"/>
        <table:table-column table:style-name="co4" table:default-cell-style-name="ce2"/>
        <table:table-column table:style-name="co14" table:number-columns-repeated="3" table:default-cell-style-name="ce2"/>
        <table:table-column table:style-name="co15" table:default-cell-style-name="ce2"/>
        <table:table-column table:style-name="co14" table:default-cell-style-name="ce2"/>
        <table:table-column table:style-name="co18" table:default-cell-style-name="ce2"/>
        <table:table-column table:style-name="co19" table:number-columns-repeated="16" table:default-cell-style-name="Default"/>
        <table:table-column table:style-name="co20" table:default-cell-style-name="Default"/>
        <table:table-column table:style-name="co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9" table:number-columns-repeated="3" table:default-cell-style-name="Default"/>
        <table:table-column table:style-name="co21" table:default-cell-style-name="Default"/>
        <table:table-column table:style-name="co19" table:number-columns-repeated="2" table:default-cell-style-name="Default"/>
        <table:table-column table:style-name="co6" table:default-cell-style-name="Default"/>
        <table:table-column table:style-name="co21" table:default-cell-style-name="ce2"/>
        <table:table-column table:style-name="co19" table:number-columns-repeated="7" table:default-cell-style-name="ce2"/>
        <table:table-column table:style-name="co3" table:default-cell-style-name="ce2"/>
        <table:table-column table:style-name="co19" table:default-cell-style-name="ce2"/>
        <table:table-column table:style-name="co3" table:default-cell-style-name="ce2"/>
        <table:table-column table:style-name="co19" table:default-cell-style-name="ce2"/>
        <table:table-column table:style-name="co4" table:number-columns-repeated="4" table:default-cell-style-name="ce2"/>
        <table:table-column table:style-name="co3" table:number-columns-repeated="3" table:default-cell-style-name="ce2"/>
        <table:table-column table:style-name="co19" table:default-cell-style-name="ce2"/>
        <table:table-column table:style-name="co3" table:default-cell-style-name="ce2"/>
        <table:table-column table:style-name="co19" table:number-columns-repeated="4" table:default-cell-style-name="ce2"/>
        <table:table-column table:style-name="co3" table:number-columns-repeated="2" table:default-cell-style-name="ce2"/>
        <table:table-column table:style-name="co19" table:default-cell-style-name="ce2"/>
        <table:table-column table:style-name="co3" table:number-columns-repeated="2" table:default-cell-style-name="ce2"/>
        <table:table-column table:style-name="co19" table:number-columns-repeated="4" table:default-cell-style-name="ce2"/>
        <table:table-column table:style-name="co3" table:default-cell-style-name="ce2"/>
        <table:table-column table:style-name="co19" table:default-cell-style-name="ce2"/>
        <table:table-column table:style-name="co13" table:default-cell-style-name="ce2"/>
        <table:table-column table:style-name="co19" table:number-columns-repeated="3" table:default-cell-style-name="ce2"/>
        <table:table-row table:style-name="ro1">
          <table:table-cell office:value-type="string" calcext:value-type="string">
            <text:p>ADM1_FR,C,80</text:p>
          </table:table-cell>
          <table:table-cell office:value-type="string" calcext:value-type="string">
            <text:p>ID,C,80</text:p>
          </table:table-cell>
          <table:table-cell office:value-type="string" calcext:value-type="string">
            <text:p>Shape_Leng,N,24,15</text:p>
          </table:table-cell>
          <table:table-cell office:value-type="string" calcext:value-type="string">
            <text:p>Shape_Area,N,24,15</text:p>
          </table:table-cell>
          <table:table-cell office:value-type="string" calcext:value-type="string">
            <text:p>ADM1_PCODE,C,80</text:p>
          </table:table-cell>
          <table:table-cell office:value-type="string" calcext:value-type="string">
            <text:p>ADM1_REF,C,80</text:p>
          </table:table-cell>
          <table:table-cell office:value-type="string" calcext:value-type="string">
            <text:p>ADM1ALT1FR,C,80</text:p>
          </table:table-cell>
          <table:table-cell office:value-type="string" calcext:value-type="string">
            <text:p>ADM1ALT2FR,C,80</text:p>
          </table:table-cell>
          <table:table-cell office:value-type="string" calcext:value-type="string">
            <text:p>ADM0_FR,C,80</text:p>
          </table:table-cell>
          <table:table-cell office:value-type="string" calcext:value-type="string">
            <text:p>ADM0_PCODE,C,80</text:p>
          </table:table-cell>
          <table:table-cell office:value-type="string" calcext:value-type="string">
            <text:p>date,D</text:p>
          </table:table-cell>
          <table:table-cell office:value-type="string" calcext:value-type="string">
            <text:p>validOn,D</text:p>
          </table:table-cell>
          <table:table-cell office:value-type="string" calcext:value-type="string">
            <text:p>validTo,C,80</text:p>
          </table:table-cell>
          <table:table-cell office:value-type="string" calcext:value-type="string">
            <text:p>RAIN_15,N,24,15</text:p>
          </table:table-cell>
          <table:table-cell office:value-type="string" calcext:value-type="string">
            <text:p>RAIN_16,N,24,15</text:p>
          </table:table-cell>
          <table:table-cell office:value-type="string" calcext:value-type="string">
            <text:p>RAIN_17,N,24,15</text:p>
          </table:table-cell>
          <table:table-cell office:value-type="string" calcext:value-type="string">
            <text:p>RAIN_18,N,24,15</text:p>
          </table:table-cell>
          <table:table-cell office:value-type="string" calcext:value-type="string">
            <text:p>RAIN_19,N,24,15</text:p>
          </table:table-cell>
          <table:table-cell office:value-type="string" calcext:value-type="string">
            <text:p>RAIN_20,N,24,15</text:p>
          </table:table-cell>
          <table:table-cell office:value-type="string" calcext:value-type="string">
            <text:p>RAIN_21,N,24,15</text:p>
          </table:table-cell>
          <table:table-cell office:value-type="string" calcext:value-type="string">
            <text:p>TMAX_15,N,24,15</text:p>
          </table:table-cell>
          <table:table-cell office:value-type="string" calcext:value-type="string">
            <text:p>TMAX_16,N,24,15</text:p>
          </table:table-cell>
          <table:table-cell office:value-type="string" calcext:value-type="string">
            <text:p>TMAX_17,N,24,15</text:p>
          </table:table-cell>
          <table:table-cell office:value-type="string" calcext:value-type="string">
            <text:p>TMAX_18,N,24,15</text:p>
          </table:table-cell>
          <table:table-cell office:value-type="string" calcext:value-type="string">
            <text:p>TMAX_19,N,24,15</text:p>
          </table:table-cell>
          <table:table-cell office:value-type="string" calcext:value-type="string">
            <text:p>TMAX_20,N,24,15</text:p>
          </table:table-cell>
          <table:table-cell office:value-type="string" calcext:value-type="string">
            <text:p>TMAX_21,N,24,15</text:p>
          </table:table-cell>
          <table:table-cell office:value-type="string" calcext:value-type="string">
            <text:p>TMIN_15,N,24,15</text:p>
          </table:table-cell>
          <table:table-cell office:value-type="string" calcext:value-type="string">
            <text:p>TMIN_16,N,24,15</text:p>
          </table:table-cell>
          <table:table-cell office:value-type="string" calcext:value-type="string">
            <text:p>TMIN_17,N,24,15</text:p>
          </table:table-cell>
          <table:table-cell office:value-type="string" calcext:value-type="string">
            <text:p>TMIN_18,N,24,15</text:p>
          </table:table-cell>
          <table:table-cell office:value-type="string" calcext:value-type="string">
            <text:p>TMIN_19,N,24,15</text:p>
          </table:table-cell>
          <table:table-cell office:value-type="string" calcext:value-type="string">
            <text:p>TMIN_20,N,24,15</text:p>
          </table:table-cell>
          <table:table-cell office:value-type="string" calcext:value-type="string">
            <text:p>TMIN_21,N,24,15</text:p>
          </table:table-cell>
          <table:table-cell office:value-type="string" calcext:value-type="string">
            <text:p>ET_15,N,24,15</text:p>
          </table:table-cell>
          <table:table-cell office:value-type="string" calcext:value-type="string">
            <text:p>ET_16,N,24,15</text:p>
          </table:table-cell>
          <table:table-cell office:value-type="string" calcext:value-type="string">
            <text:p>ET_17,N,24,15</text:p>
          </table:table-cell>
          <table:table-cell office:value-type="string" calcext:value-type="string">
            <text:p>ET_18,N,24,15</text:p>
          </table:table-cell>
          <table:table-cell office:value-type="string" calcext:value-type="string">
            <text:p>ET_19,N,24,15</text:p>
          </table:table-cell>
          <table:table-cell office:value-type="string" calcext:value-type="string">
            <text:p>ET_20,N,24,15</text:p>
          </table:table-cell>
          <table:table-cell office:value-type="string" calcext:value-type="string">
            <text:p>ET_21,N,24,15</text:p>
          </table:table-cell>
          <table:table-cell office:value-type="string" calcext:value-type="string">
            <text:p>SMst_15,N,24,15</text:p>
          </table:table-cell>
          <table:table-cell office:value-type="string" calcext:value-type="string">
            <text:p>SMst_16,N,24,15</text:p>
          </table:table-cell>
          <table:table-cell office:value-type="string" calcext:value-type="string">
            <text:p>SMst_17,N,24,15</text:p>
          </table:table-cell>
          <table:table-cell office:value-type="string" calcext:value-type="string">
            <text:p>SMst_18,N,24,15</text:p>
          </table:table-cell>
          <table:table-cell office:value-type="string" calcext:value-type="string">
            <text:p>SMst_19,N,24,15</text:p>
          </table:table-cell>
          <table:table-cell office:value-type="string" calcext:value-type="string">
            <text:p>SMst_20,N,24,15</text:p>
          </table:table-cell>
          <table:table-cell office:value-type="string" calcext:value-type="string">
            <text:p>SMst_21,N,24,15</text:p>
          </table:table-cell>
          <table:table-cell office:value-type="string" calcext:value-type="string">
            <text:p>LandC_15,N,24,15</text:p>
          </table:table-cell>
          <table:table-cell office:value-type="string" calcext:value-type="string">
            <text:p>LandC_16,N,24,15</text:p>
          </table:table-cell>
          <table:table-cell office:value-type="string" calcext:value-type="string">
            <text:p>LandC_17,N,24,15</text:p>
          </table:table-cell>
          <table:table-cell office:value-type="string" calcext:value-type="string">
            <text:p>LandC_18,N,24,15</text:p>
          </table:table-cell>
          <table:table-cell office:value-type="string" calcext:value-type="string">
            <text:p>LandC_19,N,24,15</text:p>
          </table:table-cell>
          <table:table-cell office:value-type="string" calcext:value-type="string">
            <text:p>Arac_16,N,24,15</text:p>
          </table:table-cell>
          <table:table-cell office:value-type="string" calcext:value-type="string">
            <text:p>Coton_16,N,24,15</text:p>
          </table:table-cell>
          <table:table-cell office:value-type="string" calcext:value-type="string">
            <text:p>Mil_16,N,24,15</text:p>
          </table:table-cell>
          <table:table-cell office:value-type="string" calcext:value-type="string">
            <text:p>Sorgh_16,N,24,15</text:p>
          </table:table-cell>
          <table:table-cell office:value-type="string" calcext:value-type="string">
            <text:p>Mais_16,N,24,15</text:p>
          </table:table-cell>
          <table:table-cell office:value-type="string" calcext:value-type="string">
            <text:p>Riz_16,N,24,15</text:p>
          </table:table-cell>
          <table:table-cell office:value-type="string" calcext:value-type="string">
            <text:p>Niebe_16,N,24,15</text:p>
          </table:table-cell>
          <table:table-cell office:value-type="string" calcext:value-type="string">
            <text:p>Manic_16,N,24,15</text:p>
          </table:table-cell>
          <table:table-cell office:value-type="string" calcext:value-type="string">
            <text:p>Arac_17,N,24,15</text:p>
          </table:table-cell>
          <table:table-cell office:value-type="string" calcext:value-type="string">
            <text:p>Coton_17,N,24,15</text:p>
          </table:table-cell>
          <table:table-cell office:value-type="string" calcext:value-type="string">
            <text:p>Mil_17,N,24,15</text:p>
          </table:table-cell>
          <table:table-cell office:value-type="string" calcext:value-type="string">
            <text:p>Sorgh_17,N,24,15</text:p>
          </table:table-cell>
          <table:table-cell office:value-type="string" calcext:value-type="string">
            <text:p>Mais_17,N,24,15</text:p>
          </table:table-cell>
          <table:table-cell office:value-type="string" calcext:value-type="string">
            <text:p>Riz_17,N,24,15</text:p>
          </table:table-cell>
          <table:table-cell office:value-type="string" calcext:value-type="string">
            <text:p>Niebe_17,N,24,15</text:p>
          </table:table-cell>
          <table:table-cell office:value-type="string" calcext:value-type="string">
            <text:p>Manic_17,N,24,15</text:p>
          </table:table-cell>
          <table:table-cell office:value-type="string" calcext:value-type="string">
            <text:p>Arac_18,N,24,15</text:p>
          </table:table-cell>
          <table:table-cell office:value-type="string" calcext:value-type="string">
            <text:p>Coton_18,N,24,15</text:p>
          </table:table-cell>
          <table:table-cell office:value-type="string" calcext:value-type="string">
            <text:p>Mil_18,N,24,15</text:p>
          </table:table-cell>
          <table:table-cell office:value-type="string" calcext:value-type="string">
            <text:p>Sorgh_18,N,24,15</text:p>
          </table:table-cell>
          <table:table-cell office:value-type="string" calcext:value-type="string">
            <text:p>Mais_18,N,24,15</text:p>
          </table:table-cell>
          <table:table-cell office:value-type="string" calcext:value-type="string">
            <text:p>Riz_18,N,24,15</text:p>
          </table:table-cell>
          <table:table-cell office:value-type="string" calcext:value-type="string">
            <text:p>Niebe_18,N,24,15</text:p>
          </table:table-cell>
          <table:table-cell office:value-type="string" calcext:value-type="string">
            <text:p>Manic_18,N,24,15</text:p>
          </table:table-cell>
          <table:table-cell office:value-type="string" calcext:value-type="string">
            <text:p>Arac_19,N,24,15</text:p>
          </table:table-cell>
          <table:table-cell office:value-type="string" calcext:value-type="string">
            <text:p>Coton_19,N,24,15</text:p>
          </table:table-cell>
          <table:table-cell office:value-type="string" calcext:value-type="string">
            <text:p>Mil_19,N,24,15</text:p>
          </table:table-cell>
          <table:table-cell office:value-type="string" calcext:value-type="string">
            <text:p>Sorgh_19,N,24,15</text:p>
          </table:table-cell>
          <table:table-cell office:value-type="string" calcext:value-type="string">
            <text:p>Mais_19,N,24,15</text:p>
          </table:table-cell>
          <table:table-cell office:value-type="string" calcext:value-type="string">
            <text:p>Riz_19,N,24,15</text:p>
          </table:table-cell>
          <table:table-cell office:value-type="string" calcext:value-type="string">
            <text:p>Niebe_19,N,24,15</text:p>
          </table:table-cell>
          <table:table-cell office:value-type="string" calcext:value-type="string">
            <text:p>Manic_19,N,24,15</text:p>
          </table:table-cell>
          <table:table-cell office:value-type="string" calcext:value-type="string">
            <text:p>Arac_20,N,24,15</text:p>
          </table:table-cell>
          <table:table-cell office:value-type="string" calcext:value-type="string">
            <text:p>Coton_20,N,24,15</text:p>
          </table:table-cell>
          <table:table-cell office:value-type="string" calcext:value-type="string">
            <text:p>Mil_20,N,24,15</text:p>
          </table:table-cell>
          <table:table-cell office:value-type="string" calcext:value-type="string">
            <text:p>Sorgh_20,N,24,15</text:p>
          </table:table-cell>
          <table:table-cell office:value-type="string" calcext:value-type="string">
            <text:p>Mais_20,N,24,15</text:p>
          </table:table-cell>
          <table:table-cell office:value-type="string" calcext:value-type="string">
            <text:p>Riz_20,N,24,15</text:p>
          </table:table-cell>
          <table:table-cell office:value-type="string" calcext:value-type="string">
            <text:p>Niebe_20,N,24,15</text:p>
          </table:table-cell>
          <table:table-cell office:value-type="string" calcext:value-type="string">
            <text:p>Manic_20,N,24,15</text:p>
          </table:table-cell>
          <table:table-cell office:value-type="string" calcext:value-type="string">
            <text:p>dAra_16,N,24,15</text:p>
          </table:table-cell>
          <table:table-cell office:value-type="string" calcext:value-type="string">
            <text:p>dCotn_16,N,24,15</text:p>
          </table:table-cell>
          <table:table-cell office:value-type="string" calcext:value-type="string">
            <text:p>dMil_16,N,24,15</text:p>
          </table:table-cell>
          <table:table-cell office:value-type="string" calcext:value-type="string">
            <text:p>dSorg_16,N,24,15</text:p>
          </table:table-cell>
          <table:table-cell office:value-type="string" calcext:value-type="string">
            <text:p>dMais_16,N,24,15</text:p>
          </table:table-cell>
          <table:table-cell office:value-type="string" calcext:value-type="string">
            <text:p>dRiz_16,N,24,15</text:p>
          </table:table-cell>
          <table:table-cell office:value-type="string" calcext:value-type="string">
            <text:p>dNieb_16,N,24,15</text:p>
          </table:table-cell>
          <table:table-cell office:value-type="string" calcext:value-type="string">
            <text:p>dManc_16,N,24,15</text:p>
          </table:table-cell>
          <table:table-cell office:value-type="string" calcext:value-type="string">
            <text:p>dAra_17,N,24,15</text:p>
          </table:table-cell>
          <table:table-cell office:value-type="string" calcext:value-type="string">
            <text:p>dCotn_17,N,24,15</text:p>
          </table:table-cell>
          <table:table-cell office:value-type="string" calcext:value-type="string">
            <text:p>dMil_17,N,24,15</text:p>
          </table:table-cell>
          <table:table-cell office:value-type="string" calcext:value-type="string">
            <text:p>dSorg_17,N,24,15</text:p>
          </table:table-cell>
          <table:table-cell office:value-type="string" calcext:value-type="string">
            <text:p>dMais_17,N,24,15</text:p>
          </table:table-cell>
          <table:table-cell office:value-type="string" calcext:value-type="string">
            <text:p>dRiz_17,N,24,15</text:p>
          </table:table-cell>
          <table:table-cell office:value-type="string" calcext:value-type="string">
            <text:p>dNieb_17,N,24,15</text:p>
          </table:table-cell>
          <table:table-cell office:value-type="string" calcext:value-type="string">
            <text:p>dManc_17,N,24,15</text:p>
          </table:table-cell>
          <table:table-cell office:value-type="string" calcext:value-type="string">
            <text:p>dAra_18,N,24,15</text:p>
          </table:table-cell>
          <table:table-cell office:value-type="string" calcext:value-type="string">
            <text:p>dCotn_18,N,24,15</text:p>
          </table:table-cell>
          <table:table-cell office:value-type="string" calcext:value-type="string">
            <text:p>dMil_18,N,24,15</text:p>
          </table:table-cell>
          <table:table-cell office:value-type="string" calcext:value-type="string">
            <text:p>dSorg_18,N,24,15</text:p>
          </table:table-cell>
          <table:table-cell office:value-type="string" calcext:value-type="string">
            <text:p>dMais_18,N,24,15</text:p>
          </table:table-cell>
          <table:table-cell office:value-type="string" calcext:value-type="string">
            <text:p>dRiz_18,N,24,15</text:p>
          </table:table-cell>
          <table:table-cell office:value-type="string" calcext:value-type="string">
            <text:p>dNieb_18,N,24,15</text:p>
          </table:table-cell>
          <table:table-cell office:value-type="string" calcext:value-type="string">
            <text:p>dManc_18,N,24,15</text:p>
          </table:table-cell>
          <table:table-cell office:value-type="string" calcext:value-type="string">
            <text:p>dAra_19,N,24,15</text:p>
          </table:table-cell>
          <table:table-cell office:value-type="string" calcext:value-type="string">
            <text:p>dCotn_19,N,24,15</text:p>
          </table:table-cell>
          <table:table-cell office:value-type="string" calcext:value-type="string">
            <text:p>dMil_19,N,24,15</text:p>
          </table:table-cell>
          <table:table-cell office:value-type="string" calcext:value-type="string">
            <text:p>dSorg_19,N,24,15</text:p>
          </table:table-cell>
          <table:table-cell office:value-type="string" calcext:value-type="string">
            <text:p>dMais_19,N,24,15</text:p>
          </table:table-cell>
          <table:table-cell office:value-type="string" calcext:value-type="string">
            <text:p>dRiz_19,N,24,15</text:p>
          </table:table-cell>
          <table:table-cell office:value-type="string" calcext:value-type="string">
            <text:p>dNieb_19,N,24,15</text:p>
          </table:table-cell>
          <table:table-cell office:value-type="string" calcext:value-type="string">
            <text:p>dManc_19,N,24,15</text:p>
          </table:table-cell>
          <table:table-cell office:value-type="string" calcext:value-type="string">
            <text:p>dAra_20,N,24,15</text:p>
          </table:table-cell>
          <table:table-cell office:value-type="string" calcext:value-type="string">
            <text:p>dCotn_20,N,24,15</text:p>
          </table:table-cell>
          <table:table-cell office:value-type="string" calcext:value-type="string">
            <text:p>dMil_20,N,24,15</text:p>
          </table:table-cell>
          <table:table-cell office:value-type="string" calcext:value-type="string">
            <text:p>dSorg_20,N,24,15</text:p>
          </table:table-cell>
          <table:table-cell office:value-type="string" calcext:value-type="string">
            <text:p>dMais_20,N,24,15</text:p>
          </table:table-cell>
          <table:table-cell office:value-type="string" calcext:value-type="string">
            <text:p>dRiz_20,N,24,15</text:p>
          </table:table-cell>
          <table:table-cell office:value-type="string" calcext:value-type="string">
            <text:p>dNieb_20,N,24,15</text:p>
          </table:table-cell>
          <table:table-cell office:value-type="string" calcext:value-type="string">
            <text:p>dManc_20,N,24,15</text:p>
          </table:table-cell>
          <table:table-cell office:value-type="string" calcext:value-type="string">
            <text:p>X2017_OV,C,80</text:p>
          </table:table-cell>
          <table:table-cell office:value-type="string" calcext:value-type="string">
            <text:p>X2017_PO,C,80</text:p>
          </table:table-cell>
          <table:table-cell office:value-type="string" calcext:value-type="string">
            <text:p>X2017_AS,C,80</text:p>
          </table:table-cell>
          <table:table-cell office:value-type="string" calcext:value-type="string">
            <text:p>X2017_BO,C,80</text:p>
          </table:table-cell>
          <table:table-cell office:value-type="string" calcext:value-type="string">
            <text:p>X2017_CN,C,80</text:p>
          </table:table-cell>
          <table:table-cell office:value-type="string" calcext:value-type="string">
            <text:p>X2017_CP,C,80</text:p>
          </table:table-cell>
          <table:table-cell office:value-type="string" calcext:value-type="string">
            <text:p>X2017_AQ,C,80</text:p>
          </table:table-cell>
          <table:table-cell office:value-type="string" calcext:value-type="string">
            <text:p>X2017_PC,C,80</text:p>
          </table:table-cell>
          <table:table-cell office:value-type="string" calcext:value-type="string">
            <text:p>X2017_PT,C,80</text:p>
          </table:table-cell>
          <table:table-cell office:value-type="string" calcext:value-type="string">
            <text:p>X2018_OV,C,80</text:p>
          </table:table-cell>
          <table:table-cell office:value-type="string" calcext:value-type="string">
            <text:p>X2018_PO,C,80</text:p>
          </table:table-cell>
          <table:table-cell office:value-type="string" calcext:value-type="string">
            <text:p>X2018_AS,C,80</text:p>
          </table:table-cell>
          <table:table-cell office:value-type="string" calcext:value-type="string">
            <text:p>X2018_BO,C,80</text:p>
          </table:table-cell>
          <table:table-cell office:value-type="string" calcext:value-type="string">
            <text:p>X2018_CN,C,80</text:p>
          </table:table-cell>
          <table:table-cell office:value-type="string" calcext:value-type="string">
            <text:p>X2018_CP,C,80</text:p>
          </table:table-cell>
          <table:table-cell office:value-type="string" calcext:value-type="string">
            <text:p>X2018_AQ,C,80</text:p>
          </table:table-cell>
          <table:table-cell office:value-type="string" calcext:value-type="string">
            <text:p>X2018_PC,C,80</text:p>
          </table:table-cell>
          <table:table-cell office:value-type="string" calcext:value-type="string">
            <text:p>X2018_PT,C,80</text:p>
          </table:table-cell>
          <table:table-cell office:value-type="string" calcext:value-type="string">
            <text:p>X2020_OV,C,80</text:p>
          </table:table-cell>
          <table:table-cell office:value-type="string" calcext:value-type="string">
            <text:p>X2020_PO,C,80</text:p>
          </table:table-cell>
          <table:table-cell office:value-type="string" calcext:value-type="string">
            <text:p>X2020_AS,C,80</text:p>
          </table:table-cell>
          <table:table-cell office:value-type="string" calcext:value-type="string">
            <text:p>X2020_BO,C,80</text:p>
          </table:table-cell>
          <table:table-cell office:value-type="string" calcext:value-type="string">
            <text:p>X2020_CN,C,80</text:p>
          </table:table-cell>
          <table:table-cell office:value-type="string" calcext:value-type="string">
            <text:p>X2020_CP,C,80</text:p>
          </table:table-cell>
          <table:table-cell office:value-type="string" calcext:value-type="string">
            <text:p>X2020_AQ,C,80</text:p>
          </table:table-cell>
          <table:table-cell office:value-type="string" calcext:value-type="string">
            <text:p>X2020_PC,C,80</text:p>
          </table:table-cell>
          <table:table-cell office:value-type="string" calcext:value-type="string">
            <text:p>X2020_PT,C,80</text:p>
          </table:table-cell>
          <table:table-cell office:value-type="string" calcext:value-type="string">
            <text:p>apha_17,N,24,15</text:p>
          </table:table-cell>
          <table:table-cell office:value-type="string" calcext:value-type="string">
            <text:p>apha_18,N,24,15</text:p>
          </table:table-cell>
          <table:table-cell office:value-type="string" calcext:value-type="string">
            <text:p>apha_19,N,24,15</text:p>
          </table:table-cell>
          <table:table-cell office:value-type="string" calcext:value-type="string">
            <text:p>apha_20,N,24,15</text:p>
          </table:table-cell>
          <table:table-cell office:value-type="string" calcext:value-type="string">
            <text:p>ForEd_17,N,24,15</text:p>
          </table:table-cell>
          <table:table-cell office:value-type="string" calcext:value-type="string">
            <text:p>ForEd_18,N,24,15</text:p>
          </table:table-cell>
          <table:table-cell office:value-type="string" calcext:value-type="string">
            <text:p>ForEd_19,N,24,15</text:p>
          </table:table-cell>
          <table:table-cell office:value-type="string" calcext:value-type="string">
            <text:p>ForEd_20,N,24,15</text:p>
          </table:table-cell>
          <table:table-cell office:value-type="string" calcext:value-type="string">
            <text:p>FemHH_17,N,24,15</text:p>
          </table:table-cell>
          <table:table-cell office:value-type="string" calcext:value-type="string">
            <text:p>FemHH_18,N,24,15</text:p>
          </table:table-cell>
          <table:table-cell office:value-type="string" calcext:value-type="string">
            <text:p>FemHH_19,N,24,15</text:p>
          </table:table-cell>
          <table:table-cell office:value-type="string" calcext:value-type="string">
            <text:p>FemHH_20,N,24,15</text:p>
          </table:table-cell>
          <table:table-cell office:value-type="string" calcext:value-type="string">
            <text:p>EnWom_17,N,24,15</text:p>
          </table:table-cell>
          <table:table-cell office:value-type="string" calcext:value-type="string">
            <text:p>EnWom_18,N,24,15</text:p>
          </table:table-cell>
          <table:table-cell office:value-type="string" calcext:value-type="string">
            <text:p>EnWom_19,N,24,15</text:p>
          </table:table-cell>
          <table:table-cell office:value-type="string" calcext:value-type="string">
            <text:p>EnWom_20,N,24,15</text:p>
          </table:table-cell>
          <table:table-cell office:value-type="string" calcext:value-type="string">
            <text:p>INSEC_17,N,24,15</text:p>
          </table:table-cell>
          <table:table-cell office:value-type="string" calcext:value-type="string">
            <text:p>INSEC_18,N,24,15</text:p>
          </table:table-cell>
          <table:table-cell office:value-type="string" calcext:value-type="string">
            <text:p>INSEC_19,N,24,15</text:p>
          </table:table-cell>
          <table:table-cell office:value-type="string" calcext:value-type="string">
            <text:p>INSEC_20,N,24,15</text:p>
          </table:table-cell>
          <table:table-cell office:value-type="string" calcext:value-type="string">
            <text:p>HERB_17,N,24,15</text:p>
          </table:table-cell>
          <table:table-cell office:value-type="string" calcext:value-type="string">
            <text:p>HERB_18,N,24,15</text:p>
          </table:table-cell>
          <table:table-cell office:value-type="string" calcext:value-type="string">
            <text:p>HERB_19,N,24,15</text:p>
          </table:table-cell>
          <table:table-cell office:value-type="string" calcext:value-type="string">
            <text:p>HERB_20,N,24,15</text:p>
          </table:table-cell>
          <table:table-cell office:value-type="string" calcext:value-type="string">
            <text:p>IRRI_17,N,24,15</text:p>
          </table:table-cell>
          <table:table-cell office:value-type="string" calcext:value-type="string">
            <text:p>IRRI_18,N,24,15</text:p>
          </table:table-cell>
          <table:table-cell office:value-type="string" calcext:value-type="string">
            <text:p>IRRI_19,N,24,15</text:p>
          </table:table-cell>
          <table:table-cell office:value-type="string" calcext:value-type="string">
            <text:p>IRRI_20,N,24,15</text:p>
          </table:table-cell>
          <table:table-cell office:value-type="string" calcext:value-type="string">
            <text:p>LVSTK_17,N,24,15</text:p>
          </table:table-cell>
          <table:table-cell office:value-type="string" calcext:value-type="string">
            <text:p>LVSTK_18,N,24,15</text:p>
          </table:table-cell>
          <table:table-cell office:value-type="string" calcext:value-type="string">
            <text:p>LVSTK_19,N,24,15</text:p>
          </table:table-cell>
          <table:table-cell office:value-type="string" calcext:value-type="string">
            <text:p>LVSTK_20,N,24,15</text:p>
          </table:table-cell>
          <table:table-cell office:value-type="string" calcext:value-type="string">
            <text:p>HHNo_17,N,24,15</text:p>
          </table:table-cell>
          <table:table-cell office:value-type="string" calcext:value-type="string">
            <text:p>HHNo_18,N,24,15</text:p>
          </table:table-cell>
          <table:table-cell office:value-type="string" calcext:value-type="string">
            <text:p>HHNo_19,N,24,15</text:p>
          </table:table-cell>
          <table:table-cell office:value-type="string" calcext:value-type="string">
            <text:p>HHNo_20,N,24,15</text:p>
          </table:table-cell>
          <table:table-cell office:value-type="string" calcext:value-type="string">
            <text:p>NPK_17,N,24,15</text:p>
          </table:table-cell>
          <table:table-cell office:value-type="string" calcext:value-type="string">
            <text:p>NPK_18,N,24,15</text:p>
          </table:table-cell>
          <table:table-cell office:value-type="string" calcext:value-type="string">
            <text:p>NPK_19,N,24,15</text:p>
          </table:table-cell>
          <table:table-cell office:value-type="string" calcext:value-type="string">
            <text:p>NPK_20,N,24,15</text:p>
          </table:table-cell>
        </table:table-row>
        <table:table-row table:style-name="ro1">
          <table:table-cell office:value-type="string" calcext:value-type="string">
            <text:p>DAKAR</text:p>
          </table:table-cell>
          <table:table-cell table:style-name="ce1" office:value-type="string" calcext:value-type="string">
            <text:p>1</text:p>
          </table:table-cell>
          <table:table-cell office:value-type="float" office:value="1.49433740441" calcext:value-type="float">
            <text:p>1,494337404410000</text:p>
          </table:table-cell>
          <table:table-cell office:value-type="float" office:value="0.0456666543535" calcext:value-type="float">
            <text:p>0,045666654353500</text:p>
          </table:table-cell>
          <table:table-cell office:value-type="string" calcext:value-type="string">
            <text:p>SN01</text:p>
          </table:table-cell>
          <table:table-cell table:number-columns-repeated="3"/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style-name="ce3" office:value-type="date" office:date-value="2017-08-04" calcext:value-type="date">
            <text:p>04/08/17</text:p>
          </table:table-cell>
          <table:table-cell table:style-name="ce3" office:value-type="date" office:date-value="2019-04-26" calcext:value-type="date">
            <text:p>26/04/19</text:p>
          </table:table-cell>
          <table:table-cell/>
          <table:table-cell office:value-type="float" office:value="442.574264729326" calcext:value-type="float">
            <text:p>442,574264729326000</text:p>
          </table:table-cell>
          <table:table-cell office:value-type="float" office:value="313.177740314354" calcext:value-type="float">
            <text:p>313,177740314354000</text:p>
          </table:table-cell>
          <table:table-cell office:value-type="float" office:value="256.182067651573" calcext:value-type="float">
            <text:p>256,182067651573000</text:p>
          </table:table-cell>
          <table:table-cell office:value-type="float" office:value="188.984046269625" calcext:value-type="float">
            <text:p>188,984046269625000</text:p>
          </table:table-cell>
          <table:table-cell office:value-type="float" office:value="274.584066233853" calcext:value-type="float">
            <text:p>274,584066233853000</text:p>
          </table:table-cell>
          <table:table-cell office:value-type="float" office:value="384.867693562145" calcext:value-type="float">
            <text:p>384,867693562145000</text:p>
          </table:table-cell>
          <table:table-cell office:value-type="float" office:value="410.146573499443" calcext:value-type="float">
            <text:p>410,146573499443000</text:p>
          </table:table-cell>
          <table:table-cell office:value-type="float" office:value="302.9647996614" calcext:value-type="float">
            <text:p>302,964799661400000</text:p>
          </table:table-cell>
          <table:table-cell office:value-type="float" office:value="305.953536493604" calcext:value-type="float">
            <text:p>305,953536493604000</text:p>
          </table:table-cell>
          <table:table-cell office:value-type="float" office:value="306.61912151994" calcext:value-type="float">
            <text:p>306,619121519940000</text:p>
          </table:table-cell>
          <table:table-cell office:value-type="float" office:value="300.95019751693" calcext:value-type="float">
            <text:p>300,950197516930000</text:p>
          </table:table-cell>
          <table:table-cell office:value-type="float" office:value="296.929223100075" calcext:value-type="float">
            <text:p>296,929223100075000</text:p>
          </table:table-cell>
          <table:table-cell office:value-type="float" office:value="307.608022949586" calcext:value-type="float">
            <text:p>307,608022949586000</text:p>
          </table:table-cell>
          <table:table-cell office:value-type="float" office:value="300.5390331076" calcext:value-type="float">
            <text:p>300,539033107600000</text:p>
          </table:table-cell>
          <table:table-cell office:value-type="float" office:value="212.804810948081" calcext:value-type="float">
            <text:p>212,804810948081000</text:p>
          </table:table-cell>
          <table:table-cell office:value-type="float" office:value="212.650183408578" calcext:value-type="float">
            <text:p>212,650183408578000</text:p>
          </table:table-cell>
          <table:table-cell office:value-type="float" office:value="213.300390331076" calcext:value-type="float">
            <text:p>213,300390331076000</text:p>
          </table:table-cell>
          <table:table-cell office:value-type="float" office:value="204.930963130173" calcext:value-type="float">
            <text:p>204,930963130173000</text:p>
          </table:table-cell>
          <table:table-cell office:value-type="float" office:value="203.593279721595" calcext:value-type="float">
            <text:p>203,593279721595000</text:p>
          </table:table-cell>
          <table:table-cell office:value-type="float" office:value="214.629984951091" calcext:value-type="float">
            <text:p>214,629984951091000</text:p>
          </table:table-cell>
          <table:table-cell office:value-type="float" office:value="207.561230248307" calcext:value-type="float">
            <text:p>207,561230248307000</text:p>
          </table:table-cell>
          <table:table-cell office:value-type="float" office:value="371.557185854026" calcext:value-type="float">
            <text:p>371,557185854026000</text:p>
          </table:table-cell>
          <table:table-cell office:value-type="float" office:value="539.974440368698" calcext:value-type="float">
            <text:p>539,974440368698000</text:p>
          </table:table-cell>
          <table:table-cell office:value-type="float" office:value="574.500493792325" calcext:value-type="float">
            <text:p>574,500493792325000</text:p>
          </table:table-cell>
          <table:table-cell office:value-type="float" office:value="329.90138261851" calcext:value-type="float">
            <text:p>329,901382618510000</text:p>
          </table:table-cell>
          <table:table-cell office:value-type="float" office:value="289.495414785553" calcext:value-type="float">
            <text:p>289,495414785553000</text:p>
          </table:table-cell>
          <table:table-cell office:value-type="float" office:value="433.154933220467" calcext:value-type="float">
            <text:p>433,154933220467000</text:p>
          </table:table-cell>
          <table:table-cell office:value-type="float" office:value="353.248542136945" calcext:value-type="float">
            <text:p>353,248542136945000</text:p>
          </table:table-cell>
          <table:table-cell office:value-type="float" office:value="400.785435477803" calcext:value-type="float">
            <text:p>400,785435477803000</text:p>
          </table:table-cell>
          <table:table-cell office:value-type="float" office:value="452.083639014297" calcext:value-type="float">
            <text:p>452,083639014297000</text:p>
          </table:table-cell>
          <table:table-cell office:value-type="float" office:value="507.690039503386" calcext:value-type="float">
            <text:p>507,690039503386000</text:p>
          </table:table-cell>
          <table:table-cell office:value-type="float" office:value="208.465928329571" calcext:value-type="float">
            <text:p>208,465928329571000</text:p>
          </table:table-cell>
          <table:table-cell office:value-type="float" office:value="188.899219337848" calcext:value-type="float">
            <text:p>188,899219337848000</text:p>
          </table:table-cell>
          <table:table-cell office:value-type="float" office:value="322.927130361174" calcext:value-type="float">
            <text:p>322,927130361174000</text:p>
          </table:table-cell>
          <table:table-cell office:value-type="float" office:value="364.245979119639" calcext:value-type="float">
            <text:p>364,245979119639000</text:p>
          </table:table-cell>
          <table:table-cell office:value-type="float" office:value="7.44469525959368" calcext:value-type="float">
            <text:p>7,444695259593680</text:p>
          </table:table-cell>
          <table:table-cell office:value-type="float" office:value="7.61766365688488" calcext:value-type="float">
            <text:p>7,617663656884880</text:p>
          </table:table-cell>
          <table:table-cell office:value-type="float" office:value="8.38797968397291" calcext:value-type="float">
            <text:p>8,387979683972910</text:p>
          </table:table-cell>
          <table:table-cell office:value-type="float" office:value="8.70654627539503" calcext:value-type="float">
            <text:p>8,706546275395030</text:p>
          </table:table-cell>
          <table:table-cell office:value-type="float" office:value="8.75141083521445" calcext:value-type="float">
            <text:p>8,751410835214450</text:p>
          </table:table-cell>
          <table:table-cell office:value-type="float" office:value="257.051016851396" calcext:value-type="float">
            <text:p>257,051016851396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192.5" calcext:value-type="float">
            <text:p>192,500000000000000</text:p>
          </table:table-cell>
          <table:table-cell office:value-type="float" office:value="842" calcext:value-type="float">
            <text:p>842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65.611397754655" calcext:value-type="float">
            <text:p>365,611397754655000</text:p>
          </table:table-cell>
          <table:table-cell office:value-type="float" office:value="5708.02454633108" calcext:value-type="float">
            <text:p>5708,024546331080000</text:p>
          </table:table-cell>
          <table:table-cell office:value-type="float" office:value="1884" calcext:value-type="float">
            <text:p>1884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4" calcext:value-type="float">
            <text:p>4,000000000000000</text:p>
          </table:table-cell>
          <table:table-cell office:value-type="float" office:value="170" calcext:value-type="float">
            <text:p>170,000000000000000</text:p>
          </table:table-cell>
          <table:table-cell office:value-type="float" office:value="630" calcext:value-type="float">
            <text:p>630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61" calcext:value-type="float">
            <text:p>61,000000000000000</text:p>
          </table:table-cell>
          <table:table-cell office:value-type="float" office:value="2599" calcext:value-type="float">
            <text:p>2599,000000000000000</text:p>
          </table:table-cell>
          <table:table-cell office:value-type="float" office:value="56" calcext:value-type="float">
            <text:p>56,000000000000000</text:p>
          </table:table-cell>
          <table:table-cell table:number-columns-repeated="3" office:value-type="float" office:value="0" calcext:value-type="float">
            <text:p>0,000000000000000</text:p>
          </table:table-cell>
          <table:table-cell office:value-type="float" office:value="105" calcext:value-type="float">
            <text:p>105,000000000000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2859" calcext:value-type="float">
            <text:p>2859,000000000000000</text:p>
          </table:table-cell>
          <table:table-cell office:value-type="float" office:value="80" calcext:value-type="float">
            <text:p>80,000000000000000</text:p>
          </table:table-cell>
          <table:table-cell table:number-columns-repeated="3" office:value-type="float" office:value="0" calcext:value-type="float">
            <text:p>0,000000000000000</text:p>
          </table:table-cell>
          <table:table-cell office:value-type="float" office:value="150" calcext:value-type="float">
            <text:p>150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08" calcext:value-type="float">
            <text:p>108,000000000000000</text:p>
          </table:table-cell>
          <table:table-cell office:value-type="float" office:value="3000" calcext:value-type="float">
            <text:p>3000,000000000000000</text:p>
          </table:table-cell>
          <table:table-cell office:value-type="float" office:value="456" calcext:value-type="float">
            <text:p>456,000000000000000</text:p>
          </table:table-cell>
          <table:table-cell table:number-columns-repeated="3" office:value-type="float" office:value="0" calcext:value-type="float">
            <text:p>0,000000000000000</text:p>
          </table:table-cell>
          <table:table-cell office:value-type="float" office:value="165" calcext:value-type="float">
            <text:p>165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77" calcext:value-type="float">
            <text:p>177,000000000000000</text:p>
          </table:table-cell>
          <table:table-cell office:value-type="float" office:value="3649" calcext:value-type="float">
            <text:p>3649,000000000000000</text:p>
          </table:table-cell>
          <table:table-cell table:number-columns-repeated="40" office:value-type="float" office:value="0" calcext:value-type="float">
            <text:p>0,000000000000000</text:p>
          </table:table-cell>
          <table:table-cell office:value-type="string" calcext:value-type="string">
            <text:p>2588.88</text:p>
          </table:table-cell>
          <table:table-cell table:number-columns-repeated="8"/>
          <table:table-cell office:value-type="string" calcext:value-type="string">
            <text:p>3556.1944389343298</text:p>
          </table:table-cell>
          <table:table-cell table:number-columns-repeated="8"/>
          <table:table-cell office:value-type="string" calcext:value-type="string">
            <text:p>301655.411327362</text:p>
          </table:table-cell>
          <table:table-cell office:value-type="string" calcext:value-type="string">
            <text:p>1385058.4411430401</text:p>
          </table:table-cell>
          <table:table-cell table:number-columns-repeated="7"/>
          <table:table-cell office:value-type="float" office:value="46.3999977111816" calcext:value-type="float">
            <text:p>46,399997711181600</text:p>
          </table:table-cell>
          <table:table-cell office:value-type="float" office:value="49.7000007629395" calcext:value-type="float">
            <text:p>49,700000762939500</text:p>
          </table:table-cell>
          <table:table-cell office:value-type="float" office:value="56.7099990844727" calcext:value-type="float">
            <text:p>56,709999084472700</text:p>
          </table:table-cell>
          <table:table-cell office:value-type="float" office:value="69.120002746582" calcext:value-type="float">
            <text:p>69,120002746582000</text:p>
          </table:table-cell>
          <table:table-cell office:value-type="float" office:value="54.4000015258789" calcext:value-type="float">
            <text:p>54,400001525878900</text:p>
          </table:table-cell>
          <table:table-cell office:value-type="float" office:value="51.5" calcext:value-type="float">
            <text:p>51,500000000000000</text:p>
          </table:table-cell>
          <table:table-cell office:value-type="float" office:value="45.8300018310547" calcext:value-type="float">
            <text:p>45,830001831054700</text:p>
          </table:table-cell>
          <table:table-cell office:value-type="float" office:value="38.6399993896484" calcext:value-type="float">
            <text:p>38,6399993896484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3.704496383667" calcext:value-type="float">
            <text:p>13,704496383667000</text:p>
          </table:table-cell>
          <table:table-cell office:value-type="float" office:value="27.3735675811768" calcext:value-type="float">
            <text:p>27,373567581176800</text:p>
          </table:table-cell>
          <table:table-cell office:value-type="float" office:value="32.1531295776367" calcext:value-type="float">
            <text:p>32,153129577636700</text:p>
          </table:table-cell>
          <table:table-cell office:value-type="float" office:value="0.050000000745058" calcext:value-type="float">
            <text:p>0,050000000745058</text:p>
          </table:table-cell>
          <table:table-cell office:value-type="float" office:value="0.332340687513351" calcext:value-type="float">
            <text:p>0,332340687513351</text:p>
          </table:table-cell>
          <table:table-cell office:value-type="float" office:value="0.019490851089358" calcext:value-type="float">
            <text:p>0,019490851089358</text:p>
          </table:table-cell>
          <table:table-cell office:value-type="float" office:value="0.172561213374138" calcext:value-type="float">
            <text:p>0,172561213374138</text:p>
          </table:table-cell>
          <table:table-cell office:value-type="float" office:value="8" calcext:value-type="float">
            <text:p>8,000000000000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16.6484519839287" calcext:value-type="float">
            <text:p>16,648451983928700</text:p>
          </table:table-cell>
          <table:table-cell table:number-columns-repeated="4" office:value-type="float" office:value="0" calcext:value-type="float">
            <text:p>0,000000000000000</text:p>
          </table:table-cell>
          <table:table-cell office:value-type="float" office:value="7.99999982118607" calcext:value-type="float">
            <text:p>7,99999982118607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6.8045246601105" calcext:value-type="float">
            <text:p>26,8045246601105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6.0000014305115" calcext:value-type="float">
            <text:p>36,000001430511500</text:p>
          </table:table-cell>
          <table:table-cell office:value-type="float" office:value="35.9341144561768" calcext:value-type="float">
            <text:p>35,934114456176800</text:p>
          </table:table-cell>
          <table:table-cell office:value-type="float" office:value="97.2276747226715" calcext:value-type="float">
            <text:p>97,227674722671500</text:p>
          </table:table-cell>
          <table:table-cell office:value-type="float" office:value="65.41987657547" calcext:value-type="float">
            <text:p>65,419876575470000</text:p>
          </table:table-cell>
          <table:table-cell office:value-type="float" office:value="4.90399980545044" calcext:value-type="float">
            <text:p>4,903999805450440</text:p>
          </table:table-cell>
          <table:table-cell office:value-type="float" office:value="5.36316919326782" calcext:value-type="float">
            <text:p>5,363169193267820</text:p>
          </table:table-cell>
          <table:table-cell office:value-type="float" office:value="7.174156665802" calcext:value-type="float">
            <text:p>7,174156665802000</text:p>
          </table:table-cell>
          <table:table-cell office:value-type="float" office:value="9.76500701904297" calcext:value-type="float">
            <text:p>9,765007019042970</text:p>
          </table:table-cell>
          <table:table-cell table:number-columns-repeated="3" office:value-type="float" office:value="0" calcext:value-type="float">
            <text:p>0,000000000000000</text:p>
          </table:table-cell>
          <table:table-cell office:value-type="float" office:value="24.0801453590393" calcext:value-type="float">
            <text:p>24,080145359039300</text:p>
          </table:table-cell>
        </table:table-row>
        <table:table-row table:style-name="ro1">
          <table:table-cell office:value-type="string" calcext:value-type="string">
            <text:p>DIOURBEL</text:p>
          </table:table-cell>
          <table:table-cell table:style-name="ce1" office:value-type="string" calcext:value-type="string">
            <text:p>2</text:p>
          </table:table-cell>
          <table:table-cell office:value-type="float" office:value="3.38724250502" calcext:value-type="float">
            <text:p>3,387242505020000</text:p>
          </table:table-cell>
          <table:table-cell office:value-type="float" office:value="0.408145671618" calcext:value-type="float">
            <text:p>0,408145671618000</text:p>
          </table:table-cell>
          <table:table-cell office:value-type="string" calcext:value-type="string">
            <text:p>SN02</text:p>
          </table:table-cell>
          <table:table-cell table:number-columns-repeated="3"/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style-name="ce3" office:value-type="date" office:date-value="2017-08-04" calcext:value-type="date">
            <text:p>04/08/17</text:p>
          </table:table-cell>
          <table:table-cell table:style-name="ce3" office:value-type="date" office:date-value="2019-04-26" calcext:value-type="date">
            <text:p>26/04/19</text:p>
          </table:table-cell>
          <table:table-cell/>
          <table:table-cell office:value-type="float" office:value="581.691718374559" calcext:value-type="float">
            <text:p>581,691718374559000</text:p>
          </table:table-cell>
          <table:table-cell office:value-type="float" office:value="462.373624303449" calcext:value-type="float">
            <text:p>462,373624303449000</text:p>
          </table:table-cell>
          <table:table-cell office:value-type="float" office:value="452.057520079837" calcext:value-type="float">
            <text:p>452,057520079837000</text:p>
          </table:table-cell>
          <table:table-cell office:value-type="float" office:value="401.877172212995" calcext:value-type="float">
            <text:p>401,877172212995000</text:p>
          </table:table-cell>
          <table:table-cell office:value-type="float" office:value="408.61285479992" calcext:value-type="float">
            <text:p>408,612854799920000</text:p>
          </table:table-cell>
          <table:table-cell office:value-type="float" office:value="596.75763665807" calcext:value-type="float">
            <text:p>596,757636658070000</text:p>
          </table:table-cell>
          <table:table-cell office:value-type="float" office:value="482.117730137837" calcext:value-type="float">
            <text:p>482,117730137837000</text:p>
          </table:table-cell>
          <table:table-cell office:value-type="float" office:value="355.375195011912" calcext:value-type="float">
            <text:p>355,375195011912000</text:p>
          </table:table-cell>
          <table:table-cell office:value-type="float" office:value="355.638598127886" calcext:value-type="float">
            <text:p>355,638598127886000</text:p>
          </table:table-cell>
          <table:table-cell office:value-type="float" office:value="356.368965171927" calcext:value-type="float">
            <text:p>356,368965171927000</text:p>
          </table:table-cell>
          <table:table-cell office:value-type="float" office:value="353.758960006746" calcext:value-type="float">
            <text:p>353,758960006746000</text:p>
          </table:table-cell>
          <table:table-cell office:value-type="float" office:value="355.438663483229" calcext:value-type="float">
            <text:p>355,438663483229000</text:p>
          </table:table-cell>
          <table:table-cell office:value-type="float" office:value="361.786438239201" calcext:value-type="float">
            <text:p>361,786438239201000</text:p>
          </table:table-cell>
          <table:table-cell office:value-type="float" office:value="359.980559420657" calcext:value-type="float">
            <text:p>359,980559420657000</text:p>
          </table:table-cell>
          <table:table-cell office:value-type="float" office:value="201.00130447157" calcext:value-type="float">
            <text:p>201,001304471570000</text:p>
          </table:table-cell>
          <table:table-cell office:value-type="float" office:value="200.012544009445" calcext:value-type="float">
            <text:p>200,012544009445000</text:p>
          </table:table-cell>
          <table:table-cell office:value-type="float" office:value="200.733555752324" calcext:value-type="float">
            <text:p>200,733555752324000</text:p>
          </table:table-cell>
          <table:table-cell office:value-type="float" office:value="196.044644551262" calcext:value-type="float">
            <text:p>196,044644551262000</text:p>
          </table:table-cell>
          <table:table-cell office:value-type="float" office:value="199.812991482723" calcext:value-type="float">
            <text:p>199,812991482723000</text:p>
          </table:table-cell>
          <table:table-cell office:value-type="float" office:value="206.754767250648" calcext:value-type="float">
            <text:p>206,754767250648000</text:p>
          </table:table-cell>
          <table:table-cell office:value-type="float" office:value="204.94464560538" calcext:value-type="float">
            <text:p>204,944645605380000</text:p>
          </table:table-cell>
          <table:table-cell office:value-type="float" office:value="363.151922184977" calcext:value-type="float">
            <text:p>363,151922184977000</text:p>
          </table:table-cell>
          <table:table-cell office:value-type="float" office:value="576.745857314528" calcext:value-type="float">
            <text:p>576,745857314528000</text:p>
          </table:table-cell>
          <table:table-cell office:value-type="float" office:value="641.428786393439" calcext:value-type="float">
            <text:p>641,428786393439000</text:p>
          </table:table-cell>
          <table:table-cell office:value-type="float" office:value="388.009689983767" calcext:value-type="float">
            <text:p>388,009689983767000</text:p>
          </table:table-cell>
          <table:table-cell office:value-type="float" office:value="288.042135749373" calcext:value-type="float">
            <text:p>288,042135749373000</text:p>
          </table:table-cell>
          <table:table-cell office:value-type="float" office:value="426.365267851496" calcext:value-type="float">
            <text:p>426,365267851496000</text:p>
          </table:table-cell>
          <table:table-cell office:value-type="float" office:value="305.429619147007" calcext:value-type="float">
            <text:p>305,429619147007000</text:p>
          </table:table-cell>
          <table:table-cell office:value-type="float" office:value="256.610366200746" calcext:value-type="float">
            <text:p>256,610366200746000</text:p>
          </table:table-cell>
          <table:table-cell office:value-type="float" office:value="421.629440473932" calcext:value-type="float">
            <text:p>421,629440473932000</text:p>
          </table:table-cell>
          <table:table-cell office:value-type="float" office:value="451.455898319735" calcext:value-type="float">
            <text:p>451,455898319735000</text:p>
          </table:table-cell>
          <table:table-cell office:value-type="float" office:value="180.377856660974" calcext:value-type="float">
            <text:p>180,377856660974000</text:p>
          </table:table-cell>
          <table:table-cell office:value-type="float" office:value="148.246921974153" calcext:value-type="float">
            <text:p>148,246921974153000</text:p>
          </table:table-cell>
          <table:table-cell office:value-type="float" office:value="224.694129087344" calcext:value-type="float">
            <text:p>224,694129087344000</text:p>
          </table:table-cell>
          <table:table-cell office:value-type="float" office:value="242.024231547657" calcext:value-type="float">
            <text:p>242,024231547657000</text:p>
          </table:table-cell>
          <table:table-cell office:value-type="float" office:value="0.53032698754032" calcext:value-type="float">
            <text:p>0,530326987540320</text:p>
          </table:table-cell>
          <table:table-cell office:value-type="float" office:value="0.909746379103156" calcext:value-type="float">
            <text:p>0,909746379103156</text:p>
          </table:table-cell>
          <table:table-cell office:value-type="float" office:value="0.697109607235469" calcext:value-type="float">
            <text:p>0,697109607235469</text:p>
          </table:table-cell>
          <table:table-cell office:value-type="float" office:value="0.831952438175953" calcext:value-type="float">
            <text:p>0,831952438175953</text:p>
          </table:table-cell>
          <table:table-cell office:value-type="float" office:value="0.5660932262349" calcext:value-type="float">
            <text:p>0,566093226234900</text:p>
          </table:table-cell>
          <table:table-cell office:value-type="float" office:value="16193.5067266171" calcext:value-type="float">
            <text:p>16193,5067266171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7468.5991986162" calcext:value-type="float">
            <text:p>27468,599198616200000</text:p>
          </table:table-cell>
          <table:table-cell office:value-type="float" office:value="2986.36183822923" calcext:value-type="float">
            <text:p>2986,361838229230000</text:p>
          </table:table-cell>
          <table:table-cell office:value-type="float" office:value="304.902245116712" calcext:value-type="float">
            <text:p>304,902245116712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615.18132570823" calcext:value-type="float">
            <text:p>3615,181325708230000</text:p>
          </table:table-cell>
          <table:table-cell office:value-type="float" office:value="7829.48947915322" calcext:value-type="float">
            <text:p>7829,489479153220000</text:p>
          </table:table-cell>
          <table:table-cell office:value-type="float" office:value="17715.6666666667" calcext:value-type="float">
            <text:p>17715,6666666667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8895.6666666667" calcext:value-type="float">
            <text:p>28895,666666666700000</text:p>
          </table:table-cell>
          <table:table-cell office:value-type="float" office:value="3161" calcext:value-type="float">
            <text:p>3161,000000000000000</text:p>
          </table:table-cell>
          <table:table-cell office:value-type="float" office:value="265.666666666667" calcext:value-type="float">
            <text:p>265,666666666667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050.66666666667" calcext:value-type="float">
            <text:p>3050,666666666670000</text:p>
          </table:table-cell>
          <table:table-cell office:value-type="float" office:value="6267" calcext:value-type="float">
            <text:p>6267,000000000000000</text:p>
          </table:table-cell>
          <table:table-cell office:value-type="float" office:value="21122.6666666667" calcext:value-type="float">
            <text:p>21122,6666666667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6345.6666666667" calcext:value-type="float">
            <text:p>26345,666666666700000</text:p>
          </table:table-cell>
          <table:table-cell office:value-type="float" office:value="3917.33333333333" calcext:value-type="float">
            <text:p>3917,333333333330000</text:p>
          </table:table-cell>
          <table:table-cell office:value-type="float" office:value="292" calcext:value-type="float">
            <text:p>292,000000000000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28625" calcext:value-type="float">
            <text:p>28625,000000000000000</text:p>
          </table:table-cell>
          <table:table-cell office:value-type="float" office:value="18495.6666666667" calcext:value-type="float">
            <text:p>18495,6666666667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0660.6666666667" calcext:value-type="float">
            <text:p>20660,666666666700000</text:p>
          </table:table-cell>
          <table:table-cell office:value-type="float" office:value="4587.66666666667" calcext:value-type="float">
            <text:p>4587,666666666670000</text:p>
          </table:table-cell>
          <table:table-cell office:value-type="float" office:value="201.666666666667" calcext:value-type="float">
            <text:p>201,666666666667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4480" calcext:value-type="float">
            <text:p>4480,000000000000000</text:p>
          </table:table-cell>
          <table:table-cell office:value-type="float" office:value="36024" calcext:value-type="float">
            <text:p>36024,000000000000000</text:p>
          </table:table-cell>
          <table:table-cell office:value-type="float" office:value="25978.6666666667" calcext:value-type="float">
            <text:p>25978,6666666667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7077.3333333333" calcext:value-type="float">
            <text:p>37077,333333333300000</text:p>
          </table:table-cell>
          <table:table-cell office:value-type="float" office:value="6423" calcext:value-type="float">
            <text:p>6423,000000000000000</text:p>
          </table:table-cell>
          <table:table-cell office:value-type="float" office:value="293.666666666667" calcext:value-type="float">
            <text:p>293,666666666667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7668.66666666667" calcext:value-type="float">
            <text:p>7668,666666666670000</text:p>
          </table:table-cell>
          <table:table-cell office:value-type="float" office:value="38197" calcext:value-type="float">
            <text:p>38197,000000000000000</text:p>
          </table:table-cell>
          <table:table-cell office:value-type="float" office:value="4648.05113290645" calcext:value-type="float">
            <text:p>4648,05113290645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4340.45040800377" calcext:value-type="float">
            <text:p>4340,450408003770000</text:p>
          </table:table-cell>
          <table:table-cell office:value-type="float" office:value="1625.28812857303" calcext:value-type="float">
            <text:p>1625,288128573030000</text:p>
          </table:table-cell>
          <table:table-cell office:value-type="float" office:value="453.115569516348" calcext:value-type="float">
            <text:p>453,115569516348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122.64817198659" calcext:value-type="float">
            <text:p>2122,648171986590000</text:p>
          </table:table-cell>
          <table:table-cell office:value-type="float" office:value="6340.3540068649" calcext:value-type="float">
            <text:p>6340,354006864900000</text:p>
          </table:table-cell>
          <table:table-cell office:value-type="float" office:value="6418.70550292918" calcext:value-type="float">
            <text:p>6418,70550292918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1585.5746352358" calcext:value-type="float">
            <text:p>21585,574635235800000</text:p>
          </table:table-cell>
          <table:table-cell office:value-type="float" office:value="2647.82306810708" calcext:value-type="float">
            <text:p>2647,823068107080000</text:p>
          </table:table-cell>
          <table:table-cell office:value-type="float" office:value="383.089197620258" calcext:value-type="float">
            <text:p>383,089197620258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327.63298141216" calcext:value-type="float">
            <text:p>1327,632981412160000</text:p>
          </table:table-cell>
          <table:table-cell office:value-type="float" office:value="8429.6125059222" calcext:value-type="float">
            <text:p>8429,612505922200000</text:p>
          </table:table-cell>
          <table:table-cell office:value-type="float" office:value="13177.1845374243" calcext:value-type="float">
            <text:p>13177,1845374243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9930.2577588282" calcext:value-type="float">
            <text:p>19930,257758828200000</text:p>
          </table:table-cell>
          <table:table-cell office:value-type="float" office:value="2930.11370655361" calcext:value-type="float">
            <text:p>2930,113706553610000</text:p>
          </table:table-cell>
          <table:table-cell office:value-type="float" office:value="421.057003266779" calcext:value-type="float">
            <text:p>421,057003266779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721.96409176653" calcext:value-type="float">
            <text:p>1721,964091766530000</text:p>
          </table:table-cell>
          <table:table-cell office:value-type="float" office:value="9273.1804145072" calcext:value-type="float">
            <text:p>9273,180414507200000</text:p>
          </table:table-cell>
          <table:table-cell office:value-type="float" office:value="11366.6538758481" calcext:value-type="float">
            <text:p>11366,6538758481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2620.054529729" calcext:value-type="float">
            <text:p>12620,054529729000000</text:p>
          </table:table-cell>
          <table:table-cell office:value-type="float" office:value="4350.33979515777" calcext:value-type="float">
            <text:p>4350,339795157770000</text:p>
          </table:table-cell>
          <table:table-cell office:value-type="float" office:value="275.967993313234" calcext:value-type="float">
            <text:p>275,967993313234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589.0377591486" calcext:value-type="float">
            <text:p>1589,037759148600000</text:p>
          </table:table-cell>
          <table:table-cell office:value-type="float" office:value="21703.5625647035" calcext:value-type="float">
            <text:p>21703,562564703500000</text:p>
          </table:table-cell>
          <table:table-cell office:value-type="float" office:value="8329.3736459192" calcext:value-type="float">
            <text:p>8329,3736459192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7178.0710306289" calcext:value-type="float">
            <text:p>17178,071030628900000</text:p>
          </table:table-cell>
          <table:table-cell office:value-type="float" office:value="2373.27895536955" calcext:value-type="float">
            <text:p>2373,278955369550000</text:p>
          </table:table-cell>
          <table:table-cell office:value-type="float" office:value="238.684589643599" calcext:value-type="float">
            <text:p>238,684589643599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37.09983832414" calcext:value-type="float">
            <text:p>237,099838324140000</text:p>
          </table:table-cell>
          <table:table-cell office:value-type="float" office:value="4526.18592194355" calcext:value-type="float">
            <text:p>4526,185921943550000</text:p>
          </table:table-cell>
          <table:table-cell office:value-type="string" calcext:value-type="string">
            <text:p>143135.71375313299</text:p>
          </table:table-cell>
          <table:table-cell office:value-type="string" calcext:value-type="string">
            <text:p>123023.601576859</text:p>
          </table:table-cell>
          <table:table-cell office:value-type="string" calcext:value-type="string">
            <text:p>19394.085494987499</text:p>
          </table:table-cell>
          <table:table-cell office:value-type="string" calcext:value-type="string">
            <text:p>54309.827579365097</text:p>
          </table:table-cell>
          <table:table-cell office:value-type="string" calcext:value-type="string">
            <text:p>19217.5454887218</text:p>
          </table:table-cell>
          <table:table-cell office:value-type="string" calcext:value-type="string">
            <text:p>107722.24191729299</text:p>
          </table:table-cell>
          <table:table-cell office:value-type="string" calcext:value-type="string">
            <text:p>24873.556443191301</text:p>
          </table:table-cell>
          <table:table-cell table:number-columns-repeated="2"/>
          <table:table-cell office:value-type="string" calcext:value-type="string">
            <text:p>310777.25173950201</text:p>
          </table:table-cell>
          <table:table-cell office:value-type="string" calcext:value-type="string">
            <text:p>205228.68021392799</text:p>
          </table:table-cell>
          <table:table-cell office:value-type="string" calcext:value-type="string">
            <text:p>26757.494575500499</text:p>
          </table:table-cell>
          <table:table-cell office:value-type="string" calcext:value-type="string">
            <text:p>169679.870376587</text:p>
          </table:table-cell>
          <table:table-cell office:value-type="string" calcext:value-type="string">
            <text:p>12205.901000976601</text:p>
          </table:table-cell>
          <table:table-cell office:value-type="string" calcext:value-type="string">
            <text:p>158660.805953979</text:p>
          </table:table-cell>
          <table:table-cell office:value-type="string" calcext:value-type="string">
            <text:p>41272.4981079102</text:p>
          </table:table-cell>
          <table:table-cell table:number-columns-repeated="2"/>
          <table:table-cell office:value-type="string" calcext:value-type="string">
            <text:p>718312.95810127305</text:p>
          </table:table-cell>
          <table:table-cell office:value-type="string" calcext:value-type="string">
            <text:p>531447.94970321702</text:p>
          </table:table-cell>
          <table:table-cell office:value-type="string" calcext:value-type="string">
            <text:p>66813.392273783698</text:p>
          </table:table-cell>
          <table:table-cell office:value-type="string" calcext:value-type="string">
            <text:p>178639.155867219</text:p>
          </table:table-cell>
          <table:table-cell office:value-type="string" calcext:value-type="string">
            <text:p>13970.943230152099</text:p>
          </table:table-cell>
          <table:table-cell office:value-type="string" calcext:value-type="string">
            <text:p>431110.61005580402</text:p>
          </table:table-cell>
          <table:table-cell office:value-type="string" calcext:value-type="string">
            <text:p>85502.498895645098</text:p>
          </table:table-cell>
          <table:table-cell table:number-columns-repeated="2"/>
          <table:table-cell office:value-type="float" office:value="16.2741832733154" calcext:value-type="float">
            <text:p>16,274183273315400</text:p>
          </table:table-cell>
          <table:table-cell office:value-type="float" office:value="13.1599998474121" calcext:value-type="float">
            <text:p>13,159999847412100</text:p>
          </table:table-cell>
          <table:table-cell office:value-type="float" office:value="13.0699996948242" calcext:value-type="float">
            <text:p>13,069999694824200</text:p>
          </table:table-cell>
          <table:table-cell office:value-type="float" office:value="16.4799995422363" calcext:value-type="float">
            <text:p>16,479999542236300</text:p>
          </table:table-cell>
          <table:table-cell office:value-type="float" office:value="91.4152450561524" calcext:value-type="float">
            <text:p>91,415245056152400</text:p>
          </table:table-cell>
          <table:table-cell office:value-type="float" office:value="94.6100006103516" calcext:value-type="float">
            <text:p>94,610000610351600</text:p>
          </table:table-cell>
          <table:table-cell office:value-type="float" office:value="89.3600006103516" calcext:value-type="float">
            <text:p>89,360000610351600</text:p>
          </table:table-cell>
          <table:table-cell office:value-type="float" office:value="87.8600006103516" calcext:value-type="float">
            <text:p>87,860000610351600</text:p>
          </table:table-cell>
          <table:table-cell office:value-type="float" office:value="17.801197052002" calcext:value-type="float">
            <text:p>17,801197052002000</text:p>
          </table:table-cell>
          <table:table-cell office:value-type="float" office:value="10.8645973205566" calcext:value-type="float">
            <text:p>10,864597320556600</text:p>
          </table:table-cell>
          <table:table-cell office:value-type="float" office:value="23.2309417724609" calcext:value-type="float">
            <text:p>23,230941772460900</text:p>
          </table:table-cell>
          <table:table-cell office:value-type="float" office:value="9.4691047668457" calcext:value-type="float">
            <text:p>9,469104766845700</text:p>
          </table:table-cell>
          <table:table-cell office:value-type="float" office:value="0.956035256385803" calcext:value-type="float">
            <text:p>0,956035256385803</text:p>
          </table:table-cell>
          <table:table-cell office:value-type="float" office:value="1.79560613632202" calcext:value-type="float">
            <text:p>1,795606136322020</text:p>
          </table:table-cell>
          <table:table-cell office:value-type="float" office:value="0.509818255901337" calcext:value-type="float">
            <text:p>0,509818255901337</text:p>
          </table:table-cell>
          <table:table-cell office:value-type="float" office:value="0.397190928459168" calcext:value-type="float">
            <text:p>0,397190928459168</text:p>
          </table:table-cell>
          <table:table-cell office:value-type="float" office:value="3.86264324188232" calcext:value-type="float">
            <text:p>3,862643241882320</text:p>
          </table:table-cell>
          <table:table-cell office:value-type="float" office:value="4.5925498008728" calcext:value-type="float">
            <text:p>4,592549800872800</text:p>
          </table:table-cell>
          <table:table-cell office:value-type="float" office:value="3.37741747498512" calcext:value-type="float">
            <text:p>3,37741747498512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3.25250148773193" calcext:value-type="float">
            <text:p>3,252501487731930</text:p>
          </table:table-cell>
          <table:table-cell table:number-columns-repeated="3" office:value-type="float" office:value="0" calcext:value-type="float">
            <text:p>0,000000000000000</text:p>
          </table:table-cell>
          <table:table-cell office:value-type="float" office:value="3.45748215913773" calcext:value-type="float">
            <text:p>3,457482159137730</text:p>
          </table:table-cell>
          <table:table-cell office:value-type="float" office:value="6.16166815161705" calcext:value-type="float">
            <text:p>6,16166815161705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77.1873354911804" calcext:value-type="float">
            <text:p>77,187335491180400</text:p>
          </table:table-cell>
          <table:table-cell office:value-type="float" office:value="71.5430021286011" calcext:value-type="float">
            <text:p>71,543002128601100</text:p>
          </table:table-cell>
          <table:table-cell office:value-type="float" office:value="86.9756758213043" calcext:value-type="float">
            <text:p>86,975675821304300</text:p>
          </table:table-cell>
          <table:table-cell office:value-type="float" office:value="73.4250485897064" calcext:value-type="float">
            <text:p>73,425048589706400</text:p>
          </table:table-cell>
          <table:table-cell office:value-type="float" office:value="9.51945114135742" calcext:value-type="float">
            <text:p>9,519451141357420</text:p>
          </table:table-cell>
          <table:table-cell office:value-type="float" office:value="10.4074182510376" calcext:value-type="float">
            <text:p>10,407418251037600</text:p>
          </table:table-cell>
          <table:table-cell office:value-type="float" office:value="9.57443141937256" calcext:value-type="float">
            <text:p>9,574431419372560</text:p>
          </table:table-cell>
          <table:table-cell office:value-type="float" office:value="9.92385387420654" calcext:value-type="float">
            <text:p>9,923853874206540</text:p>
          </table:table-cell>
          <table:table-cell office:value-type="float" office:value="95.1728973388672" calcext:value-type="float">
            <text:p>95,172897338867200</text:p>
          </table:table-cell>
          <table:table-cell office:value-type="float" office:value="14.7693738937378" calcext:value-type="float">
            <text:p>14,769373893737800</text:p>
          </table:table-cell>
          <table:table-cell office:value-type="float" office:value="7.42668658494949" calcext:value-type="float">
            <text:p>7,426686584949490</text:p>
          </table:table-cell>
          <table:table-cell office:value-type="float" office:value="30.0871312618256" calcext:value-type="float">
            <text:p>30,087131261825600</text:p>
          </table:table-cell>
        </table:table-row>
        <table:table-row table:style-name="ro1">
          <table:table-cell office:value-type="string" calcext:value-type="string">
            <text:p>FATICK</text:p>
          </table:table-cell>
          <table:table-cell table:style-name="ce1" office:value-type="string" calcext:value-type="string">
            <text:p>3</text:p>
          </table:table-cell>
          <table:table-cell office:value-type="float" office:value="5.48258557908" calcext:value-type="float">
            <text:p>5,482585579080000</text:p>
          </table:table-cell>
          <table:table-cell office:value-type="float" office:value="0.590113512537" calcext:value-type="float">
            <text:p>0,590113512537000</text:p>
          </table:table-cell>
          <table:table-cell office:value-type="string" calcext:value-type="string">
            <text:p>SN03</text:p>
          </table:table-cell>
          <table:table-cell table:number-columns-repeated="3"/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style-name="ce3" office:value-type="date" office:date-value="2017-08-04" calcext:value-type="date">
            <text:p>04/08/17</text:p>
          </table:table-cell>
          <table:table-cell table:style-name="ce3" office:value-type="date" office:date-value="2019-04-26" calcext:value-type="date">
            <text:p>26/04/19</text:p>
          </table:table-cell>
          <table:table-cell/>
          <table:table-cell office:value-type="float" office:value="689.441219818147" calcext:value-type="float">
            <text:p>689,441219818147000</text:p>
          </table:table-cell>
          <table:table-cell office:value-type="float" office:value="573.654188362253" calcext:value-type="float">
            <text:p>573,654188362253000</text:p>
          </table:table-cell>
          <table:table-cell office:value-type="float" office:value="590.367239161454" calcext:value-type="float">
            <text:p>590,367239161454000</text:p>
          </table:table-cell>
          <table:table-cell office:value-type="float" office:value="496.047355843791" calcext:value-type="float">
            <text:p>496,047355843791000</text:p>
          </table:table-cell>
          <table:table-cell office:value-type="float" office:value="520.456956355556" calcext:value-type="float">
            <text:p>520,456956355556000</text:p>
          </table:table-cell>
          <table:table-cell office:value-type="float" office:value="744.980940257875" calcext:value-type="float">
            <text:p>744,980940257875000</text:p>
          </table:table-cell>
          <table:table-cell office:value-type="float" office:value="628.449541578482" calcext:value-type="float">
            <text:p>628,449541578482000</text:p>
          </table:table-cell>
          <table:table-cell office:value-type="float" office:value="348.808098155035" calcext:value-type="float">
            <text:p>348,808098155035000</text:p>
          </table:table-cell>
          <table:table-cell office:value-type="float" office:value="348.361541967476" calcext:value-type="float">
            <text:p>348,361541967476000</text:p>
          </table:table-cell>
          <table:table-cell office:value-type="float" office:value="349.115953839422" calcext:value-type="float">
            <text:p>349,115953839422000</text:p>
          </table:table-cell>
          <table:table-cell office:value-type="float" office:value="346.167673011011" calcext:value-type="float">
            <text:p>346,167673011011000</text:p>
          </table:table-cell>
          <table:table-cell office:value-type="float" office:value="349.450211478159" calcext:value-type="float">
            <text:p>349,450211478159000</text:p>
          </table:table-cell>
          <table:table-cell office:value-type="float" office:value="354.768343907241" calcext:value-type="float">
            <text:p>354,768343907241000</text:p>
          </table:table-cell>
          <table:table-cell office:value-type="float" office:value="351.745247210676" calcext:value-type="float">
            <text:p>351,745247210676000</text:p>
          </table:table-cell>
          <table:table-cell office:value-type="float" office:value="204.031428206811" calcext:value-type="float">
            <text:p>204,031428206811000</text:p>
          </table:table-cell>
          <table:table-cell office:value-type="float" office:value="204.447465908262" calcext:value-type="float">
            <text:p>204,447465908262000</text:p>
          </table:table-cell>
          <table:table-cell office:value-type="float" office:value="205.208497411216" calcext:value-type="float">
            <text:p>205,208497411216000</text:p>
          </table:table-cell>
          <table:table-cell office:value-type="float" office:value="200.315997593524" calcext:value-type="float">
            <text:p>200,315997593524000</text:p>
          </table:table-cell>
          <table:table-cell office:value-type="float" office:value="205.537274848684" calcext:value-type="float">
            <text:p>205,537274848684000</text:p>
          </table:table-cell>
          <table:table-cell office:value-type="float" office:value="210.83405162984" calcext:value-type="float">
            <text:p>210,834051629840000</text:p>
          </table:table-cell>
          <table:table-cell office:value-type="float" office:value="207.810495515205" calcext:value-type="float">
            <text:p>207,810495515205000</text:p>
          </table:table-cell>
          <table:table-cell office:value-type="float" office:value="477.706818347553" calcext:value-type="float">
            <text:p>477,706818347553000</text:p>
          </table:table-cell>
          <table:table-cell office:value-type="float" office:value="640.853990738715" calcext:value-type="float">
            <text:p>640,853990738715000</text:p>
          </table:table-cell>
          <table:table-cell office:value-type="float" office:value="719.608812805367" calcext:value-type="float">
            <text:p>719,608812805367000</text:p>
          </table:table-cell>
          <table:table-cell office:value-type="float" office:value="491.035670531612" calcext:value-type="float">
            <text:p>491,035670531612000</text:p>
          </table:table-cell>
          <table:table-cell office:value-type="float" office:value="381.500822212499" calcext:value-type="float">
            <text:p>381,500822212499000</text:p>
          </table:table-cell>
          <table:table-cell office:value-type="float" office:value="497.320130533071" calcext:value-type="float">
            <text:p>497,320130533071000</text:p>
          </table:table-cell>
          <table:table-cell office:value-type="float" office:value="451.409919419529" calcext:value-type="float">
            <text:p>451,409919419529000</text:p>
          </table:table-cell>
          <table:table-cell office:value-type="float" office:value="613.349916137971" calcext:value-type="float">
            <text:p>613,349916137971000</text:p>
          </table:table-cell>
          <table:table-cell office:value-type="float" office:value="817.49871836943" calcext:value-type="float">
            <text:p>817,498718369430000</text:p>
          </table:table-cell>
          <table:table-cell office:value-type="float" office:value="849.065999416612" calcext:value-type="float">
            <text:p>849,065999416612000</text:p>
          </table:table-cell>
          <table:table-cell office:value-type="float" office:value="477.523255305185" calcext:value-type="float">
            <text:p>477,523255305185000</text:p>
          </table:table-cell>
          <table:table-cell office:value-type="float" office:value="497.697956318822" calcext:value-type="float">
            <text:p>497,697956318822000</text:p>
          </table:table-cell>
          <table:table-cell office:value-type="float" office:value="617.174259826442" calcext:value-type="float">
            <text:p>617,174259826442000</text:p>
          </table:table-cell>
          <table:table-cell office:value-type="float" office:value="556.682647852403" calcext:value-type="float">
            <text:p>556,682647852403000</text:p>
          </table:table-cell>
          <table:table-cell office:value-type="float" office:value="5.75224239772479" calcext:value-type="float">
            <text:p>5,752242397724790</text:p>
          </table:table-cell>
          <table:table-cell office:value-type="float" office:value="5.60356595930869" calcext:value-type="float">
            <text:p>5,603565959308690</text:p>
          </table:table-cell>
          <table:table-cell office:value-type="float" office:value="5.62419601837672" calcext:value-type="float">
            <text:p>5,624196018376720</text:p>
          </table:table-cell>
          <table:table-cell office:value-type="float" office:value="5.76291839859987" calcext:value-type="float">
            <text:p>5,762918398599870</text:p>
          </table:table-cell>
          <table:table-cell office:value-type="float" office:value="5.18969590899147" calcext:value-type="float">
            <text:p>5,189695908991470</text:p>
          </table:table-cell>
          <table:table-cell office:value-type="float" office:value="48021.6666666667" calcext:value-type="float">
            <text:p>48021,6666666667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4420.6666666667" calcext:value-type="float">
            <text:p>34420,666666666700000</text:p>
          </table:table-cell>
          <table:table-cell office:value-type="float" office:value="3690.33333333333" calcext:value-type="float">
            <text:p>3690,333333333330000</text:p>
          </table:table-cell>
          <table:table-cell office:value-type="float" office:value="13991" calcext:value-type="float">
            <text:p>13991,000000000000000</text:p>
          </table:table-cell>
          <table:table-cell office:value-type="float" office:value="6862" calcext:value-type="float">
            <text:p>6862,000000000000000</text:p>
          </table:table-cell>
          <table:table-cell office:value-type="float" office:value="6098.33333333333" calcext:value-type="float">
            <text:p>6098,333333333330000</text:p>
          </table:table-cell>
          <table:table-cell office:value-type="float" office:value="8197.66666666667" calcext:value-type="float">
            <text:p>8197,666666666670000</text:p>
          </table:table-cell>
          <table:table-cell office:value-type="float" office:value="76718" calcext:value-type="float">
            <text:p>76718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63229.6666666667" calcext:value-type="float">
            <text:p>63229,666666666700000</text:p>
          </table:table-cell>
          <table:table-cell office:value-type="float" office:value="3045.33333333333" calcext:value-type="float">
            <text:p>3045,333333333330000</text:p>
          </table:table-cell>
          <table:table-cell office:value-type="float" office:value="13835.6666666667" calcext:value-type="float">
            <text:p>13835,666666666700000</text:p>
          </table:table-cell>
          <table:table-cell office:value-type="float" office:value="4299.33333333333" calcext:value-type="float">
            <text:p>4299,333333333330000</text:p>
          </table:table-cell>
          <table:table-cell office:value-type="float" office:value="1097.66666666667" calcext:value-type="float">
            <text:p>1097,666666666670000</text:p>
          </table:table-cell>
          <table:table-cell office:value-type="float" office:value="9808.33333333333" calcext:value-type="float">
            <text:p>9808,333333333330000</text:p>
          </table:table-cell>
          <table:table-cell office:value-type="float" office:value="76049.6666666667" calcext:value-type="float">
            <text:p>76049,6666666667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58161" calcext:value-type="float">
            <text:p>58161,000000000000000</text:p>
          </table:table-cell>
          <table:table-cell office:value-type="float" office:value="3403.33333333333" calcext:value-type="float">
            <text:p>3403,333333333330000</text:p>
          </table:table-cell>
          <table:table-cell office:value-type="float" office:value="14357.6666666667" calcext:value-type="float">
            <text:p>14357,666666666700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13309.3333333333" calcext:value-type="float">
            <text:p>13309,333333333300000</text:p>
          </table:table-cell>
          <table:table-cell office:value-type="float" office:value="79916.6666666667" calcext:value-type="float">
            <text:p>79916,6666666667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60666.6666666667" calcext:value-type="float">
            <text:p>60666,666666666700000</text:p>
          </table:table-cell>
          <table:table-cell office:value-type="float" office:value="4738.33333333333" calcext:value-type="float">
            <text:p>4738,333333333330000</text:p>
          </table:table-cell>
          <table:table-cell office:value-type="float" office:value="19357.6666666667" calcext:value-type="float">
            <text:p>19357,666666666700000</text:p>
          </table:table-cell>
          <table:table-cell office:value-type="float" office:value="3260" calcext:value-type="float">
            <text:p>3260,000000000000000</text:p>
          </table:table-cell>
          <table:table-cell office:value-type="float" office:value="4015" calcext:value-type="float">
            <text:p>4015,000000000000000</text:p>
          </table:table-cell>
          <table:table-cell office:value-type="float" office:value="15420.6666666667" calcext:value-type="float">
            <text:p>15420,666666666700000</text:p>
          </table:table-cell>
          <table:table-cell office:value-type="float" office:value="80355.3333333333" calcext:value-type="float">
            <text:p>80355,3333333333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92346.3333333333" calcext:value-type="float">
            <text:p>92346,333333333300000</text:p>
          </table:table-cell>
          <table:table-cell office:value-type="float" office:value="8123" calcext:value-type="float">
            <text:p>8123,000000000000000</text:p>
          </table:table-cell>
          <table:table-cell office:value-type="float" office:value="32322" calcext:value-type="float">
            <text:p>32322,000000000000000</text:p>
          </table:table-cell>
          <table:table-cell office:value-type="float" office:value="8595" calcext:value-type="float">
            <text:p>8595,000000000000000</text:p>
          </table:table-cell>
          <table:table-cell office:value-type="float" office:value="6939.33333333333" calcext:value-type="float">
            <text:p>6939,333333333330000</text:p>
          </table:table-cell>
          <table:table-cell office:value-type="float" office:value="15919.6666666667" calcext:value-type="float">
            <text:p>15919,666666666700000</text:p>
          </table:table-cell>
          <table:table-cell office:value-type="float" office:value="24220.5494226149" calcext:value-type="float">
            <text:p>24220,5494226149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6933.61711758973" calcext:value-type="float">
            <text:p>6933,617117589730000</text:p>
          </table:table-cell>
          <table:table-cell office:value-type="float" office:value="1537.1578752143" calcext:value-type="float">
            <text:p>1537,157875214300000</text:p>
          </table:table-cell>
          <table:table-cell office:value-type="float" office:value="21166.5365140355" calcext:value-type="float">
            <text:p>21166,536514035500000</text:p>
          </table:table-cell>
          <table:table-cell office:value-type="float" office:value="1354.81659275343" calcext:value-type="float">
            <text:p>1354,816592753430000</text:p>
          </table:table-cell>
          <table:table-cell office:value-type="float" office:value="5007.07143281712" calcext:value-type="float">
            <text:p>5007,071432817120000</text:p>
          </table:table-cell>
          <table:table-cell office:value-type="float" office:value="6155.15607708963" calcext:value-type="float">
            <text:p>6155,156077089630000</text:p>
          </table:table-cell>
          <table:table-cell office:value-type="float" office:value="8648.79037785054" calcext:value-type="float">
            <text:p>8648,79037785054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45266.8523351617" calcext:value-type="float">
            <text:p>45266,852335161700000</text:p>
          </table:table-cell>
          <table:table-cell office:value-type="float" office:value="1465.1267294447" calcext:value-type="float">
            <text:p>1465,126729444700000</text:p>
          </table:table-cell>
          <table:table-cell office:value-type="float" office:value="18157.9593934267" calcext:value-type="float">
            <text:p>18157,959393426700000</text:p>
          </table:table-cell>
          <table:table-cell office:value-type="float" office:value="3449.67959864874" calcext:value-type="float">
            <text:p>3449,679598648740000</text:p>
          </table:table-cell>
          <table:table-cell office:value-type="float" office:value="696.570408023003" calcext:value-type="float">
            <text:p>696,570408023003000</text:p>
          </table:table-cell>
          <table:table-cell office:value-type="float" office:value="9198.38074518191" calcext:value-type="float">
            <text:p>9198,380745181910000</text:p>
          </table:table-cell>
          <table:table-cell office:value-type="float" office:value="15630.5203474911" calcext:value-type="float">
            <text:p>15630,5203474911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41002.0413760096" calcext:value-type="float">
            <text:p>41002,041376009600000</text:p>
          </table:table-cell>
          <table:table-cell office:value-type="float" office:value="722.974642247799" calcext:value-type="float">
            <text:p>722,974642247799000</text:p>
          </table:table-cell>
          <table:table-cell office:value-type="float" office:value="18501.6464222332" calcext:value-type="float">
            <text:p>18501,646422233200000</text:p>
          </table:table-cell>
          <table:table-cell office:value-type="float" office:value="1414.2135623731" calcext:value-type="float">
            <text:p>1414,213562373100000</text:p>
          </table:table-cell>
          <table:table-cell office:value-type="float" office:value="1233.81211427564" calcext:value-type="float">
            <text:p>1233,812114275640000</text:p>
          </table:table-cell>
          <table:table-cell office:value-type="float" office:value="14474.2979564929" calcext:value-type="float">
            <text:p>14474,297956492900000</text:p>
          </table:table-cell>
          <table:table-cell office:value-type="float" office:value="20442.5006624271" calcext:value-type="float">
            <text:p>20442,5006624271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40442.3457941467" calcext:value-type="float">
            <text:p>40442,345794146700000</text:p>
          </table:table-cell>
          <table:table-cell office:value-type="float" office:value="1676.01680580277" calcext:value-type="float">
            <text:p>1676,016805802770000</text:p>
          </table:table-cell>
          <table:table-cell office:value-type="float" office:value="25314.548274329" calcext:value-type="float">
            <text:p>25314,548274329000000</text:p>
          </table:table-cell>
          <table:table-cell office:value-type="float" office:value="2887.54844115211" calcext:value-type="float">
            <text:p>2887,548441152110000</text:p>
          </table:table-cell>
          <table:table-cell office:value-type="float" office:value="929.125933337349" calcext:value-type="float">
            <text:p>929,125933337349000</text:p>
          </table:table-cell>
          <table:table-cell office:value-type="float" office:value="14775.6564772376" calcext:value-type="float">
            <text:p>14775,656477237600000</text:p>
          </table:table-cell>
          <table:table-cell office:value-type="float" office:value="19584.1368544374" calcext:value-type="float">
            <text:p>19584,1368544374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3001.2976662912" calcext:value-type="float">
            <text:p>23001,297666291200000</text:p>
          </table:table-cell>
          <table:table-cell office:value-type="float" office:value="949.120118846924" calcext:value-type="float">
            <text:p>949,120118846924000</text:p>
          </table:table-cell>
          <table:table-cell office:value-type="float" office:value="6952.51242357754" calcext:value-type="float">
            <text:p>6952,512423577540000</text:p>
          </table:table-cell>
          <table:table-cell office:value-type="float" office:value="1664.52936291313" calcext:value-type="float">
            <text:p>1664,529362913130000</text:p>
          </table:table-cell>
          <table:table-cell office:value-type="float" office:value="1254.5952866695" calcext:value-type="float">
            <text:p>1254,595286669500000</text:p>
          </table:table-cell>
          <table:table-cell office:value-type="float" office:value="6797.32920589648" calcext:value-type="float">
            <text:p>6797,329205896480000</text:p>
          </table:table-cell>
          <table:table-cell office:value-type="string" calcext:value-type="string">
            <text:p>49896.5463514902</text:p>
          </table:table-cell>
          <table:table-cell office:value-type="string" calcext:value-type="string">
            <text:p>188336.23609771501</text:p>
          </table:table-cell>
          <table:table-cell office:value-type="string" calcext:value-type="string">
            <text:p>19163.275547474099</text:p>
          </table:table-cell>
          <table:table-cell office:value-type="string" calcext:value-type="string">
            <text:p>44180.100355759299</text:p>
          </table:table-cell>
          <table:table-cell/>
          <table:table-cell office:value-type="string" calcext:value-type="string">
            <text:p>143285.115297652</text:p>
          </table:table-cell>
          <table:table-cell office:value-type="string" calcext:value-type="string">
            <text:p>37466.237773736997</text:p>
          </table:table-cell>
          <table:table-cell table:number-columns-repeated="2"/>
          <table:table-cell office:value-type="string" calcext:value-type="string">
            <text:p>47829.081390380903</text:p>
          </table:table-cell>
          <table:table-cell office:value-type="string" calcext:value-type="string">
            <text:p>326851.62368774402</text:p>
          </table:table-cell>
          <table:table-cell office:value-type="string" calcext:value-type="string">
            <text:p>37935.587787628203</text:p>
          </table:table-cell>
          <table:table-cell office:value-type="string" calcext:value-type="string">
            <text:p>69319.7839622498</text:p>
          </table:table-cell>
          <table:table-cell/>
          <table:table-cell office:value-type="string" calcext:value-type="string">
            <text:p>143973.46366500901</text:p>
          </table:table-cell>
          <table:table-cell office:value-type="string" calcext:value-type="string">
            <text:p>28253.485393524199</text:p>
          </table:table-cell>
          <table:table-cell table:number-columns-repeated="2"/>
          <table:table-cell office:value-type="string" calcext:value-type="string">
            <text:p>199611.916805983</text:p>
          </table:table-cell>
          <table:table-cell office:value-type="string" calcext:value-type="string">
            <text:p>497151.02832794201</text:p>
          </table:table-cell>
          <table:table-cell office:value-type="string" calcext:value-type="string">
            <text:p>69679.724770546003</text:p>
          </table:table-cell>
          <table:table-cell office:value-type="string" calcext:value-type="string">
            <text:p>141434.03295445401</text:p>
          </table:table-cell>
          <table:table-cell/>
          <table:table-cell office:value-type="string" calcext:value-type="string">
            <text:p>292054.80104541802</text:p>
          </table:table-cell>
          <table:table-cell office:value-type="string" calcext:value-type="string">
            <text:p>55786.886459708199</text:p>
          </table:table-cell>
          <table:table-cell table:number-columns-repeated="2"/>
          <table:table-cell office:value-type="float" office:value="28.5109844207764" calcext:value-type="float">
            <text:p>28,510984420776400</text:p>
          </table:table-cell>
          <table:table-cell office:value-type="float" office:value="33.7999992370605" calcext:value-type="float">
            <text:p>33,799999237060500</text:p>
          </table:table-cell>
          <table:table-cell office:value-type="float" office:value="39.4000015258789" calcext:value-type="float">
            <text:p>39,400001525878900</text:p>
          </table:table-cell>
          <table:table-cell office:value-type="float" office:value="54.6699981689453" calcext:value-type="float">
            <text:p>54,669998168945300</text:p>
          </table:table-cell>
          <table:table-cell office:value-type="float" office:value="74.8111114501953" calcext:value-type="float">
            <text:p>74,811111450195300</text:p>
          </table:table-cell>
          <table:table-cell office:value-type="float" office:value="76.7200012207031" calcext:value-type="float">
            <text:p>76,720001220703100</text:p>
          </table:table-cell>
          <table:table-cell office:value-type="float" office:value="66.9899978637695" calcext:value-type="float">
            <text:p>66,989997863769500</text:p>
          </table:table-cell>
          <table:table-cell office:value-type="float" office:value="47.4500007629395" calcext:value-type="float">
            <text:p>47,450000762939500</text:p>
          </table:table-cell>
          <table:table-cell office:value-type="float" office:value="10.6487083435059" calcext:value-type="float">
            <text:p>10,648708343505900</text:p>
          </table:table-cell>
          <table:table-cell office:value-type="float" office:value="10.6696920394897" calcext:value-type="float">
            <text:p>10,669692039489700</text:p>
          </table:table-cell>
          <table:table-cell office:value-type="float" office:value="6.43966627120972" calcext:value-type="float">
            <text:p>6,439666271209720</text:p>
          </table:table-cell>
          <table:table-cell office:value-type="float" office:value="10.0986032485962" calcext:value-type="float">
            <text:p>10,098603248596200</text:p>
          </table:table-cell>
          <table:table-cell office:value-type="float" office:value="0.885528862476349" calcext:value-type="float">
            <text:p>0,885528862476349</text:p>
          </table:table-cell>
          <table:table-cell office:value-type="float" office:value="0.369647473096848" calcext:value-type="float">
            <text:p>0,369647473096848</text:p>
          </table:table-cell>
          <table:table-cell office:value-type="float" office:value="1.3640079498291" calcext:value-type="float">
            <text:p>1,364007949829100</text:p>
          </table:table-cell>
          <table:table-cell office:value-type="float" office:value="0.123980648815632" calcext:value-type="float">
            <text:p>0,123980648815632</text:p>
          </table:table-cell>
          <table:table-cell office:value-type="float" office:value="4.16654634475708" calcext:value-type="float">
            <text:p>4,166546344757080</text:p>
          </table:table-cell>
          <table:table-cell office:value-type="float" office:value="2.0259575843811" calcext:value-type="float">
            <text:p>2,0259575843811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5.96003580093384" calcext:value-type="float">
            <text:p>5,960035800933840</text:p>
          </table:table-cell>
          <table:table-cell office:value-type="float" office:value="19.1815280914307" calcext:value-type="float">
            <text:p>19,1815280914307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2.48403530567884" calcext:value-type="float">
            <text:p>2,484035305678840</text:p>
          </table:table-cell>
          <table:table-cell office:value-type="float" office:value="2.42959298193455" calcext:value-type="float">
            <text:p>2,42959298193455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78.8202106952667" calcext:value-type="float">
            <text:p>78,820210695266700</text:p>
          </table:table-cell>
          <table:table-cell office:value-type="float" office:value="68.3180630207062" calcext:value-type="float">
            <text:p>68,318063020706200</text:p>
          </table:table-cell>
          <table:table-cell office:value-type="float" office:value="80.681985616684" calcext:value-type="float">
            <text:p>80,681985616684000</text:p>
          </table:table-cell>
          <table:table-cell office:value-type="float" office:value="68.653279542923" calcext:value-type="float">
            <text:p>68,653279542923000</text:p>
          </table:table-cell>
          <table:table-cell office:value-type="float" office:value="7.97418308258057" calcext:value-type="float">
            <text:p>7,974183082580570</text:p>
          </table:table-cell>
          <table:table-cell office:value-type="float" office:value="9.03389358520508" calcext:value-type="float">
            <text:p>9,033893585205080</text:p>
          </table:table-cell>
          <table:table-cell office:value-type="float" office:value="9.52687454223633" calcext:value-type="float">
            <text:p>9,526874542236330</text:p>
          </table:table-cell>
          <table:table-cell office:value-type="float" office:value="8.07422637939453" calcext:value-type="float">
            <text:p>8,074226379394530</text:p>
          </table:table-cell>
          <table:table-cell office:value-type="float" office:value="91.3651962280273" calcext:value-type="float">
            <text:p>91,365196228027300</text:p>
          </table:table-cell>
          <table:table-cell office:value-type="float" office:value="46.742992401123" calcext:value-type="float">
            <text:p>46,742992401123000</text:p>
          </table:table-cell>
          <table:table-cell office:value-type="float" office:value="10.1966612040997" calcext:value-type="float">
            <text:p>10,196661204099700</text:p>
          </table:table-cell>
          <table:table-cell office:value-type="float" office:value="25.7647752761841" calcext:value-type="float">
            <text:p>25,764775276184100</text:p>
          </table:table-cell>
        </table:table-row>
        <table:table-row table:style-name="ro1">
          <table:table-cell office:value-type="string" calcext:value-type="string">
            <text:p>KAFFRINE</text:p>
          </table:table-cell>
          <table:table-cell table:style-name="ce1" office:value-type="string" calcext:value-type="string">
            <text:p>4</text:p>
          </table:table-cell>
          <table:table-cell office:value-type="float" office:value="4.24801814292" calcext:value-type="float">
            <text:p>4,248018142920000</text:p>
          </table:table-cell>
          <table:table-cell office:value-type="float" office:value="0.925081017061" calcext:value-type="float">
            <text:p>0,925081017061000</text:p>
          </table:table-cell>
          <table:table-cell office:value-type="string" calcext:value-type="string">
            <text:p>SN04</text:p>
          </table:table-cell>
          <table:table-cell table:number-columns-repeated="3"/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style-name="ce3" office:value-type="date" office:date-value="2017-08-04" calcext:value-type="date">
            <text:p>04/08/17</text:p>
          </table:table-cell>
          <table:table-cell table:style-name="ce3" office:value-type="date" office:date-value="2019-04-26" calcext:value-type="date">
            <text:p>26/04/19</text:p>
          </table:table-cell>
          <table:table-cell/>
          <table:table-cell office:value-type="float" office:value="597.751617698859" calcext:value-type="float">
            <text:p>597,751617698859000</text:p>
          </table:table-cell>
          <table:table-cell office:value-type="float" office:value="577.258445455218" calcext:value-type="float">
            <text:p>577,258445455218000</text:p>
          </table:table-cell>
          <table:table-cell office:value-type="float" office:value="605.037261616071" calcext:value-type="float">
            <text:p>605,037261616071000</text:p>
          </table:table-cell>
          <table:table-cell office:value-type="float" office:value="525.584058179129" calcext:value-type="float">
            <text:p>525,584058179129000</text:p>
          </table:table-cell>
          <table:table-cell office:value-type="float" office:value="492.688084611384" calcext:value-type="float">
            <text:p>492,688084611384000</text:p>
          </table:table-cell>
          <table:table-cell office:value-type="float" office:value="705.109787533754" calcext:value-type="float">
            <text:p>705,109787533754000</text:p>
          </table:table-cell>
          <table:table-cell office:value-type="float" office:value="585.374781921567" calcext:value-type="float">
            <text:p>585,374781921567000</text:p>
          </table:table-cell>
          <table:table-cell office:value-type="float" office:value="360.510323042855" calcext:value-type="float">
            <text:p>360,510323042855000</text:p>
          </table:table-cell>
          <table:table-cell office:value-type="float" office:value="356.961115298014" calcext:value-type="float">
            <text:p>356,961115298014000</text:p>
          </table:table-cell>
          <table:table-cell office:value-type="float" office:value="357.94002958745" calcext:value-type="float">
            <text:p>357,940029587450000</text:p>
          </table:table-cell>
          <table:table-cell office:value-type="float" office:value="357.21366698301" calcext:value-type="float">
            <text:p>357,213666983010000</text:p>
          </table:table-cell>
          <table:table-cell office:value-type="float" office:value="363.608204702358" calcext:value-type="float">
            <text:p>363,608204702358000</text:p>
          </table:table-cell>
          <table:table-cell office:value-type="float" office:value="366.145862409051" calcext:value-type="float">
            <text:p>366,145862409051000</text:p>
          </table:table-cell>
          <table:table-cell office:value-type="float" office:value="366.101862706786" calcext:value-type="float">
            <text:p>366,101862706786000</text:p>
          </table:table-cell>
          <table:table-cell office:value-type="float" office:value="200.308568962951" calcext:value-type="float">
            <text:p>200,308568962951000</text:p>
          </table:table-cell>
          <table:table-cell office:value-type="float" office:value="201.623854416718" calcext:value-type="float">
            <text:p>201,623854416718000</text:p>
          </table:table-cell>
          <table:table-cell office:value-type="float" office:value="202.604745854966" calcext:value-type="float">
            <text:p>202,604745854966000</text:p>
          </table:table-cell>
          <table:table-cell office:value-type="float" office:value="199.664057993264" calcext:value-type="float">
            <text:p>199,664057993264000</text:p>
          </table:table-cell>
          <table:table-cell office:value-type="float" office:value="208.27876053704" calcext:value-type="float">
            <text:p>208,278760537040000</text:p>
          </table:table-cell>
          <table:table-cell office:value-type="float" office:value="210.771553248107" calcext:value-type="float">
            <text:p>210,771553248107000</text:p>
          </table:table-cell>
          <table:table-cell office:value-type="float" office:value="210.729703985932" calcext:value-type="float">
            <text:p>210,729703985932000</text:p>
          </table:table-cell>
          <table:table-cell office:value-type="float" office:value="460.112599787864" calcext:value-type="float">
            <text:p>460,112599787864000</text:p>
          </table:table-cell>
          <table:table-cell office:value-type="float" office:value="708.013469035524" calcext:value-type="float">
            <text:p>708,013469035524000</text:p>
          </table:table-cell>
          <table:table-cell office:value-type="float" office:value="774.681373164741" calcext:value-type="float">
            <text:p>774,681373164741000</text:p>
          </table:table-cell>
          <table:table-cell office:value-type="float" office:value="484.230101741752" calcext:value-type="float">
            <text:p>484,230101741752000</text:p>
          </table:table-cell>
          <table:table-cell office:value-type="float" office:value="372.420242979959" calcext:value-type="float">
            <text:p>372,420242979959000</text:p>
          </table:table-cell>
          <table:table-cell office:value-type="float" office:value="534.064129403227" calcext:value-type="float">
            <text:p>534,064129403227000</text:p>
          </table:table-cell>
          <table:table-cell office:value-type="float" office:value="466.126791064218" calcext:value-type="float">
            <text:p>466,126791064218000</text:p>
          </table:table-cell>
          <table:table-cell office:value-type="float" office:value="545.17876216528" calcext:value-type="float">
            <text:p>545,178762165280000</text:p>
          </table:table-cell>
          <table:table-cell office:value-type="float" office:value="940.362267161652" calcext:value-type="float">
            <text:p>940,362267161652000</text:p>
          </table:table-cell>
          <table:table-cell office:value-type="float" office:value="1096.11020394872" calcext:value-type="float">
            <text:p>1096,110203948720000</text:p>
          </table:table-cell>
          <table:table-cell office:value-type="float" office:value="390.860377239993" calcext:value-type="float">
            <text:p>390,860377239993000</text:p>
          </table:table-cell>
          <table:table-cell office:value-type="float" office:value="419.615851616145" calcext:value-type="float">
            <text:p>419,615851616145000</text:p>
          </table:table-cell>
          <table:table-cell office:value-type="float" office:value="611.381364093117" calcext:value-type="float">
            <text:p>611,381364093117000</text:p>
          </table:table-cell>
          <table:table-cell office:value-type="float" office:value="573.378400695956" calcext:value-type="float">
            <text:p>573,378400695956000</text:p>
          </table:table-cell>
          <table:table-cell office:value-type="float" office:value="1.3637162954279" calcext:value-type="float">
            <text:p>1,363716295427900</text:p>
          </table:table-cell>
          <table:table-cell office:value-type="float" office:value="1.45164126611958" calcext:value-type="float">
            <text:p>1,451641266119580</text:p>
          </table:table-cell>
          <table:table-cell office:value-type="float" office:value="1.38442751074639" calcext:value-type="float">
            <text:p>1,384427510746390</text:p>
          </table:table-cell>
          <table:table-cell office:value-type="float" office:value="1.45993133478479" calcext:value-type="float">
            <text:p>1,459931334784790</text:p>
          </table:table-cell>
          <table:table-cell office:value-type="float" office:value="0.960922235248144" calcext:value-type="float">
            <text:p>0,960922235248144</text:p>
          </table:table-cell>
          <table:table-cell office:value-type="float" office:value="45444.25" calcext:value-type="float">
            <text:p>45444,25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7192" calcext:value-type="float">
            <text:p>17192,000000000000000</text:p>
          </table:table-cell>
          <table:table-cell office:value-type="float" office:value="6388.5" calcext:value-type="float">
            <text:p>6388,500000000000000</text:p>
          </table:table-cell>
          <table:table-cell office:value-type="float" office:value="7033.25" calcext:value-type="float">
            <text:p>7033,250000000000000</text:p>
          </table:table-cell>
          <table:table-cell office:value-type="float" office:value="35.5" calcext:value-type="float">
            <text:p>35,500000000000000</text:p>
          </table:table-cell>
          <table:table-cell office:value-type="float" office:value="122.75" calcext:value-type="float">
            <text:p>122,750000000000000</text:p>
          </table:table-cell>
          <table:table-cell office:value-type="float" office:value="867" calcext:value-type="float">
            <text:p>867,000000000000000</text:p>
          </table:table-cell>
          <table:table-cell office:value-type="float" office:value="53898" calcext:value-type="float">
            <text:p>53898,000000000000000</text:p>
          </table:table-cell>
          <table:table-cell office:value-type="float" office:value="450" calcext:value-type="float">
            <text:p>450,000000000000000</text:p>
          </table:table-cell>
          <table:table-cell office:value-type="float" office:value="34475" calcext:value-type="float">
            <text:p>34475,000000000000000</text:p>
          </table:table-cell>
          <table:table-cell office:value-type="float" office:value="15624.75" calcext:value-type="float">
            <text:p>15624,750000000000000</text:p>
          </table:table-cell>
          <table:table-cell office:value-type="float" office:value="11688.5" calcext:value-type="float">
            <text:p>11688,500000000000000</text:p>
          </table:table-cell>
          <table:table-cell office:value-type="float" office:value="200" calcext:value-type="float">
            <text:p>200,000000000000000</text:p>
          </table:table-cell>
          <table:table-cell office:value-type="float" office:value="161.25" calcext:value-type="float">
            <text:p>161,250000000000000</text:p>
          </table:table-cell>
          <table:table-cell office:value-type="float" office:value="1215.33333333333" calcext:value-type="float">
            <text:p>1215,333333333330000</text:p>
          </table:table-cell>
          <table:table-cell office:value-type="float" office:value="68142.5" calcext:value-type="float">
            <text:p>68142,5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51085" calcext:value-type="float">
            <text:p>51085,000000000000000</text:p>
          </table:table-cell>
          <table:table-cell office:value-type="float" office:value="19604.5" calcext:value-type="float">
            <text:p>19604,500000000000000</text:p>
          </table:table-cell>
          <table:table-cell office:value-type="float" office:value="16021" calcext:value-type="float">
            <text:p>16021,000000000000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727.25" calcext:value-type="float">
            <text:p>727,250000000000000</text:p>
          </table:table-cell>
          <table:table-cell office:value-type="float" office:value="70115" calcext:value-type="float">
            <text:p>70115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42890" calcext:value-type="float">
            <text:p>42890,000000000000000</text:p>
          </table:table-cell>
          <table:table-cell office:value-type="float" office:value="19217" calcext:value-type="float">
            <text:p>19217,000000000000000</text:p>
          </table:table-cell>
          <table:table-cell office:value-type="float" office:value="12505.5" calcext:value-type="float">
            <text:p>12505,500000000000000</text:p>
          </table:table-cell>
          <table:table-cell office:value-type="float" office:value="27.5" calcext:value-type="float">
            <text:p>27,500000000000000</text:p>
          </table:table-cell>
          <table:table-cell office:value-type="float" office:value="432" calcext:value-type="float">
            <text:p>432,000000000000000</text:p>
          </table:table-cell>
          <table:table-cell office:value-type="float" office:value="1534.75" calcext:value-type="float">
            <text:p>1534,750000000000000</text:p>
          </table:table-cell>
          <table:table-cell office:value-type="float" office:value="80101" calcext:value-type="float">
            <text:p>80101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57477.75" calcext:value-type="float">
            <text:p>57477,750000000000000</text:p>
          </table:table-cell>
          <table:table-cell office:value-type="float" office:value="24059.25" calcext:value-type="float">
            <text:p>24059,250000000000000</text:p>
          </table:table-cell>
          <table:table-cell office:value-type="float" office:value="13645.25" calcext:value-type="float">
            <text:p>13645,250000000000000</text:p>
          </table:table-cell>
          <table:table-cell office:value-type="float" office:value="140.75" calcext:value-type="float">
            <text:p>140,750000000000000</text:p>
          </table:table-cell>
          <table:table-cell office:value-type="float" office:value="672.25" calcext:value-type="float">
            <text:p>672,250000000000000</text:p>
          </table:table-cell>
          <table:table-cell office:value-type="float" office:value="1626.25" calcext:value-type="float">
            <text:p>1626,250000000000000</text:p>
          </table:table-cell>
          <table:table-cell office:value-type="float" office:value="6508.87949266231" calcext:value-type="float">
            <text:p>6508,87949266231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5119.22643895866" calcext:value-type="float">
            <text:p>5119,226438958660000</text:p>
          </table:table-cell>
          <table:table-cell office:value-type="float" office:value="2951.60222026388" calcext:value-type="float">
            <text:p>2951,602220263880000</text:p>
          </table:table-cell>
          <table:table-cell office:value-type="float" office:value="3219.56212084811" calcext:value-type="float">
            <text:p>3219,562120848110000</text:p>
          </table:table-cell>
          <table:table-cell office:value-type="float" office:value="22.5166604983954" calcext:value-type="float">
            <text:p>22,516660498395400</text:p>
          </table:table-cell>
          <table:table-cell office:value-type="float" office:value="56.7883497441744" calcext:value-type="float">
            <text:p>56,7883497441744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0802.5883935287" calcext:value-type="float">
            <text:p>10802,5883935287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7105.56443922649" calcext:value-type="float">
            <text:p>7105,564439226490000</text:p>
          </table:table-cell>
          <table:table-cell office:value-type="float" office:value="6901.82823001751" calcext:value-type="float">
            <text:p>6901,828230017510000</text:p>
          </table:table-cell>
          <table:table-cell office:value-type="float" office:value="4276.74833645064" calcext:value-type="float">
            <text:p>4276,748336450640000</text:p>
          </table:table-cell>
          <table:table-cell office:value-type="float" office:value="86.6179350173315" calcext:value-type="float">
            <text:p>86,617935017331500</text:p>
          </table:table-cell>
          <table:table-cell office:value-type="float" office:value="293.002133098037" calcext:value-type="float">
            <text:p>293,002133098037000</text:p>
          </table:table-cell>
          <table:table-cell office:value-type="float" office:value="1252.28843855293" calcext:value-type="float">
            <text:p>1252,288438552930000</text:p>
          </table:table-cell>
          <table:table-cell office:value-type="float" office:value="7997.013505053" calcext:value-type="float">
            <text:p>7997,013505053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5981.8359604479" calcext:value-type="float">
            <text:p>15981,835960447900000</text:p>
          </table:table-cell>
          <table:table-cell office:value-type="float" office:value="6546.86619689146" calcext:value-type="float">
            <text:p>6546,866196891460000</text:p>
          </table:table-cell>
          <table:table-cell office:value-type="float" office:value="2226.00554057412" calcext:value-type="float">
            <text:p>2226,005540574120000</text:p>
          </table:table-cell>
          <table:table-cell office:value-type="float" office:value="144.5" calcext:value-type="float">
            <text:p>144,500000000000000</text:p>
          </table:table-cell>
          <table:table-cell office:value-type="float" office:value="307.475066739836" calcext:value-type="float">
            <text:p>307,475066739836000</text:p>
          </table:table-cell>
          <table:table-cell office:value-type="float" office:value="761.55383919983" calcext:value-type="float">
            <text:p>761,553839199830000</text:p>
          </table:table-cell>
          <table:table-cell office:value-type="float" office:value="5661.52806228142" calcext:value-type="float">
            <text:p>5661,52806228142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2931.4053792319" calcext:value-type="float">
            <text:p>22931,405379231900000</text:p>
          </table:table-cell>
          <table:table-cell office:value-type="float" office:value="5505.17538321896" calcext:value-type="float">
            <text:p>5505,175383218960000</text:p>
          </table:table-cell>
          <table:table-cell office:value-type="float" office:value="4760.91178242151" calcext:value-type="float">
            <text:p>4760,911782421510000</text:p>
          </table:table-cell>
          <table:table-cell office:value-type="float" office:value="55" calcext:value-type="float">
            <text:p>55,000000000000000</text:p>
          </table:table-cell>
          <table:table-cell office:value-type="float" office:value="359.873125791114" calcext:value-type="float">
            <text:p>359,873125791114000</text:p>
          </table:table-cell>
          <table:table-cell office:value-type="float" office:value="794.804535719318" calcext:value-type="float">
            <text:p>794,804535719318000</text:p>
          </table:table-cell>
          <table:table-cell office:value-type="float" office:value="8758.57008877591" calcext:value-type="float">
            <text:p>8758,57008877591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2084.8703861481" calcext:value-type="float">
            <text:p>12084,870386148100000</text:p>
          </table:table-cell>
          <table:table-cell office:value-type="float" office:value="1900.16444463806" calcext:value-type="float">
            <text:p>1900,164444638060000</text:p>
          </table:table-cell>
          <table:table-cell office:value-type="float" office:value="8579.99395396057" calcext:value-type="float">
            <text:p>8579,993953960570000</text:p>
          </table:table-cell>
          <table:table-cell office:value-type="float" office:value="70.3911689536881" calcext:value-type="float">
            <text:p>70,391168953688100</text:p>
          </table:table-cell>
          <table:table-cell office:value-type="float" office:value="410.181565488585" calcext:value-type="float">
            <text:p>410,181565488585000</text:p>
          </table:table-cell>
          <table:table-cell office:value-type="float" office:value="1347.14670693284" calcext:value-type="float">
            <text:p>1347,146706932840000</text:p>
          </table:table-cell>
          <table:table-cell office:value-type="string" calcext:value-type="string">
            <text:p>120595.84833562501</text:p>
          </table:table-cell>
          <table:table-cell office:value-type="string" calcext:value-type="string">
            <text:p>158200.36067158301</text:p>
          </table:table-cell>
          <table:table-cell office:value-type="string" calcext:value-type="string">
            <text:p>31330.3479565054</text:p>
          </table:table-cell>
          <table:table-cell office:value-type="string" calcext:value-type="string">
            <text:p>88600.621863933702</text:p>
          </table:table-cell>
          <table:table-cell/>
          <table:table-cell office:value-type="string" calcext:value-type="string">
            <text:p>150569.219064284</text:p>
          </table:table-cell>
          <table:table-cell office:value-type="string" calcext:value-type="string">
            <text:p>48962.573361663199</text:p>
          </table:table-cell>
          <table:table-cell office:value-type="string" calcext:value-type="string">
            <text:p>11471.2138815981</text:p>
          </table:table-cell>
          <table:table-cell/>
          <table:table-cell office:value-type="string" calcext:value-type="string">
            <text:p>182561.74633407599</text:p>
          </table:table-cell>
          <table:table-cell office:value-type="string" calcext:value-type="string">
            <text:p>388450.19924163801</text:p>
          </table:table-cell>
          <table:table-cell office:value-type="string" calcext:value-type="string">
            <text:p>43578.250564575203</text:p>
          </table:table-cell>
          <table:table-cell office:value-type="string" calcext:value-type="string">
            <text:p>120584.31279754599</text:p>
          </table:table-cell>
          <table:table-cell office:value-type="string" calcext:value-type="string">
            <text:p>36310.797889709502</text:p>
          </table:table-cell>
          <table:table-cell office:value-type="string" calcext:value-type="string">
            <text:p>213285.66801071199</text:p>
          </table:table-cell>
          <table:table-cell office:value-type="string" calcext:value-type="string">
            <text:p>69012.221858978301</text:p>
          </table:table-cell>
          <table:table-cell table:number-columns-repeated="2"/>
          <table:table-cell office:value-type="string" calcext:value-type="string">
            <text:p>303585.47107195901</text:p>
          </table:table-cell>
          <table:table-cell office:value-type="string" calcext:value-type="string">
            <text:p>472599.22371268302</text:p>
          </table:table-cell>
          <table:table-cell office:value-type="string" calcext:value-type="string">
            <text:p>53686.267896890597</text:p>
          </table:table-cell>
          <table:table-cell office:value-type="string" calcext:value-type="string">
            <text:p>123420.57688117</text:p>
          </table:table-cell>
          <table:table-cell/>
          <table:table-cell office:value-type="string" calcext:value-type="string">
            <text:p>333869.01481580699</text:p>
          </table:table-cell>
          <table:table-cell office:value-type="string" calcext:value-type="string">
            <text:p>90128.9109289646</text:p>
          </table:table-cell>
          <table:table-cell table:number-columns-repeated="2"/>
          <table:table-cell office:value-type="float" office:value="31.8471164703369" calcext:value-type="float">
            <text:p>31,847116470336900</text:p>
          </table:table-cell>
          <table:table-cell office:value-type="float" office:value="25.1499996185303" calcext:value-type="float">
            <text:p>25,149999618530300</text:p>
          </table:table-cell>
          <table:table-cell office:value-type="float" office:value="24.0400009155273" calcext:value-type="float">
            <text:p>24,040000915527300</text:p>
          </table:table-cell>
          <table:table-cell office:value-type="float" office:value="44.5999984741211" calcext:value-type="float">
            <text:p>44,599998474121100</text:p>
          </table:table-cell>
          <table:table-cell office:value-type="float" office:value="71.606575012207" calcext:value-type="float">
            <text:p>71,606575012207000</text:p>
          </table:table-cell>
          <table:table-cell office:value-type="float" office:value="83.620002746582" calcext:value-type="float">
            <text:p>83,620002746582000</text:p>
          </table:table-cell>
          <table:table-cell office:value-type="float" office:value="83.3199996948242" calcext:value-type="float">
            <text:p>83,319999694824200</text:p>
          </table:table-cell>
          <table:table-cell office:value-type="float" office:value="81.0500030517578" calcext:value-type="float">
            <text:p>81,050003051757800</text:p>
          </table:table-cell>
          <table:table-cell office:value-type="float" office:value="9.31050395965576" calcext:value-type="float">
            <text:p>9,310503959655760</text:p>
          </table:table-cell>
          <table:table-cell office:value-type="float" office:value="5.5301570892334" calcext:value-type="float">
            <text:p>5,530157089233400</text:p>
          </table:table-cell>
          <table:table-cell office:value-type="float" office:value="15.1430635452271" calcext:value-type="float">
            <text:p>15,143063545227100</text:p>
          </table:table-cell>
          <table:table-cell office:value-type="float" office:value="3.19843935966492" calcext:value-type="float">
            <text:p>3,198439359664920</text:p>
          </table:table-cell>
          <table:table-cell office:value-type="float" office:value="0.215990856289864" calcext:value-type="float">
            <text:p>0,215990856289864</text:p>
          </table:table-cell>
          <table:table-cell office:value-type="float" office:value="0.9636470079422" calcext:value-type="float">
            <text:p>0,963647007942200</text:p>
          </table:table-cell>
          <table:table-cell office:value-type="float" office:value="0.111359603703022" calcext:value-type="float">
            <text:p>0,111359603703022</text:p>
          </table:table-cell>
          <table:table-cell office:value-type="float" office:value="0.295411258935928" calcext:value-type="float">
            <text:p>0,295411258935928</text:p>
          </table:table-cell>
          <table:table-cell office:value-type="float" office:value="11.9348077774048" calcext:value-type="float">
            <text:p>11,934807777404800</text:p>
          </table:table-cell>
          <table:table-cell office:value-type="float" office:value="20.1108684539795" calcext:value-type="float">
            <text:p>20,110868453979500</text:p>
          </table:table-cell>
          <table:table-cell office:value-type="float" office:value="30.8118045330048" calcext:value-type="float">
            <text:p>30,811804533004800</text:p>
          </table:table-cell>
          <table:table-cell office:value-type="float" office:value="33.1817239522934" calcext:value-type="float">
            <text:p>33,181723952293400</text:p>
          </table:table-cell>
          <table:table-cell office:value-type="float" office:value="43.110595703125" calcext:value-type="float">
            <text:p>43,110595703125000</text:p>
          </table:table-cell>
          <table:table-cell office:value-type="float" office:value="11.6345319747925" calcext:value-type="float">
            <text:p>11,634531974792500</text:p>
          </table:table-cell>
          <table:table-cell office:value-type="float" office:value="29.4039219617844" calcext:value-type="float">
            <text:p>29,403921961784400</text:p>
          </table:table-cell>
          <table:table-cell office:value-type="float" office:value="9.00562852621078" calcext:value-type="float">
            <text:p>9,00562852621078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1.1552819609642" calcext:value-type="float">
            <text:p>11,155281960964200</text:p>
          </table:table-cell>
          <table:table-cell office:value-type="float" office:value="59.6400499343872" calcext:value-type="float">
            <text:p>59,640049934387200</text:p>
          </table:table-cell>
          <table:table-cell office:value-type="float" office:value="1.77573096007109" calcext:value-type="float">
            <text:p>1,775730960071090</text:p>
          </table:table-cell>
          <table:table-cell office:value-type="float" office:value="87.8038823604584" calcext:value-type="float">
            <text:p>87,803882360458400</text:p>
          </table:table-cell>
          <table:table-cell office:value-type="float" office:value="87.0122075080872" calcext:value-type="float">
            <text:p>87,012207508087200</text:p>
          </table:table-cell>
          <table:table-cell office:value-type="float" office:value="69.39297914505" calcext:value-type="float">
            <text:p>69,392979145050000</text:p>
          </table:table-cell>
          <table:table-cell office:value-type="float" office:value="85.2357864379883" calcext:value-type="float">
            <text:p>85,235786437988300</text:p>
          </table:table-cell>
          <table:table-cell office:value-type="float" office:value="9.03759956359863" calcext:value-type="float">
            <text:p>9,037599563598630</text:p>
          </table:table-cell>
          <table:table-cell office:value-type="float" office:value="10.929967880249" calcext:value-type="float">
            <text:p>10,929967880249000</text:p>
          </table:table-cell>
          <table:table-cell office:value-type="float" office:value="7.40583896636963" calcext:value-type="float">
            <text:p>7,405838966369630</text:p>
          </table:table-cell>
          <table:table-cell office:value-type="float" office:value="10.8812561035156" calcext:value-type="float">
            <text:p>10,881256103515600</text:p>
          </table:table-cell>
          <table:table-cell office:value-type="float" office:value="95.5666885375977" calcext:value-type="float">
            <text:p>95,566688537597700</text:p>
          </table:table-cell>
          <table:table-cell office:value-type="float" office:value="68.4069900512695" calcext:value-type="float">
            <text:p>68,406990051269500</text:p>
          </table:table-cell>
          <table:table-cell office:value-type="float" office:value="27.8526276350021" calcext:value-type="float">
            <text:p>27,852627635002100</text:p>
          </table:table-cell>
          <table:table-cell office:value-type="float" office:value="69.6041107177734" calcext:value-type="float">
            <text:p>69,604110717773400</text:p>
          </table:table-cell>
        </table:table-row>
        <table:table-row table:style-name="ro1">
          <table:table-cell office:value-type="string" calcext:value-type="string">
            <text:p>KAOLACK</text:p>
          </table:table-cell>
          <table:table-cell table:style-name="ce1" office:value-type="string" calcext:value-type="string">
            <text:p>5</text:p>
          </table:table-cell>
          <table:table-cell office:value-type="float" office:value="3.98402853833" calcext:value-type="float">
            <text:p>3,984028538330000</text:p>
          </table:table-cell>
          <table:table-cell office:value-type="float" office:value="0.440336500221" calcext:value-type="float">
            <text:p>0,440336500221000</text:p>
          </table:table-cell>
          <table:table-cell office:value-type="string" calcext:value-type="string">
            <text:p>SN05</text:p>
          </table:table-cell>
          <table:table-cell table:number-columns-repeated="3"/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style-name="ce3" office:value-type="date" office:date-value="2017-08-04" calcext:value-type="date">
            <text:p>04/08/17</text:p>
          </table:table-cell>
          <table:table-cell table:style-name="ce3" office:value-type="date" office:date-value="2019-04-26" calcext:value-type="date">
            <text:p>26/04/19</text:p>
          </table:table-cell>
          <table:table-cell/>
          <table:table-cell office:value-type="float" office:value="700.471772771019" calcext:value-type="float">
            <text:p>700,471772771019000</text:p>
          </table:table-cell>
          <table:table-cell office:value-type="float" office:value="586.038763133787" calcext:value-type="float">
            <text:p>586,038763133787000</text:p>
          </table:table-cell>
          <table:table-cell office:value-type="float" office:value="649.072284548432" calcext:value-type="float">
            <text:p>649,072284548432000</text:p>
          </table:table-cell>
          <table:table-cell office:value-type="float" office:value="559.226068974795" calcext:value-type="float">
            <text:p>559,226068974795000</text:p>
          </table:table-cell>
          <table:table-cell office:value-type="float" office:value="560.262547308097" calcext:value-type="float">
            <text:p>560,262547308097000</text:p>
          </table:table-cell>
          <table:table-cell office:value-type="float" office:value="757.561787857688" calcext:value-type="float">
            <text:p>757,561787857688000</text:p>
          </table:table-cell>
          <table:table-cell office:value-type="float" office:value="619.453656005389" calcext:value-type="float">
            <text:p>619,453656005389000</text:p>
          </table:table-cell>
          <table:table-cell office:value-type="float" office:value="358.994325908099" calcext:value-type="float">
            <text:p>358,994325908099000</text:p>
          </table:table-cell>
          <table:table-cell office:value-type="float" office:value="356.53933466381" calcext:value-type="float">
            <text:p>356,539334663810000</text:p>
          </table:table-cell>
          <table:table-cell office:value-type="float" office:value="357.376233870415" calcext:value-type="float">
            <text:p>357,376233870415000</text:p>
          </table:table-cell>
          <table:table-cell office:value-type="float" office:value="355.431309247791" calcext:value-type="float">
            <text:p>355,431309247791000</text:p>
          </table:table-cell>
          <table:table-cell office:value-type="float" office:value="359.753411792328" calcext:value-type="float">
            <text:p>359,753411792328000</text:p>
          </table:table-cell>
          <table:table-cell office:value-type="float" office:value="363.675769671" calcext:value-type="float">
            <text:p>363,675769671000000</text:p>
          </table:table-cell>
          <table:table-cell office:value-type="float" office:value="362.099883583287" calcext:value-type="float">
            <text:p>362,099883583287000</text:p>
          </table:table-cell>
          <table:table-cell office:value-type="float" office:value="202.70946203739" calcext:value-type="float">
            <text:p>202,709462037390000</text:p>
          </table:table-cell>
          <table:table-cell office:value-type="float" office:value="204.533582308573" calcext:value-type="float">
            <text:p>204,533582308573000</text:p>
          </table:table-cell>
          <table:table-cell office:value-type="float" office:value="205.370188027666" calcext:value-type="float">
            <text:p>205,370188027666000</text:p>
          </table:table-cell>
          <table:table-cell office:value-type="float" office:value="201.331633551492" calcext:value-type="float">
            <text:p>201,331633551492000</text:p>
          </table:table-cell>
          <table:table-cell office:value-type="float" office:value="207.761697923087" calcext:value-type="float">
            <text:p>207,761697923087000</text:p>
          </table:table-cell>
          <table:table-cell office:value-type="float" office:value="211.256508085581" calcext:value-type="float">
            <text:p>211,256508085581000</text:p>
          </table:table-cell>
          <table:table-cell office:value-type="float" office:value="209.680032577114" calcext:value-type="float">
            <text:p>209,680032577114000</text:p>
          </table:table-cell>
          <table:table-cell office:value-type="float" office:value="500.958899519659" calcext:value-type="float">
            <text:p>500,958899519659000</text:p>
          </table:table-cell>
          <table:table-cell office:value-type="float" office:value="676.59586769583" calcext:value-type="float">
            <text:p>676,595867695830000</text:p>
          </table:table-cell>
          <table:table-cell office:value-type="float" office:value="759.119204844501" calcext:value-type="float">
            <text:p>759,119204844501000</text:p>
          </table:table-cell>
          <table:table-cell office:value-type="float" office:value="505.480974672028" calcext:value-type="float">
            <text:p>505,480974672028000</text:p>
          </table:table-cell>
          <table:table-cell office:value-type="float" office:value="381.22295268003" calcext:value-type="float">
            <text:p>381,222952680030000</text:p>
          </table:table-cell>
          <table:table-cell office:value-type="float" office:value="517.069008697013" calcext:value-type="float">
            <text:p>517,069008697013000</text:p>
          </table:table-cell>
          <table:table-cell office:value-type="float" office:value="486.24265547501" calcext:value-type="float">
            <text:p>486,242655475010000</text:p>
          </table:table-cell>
          <table:table-cell office:value-type="float" office:value="658.51679726861" calcext:value-type="float">
            <text:p>658,516797268610000</text:p>
          </table:table-cell>
          <table:table-cell office:value-type="float" office:value="896.887736135161" calcext:value-type="float">
            <text:p>896,887736135161000</text:p>
          </table:table-cell>
          <table:table-cell office:value-type="float" office:value="976.192178068657" calcext:value-type="float">
            <text:p>976,192178068657000</text:p>
          </table:table-cell>
          <table:table-cell office:value-type="float" office:value="473.570647335623" calcext:value-type="float">
            <text:p>473,570647335623000</text:p>
          </table:table-cell>
          <table:table-cell office:value-type="float" office:value="479.412396423366" calcext:value-type="float">
            <text:p>479,412396423366000</text:p>
          </table:table-cell>
          <table:table-cell office:value-type="float" office:value="680.84376192293" calcext:value-type="float">
            <text:p>680,843761922930000</text:p>
          </table:table-cell>
          <table:table-cell office:value-type="float" office:value="617.250692141383" calcext:value-type="float">
            <text:p>617,250692141383000</text:p>
          </table:table-cell>
          <table:table-cell office:value-type="float" office:value="3.37020514777096" calcext:value-type="float">
            <text:p>3,370205147770960</text:p>
          </table:table-cell>
          <table:table-cell office:value-type="float" office:value="3.35057083321105" calcext:value-type="float">
            <text:p>3,350570833211050</text:p>
          </table:table-cell>
          <table:table-cell office:value-type="float" office:value="3.48490006750213" calcext:value-type="float">
            <text:p>3,484900067502130</text:p>
          </table:table-cell>
          <table:table-cell office:value-type="float" office:value="3.64793238047721" calcext:value-type="float">
            <text:p>3,647932380477210</text:p>
          </table:table-cell>
          <table:table-cell office:value-type="float" office:value="3.20963812989757" calcext:value-type="float">
            <text:p>3,209638129897570</text:p>
          </table:table-cell>
          <table:table-cell office:value-type="float" office:value="40488" calcext:value-type="float">
            <text:p>40488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49759.6666666667" calcext:value-type="float">
            <text:p>49759,666666666700000</text:p>
          </table:table-cell>
          <table:table-cell office:value-type="float" office:value="5350.66666666667" calcext:value-type="float">
            <text:p>5350,666666666670000</text:p>
          </table:table-cell>
          <table:table-cell office:value-type="float" office:value="15924.6666666667" calcext:value-type="float">
            <text:p>15924,666666666700000</text:p>
          </table:table-cell>
          <table:table-cell office:value-type="float" office:value="1139.83333333333" calcext:value-type="float">
            <text:p>1139,833333333330000</text:p>
          </table:table-cell>
          <table:table-cell office:value-type="float" office:value="568" calcext:value-type="float">
            <text:p>568,000000000000000</text:p>
          </table:table-cell>
          <table:table-cell office:value-type="float" office:value="19291" calcext:value-type="float">
            <text:p>19291,000000000000000</text:p>
          </table:table-cell>
          <table:table-cell office:value-type="float" office:value="63715.3333333333" calcext:value-type="float">
            <text:p>63715,3333333333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52634" calcext:value-type="float">
            <text:p>52634,000000000000000</text:p>
          </table:table-cell>
          <table:table-cell office:value-type="float" office:value="3085.33333333333" calcext:value-type="float">
            <text:p>3085,333333333330000</text:p>
          </table:table-cell>
          <table:table-cell office:value-type="float" office:value="23320.6666666667" calcext:value-type="float">
            <text:p>23320,666666666700000</text:p>
          </table:table-cell>
          <table:table-cell office:value-type="float" office:value="1426.33333333333" calcext:value-type="float">
            <text:p>1426,333333333330000</text:p>
          </table:table-cell>
          <table:table-cell office:value-type="float" office:value="195.333333333333" calcext:value-type="float">
            <text:p>195,333333333333000</text:p>
          </table:table-cell>
          <table:table-cell office:value-type="float" office:value="23254.3333333333" calcext:value-type="float">
            <text:p>23254,333333333300000</text:p>
          </table:table-cell>
          <table:table-cell office:value-type="float" office:value="45745.6666666667" calcext:value-type="float">
            <text:p>45745,6666666667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44333.3333333333" calcext:value-type="float">
            <text:p>44333,333333333300000</text:p>
          </table:table-cell>
          <table:table-cell office:value-type="float" office:value="5608" calcext:value-type="float">
            <text:p>5608,000000000000000</text:p>
          </table:table-cell>
          <table:table-cell office:value-type="float" office:value="16927" calcext:value-type="float">
            <text:p>16927,000000000000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10251.6666666667" calcext:value-type="float">
            <text:p>10251,666666666700000</text:p>
          </table:table-cell>
          <table:table-cell office:value-type="float" office:value="74850" calcext:value-type="float">
            <text:p>74850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48312.6666666667" calcext:value-type="float">
            <text:p>48312,666666666700000</text:p>
          </table:table-cell>
          <table:table-cell office:value-type="float" office:value="4800" calcext:value-type="float">
            <text:p>4800,000000000000000</text:p>
          </table:table-cell>
          <table:table-cell office:value-type="float" office:value="25056.6666666667" calcext:value-type="float">
            <text:p>25056,666666666700000</text:p>
          </table:table-cell>
          <table:table-cell office:value-type="float" office:value="562" calcext:value-type="float">
            <text:p>562,000000000000000</text:p>
          </table:table-cell>
          <table:table-cell office:value-type="float" office:value="503.333333333333" calcext:value-type="float">
            <text:p>503,333333333333000</text:p>
          </table:table-cell>
          <table:table-cell office:value-type="float" office:value="29655" calcext:value-type="float">
            <text:p>29655,000000000000000</text:p>
          </table:table-cell>
          <table:table-cell office:value-type="float" office:value="98345.6666666667" calcext:value-type="float">
            <text:p>98345,6666666667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56785" calcext:value-type="float">
            <text:p>56785,000000000000000</text:p>
          </table:table-cell>
          <table:table-cell office:value-type="float" office:value="13244" calcext:value-type="float">
            <text:p>13244,000000000000000</text:p>
          </table:table-cell>
          <table:table-cell office:value-type="float" office:value="32314.6666666667" calcext:value-type="float">
            <text:p>32314,666666666700000</text:p>
          </table:table-cell>
          <table:table-cell office:value-type="float" office:value="1521" calcext:value-type="float">
            <text:p>1521,000000000000000</text:p>
          </table:table-cell>
          <table:table-cell office:value-type="float" office:value="839.333333333333" calcext:value-type="float">
            <text:p>839,333333333333000</text:p>
          </table:table-cell>
          <table:table-cell office:value-type="float" office:value="43467.6666666667" calcext:value-type="float">
            <text:p>43467,666666666700000</text:p>
          </table:table-cell>
          <table:table-cell office:value-type="float" office:value="21372.3633695481" calcext:value-type="float">
            <text:p>21372,3633695481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9476.5399315003" calcext:value-type="float">
            <text:p>29476,539931500300000</text:p>
          </table:table-cell>
          <table:table-cell office:value-type="float" office:value="6585.76695103413" calcext:value-type="float">
            <text:p>6585,766951034130000</text:p>
          </table:table-cell>
          <table:table-cell office:value-type="float" office:value="13690.677789406" calcext:value-type="float">
            <text:p>13690,677789406000000</text:p>
          </table:table-cell>
          <table:table-cell office:value-type="float" office:value="1461.9526611123" calcext:value-type="float">
            <text:p>1461,952661112300000</text:p>
          </table:table-cell>
          <table:table-cell office:value-type="float" office:value="229.693273736956" calcext:value-type="float">
            <text:p>229,693273736956000</text:p>
          </table:table-cell>
          <table:table-cell office:value-type="float" office:value="23178.5168421105" calcext:value-type="float">
            <text:p>23178,516842110500000</text:p>
          </table:table-cell>
          <table:table-cell office:value-type="float" office:value="44190.4526377965" calcext:value-type="float">
            <text:p>44190,4526377965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2020.3890973797" calcext:value-type="float">
            <text:p>22020,389097379700000</text:p>
          </table:table-cell>
          <table:table-cell office:value-type="float" office:value="2605.5819567485" calcext:value-type="float">
            <text:p>2605,581956748500000</text:p>
          </table:table-cell>
          <table:table-cell office:value-type="float" office:value="22336.8381006205" calcext:value-type="float">
            <text:p>22336,838100620500000</text:p>
          </table:table-cell>
          <table:table-cell office:value-type="float" office:value="1447.34388910629" calcext:value-type="float">
            <text:p>1447,343889106290000</text:p>
          </table:table-cell>
          <table:table-cell office:value-type="float" office:value="111.956836920902" calcext:value-type="float">
            <text:p>111,956836920902000</text:p>
          </table:table-cell>
          <table:table-cell office:value-type="float" office:value="29696.927792843" calcext:value-type="float">
            <text:p>29696,927792843000000</text:p>
          </table:table-cell>
          <table:table-cell office:value-type="float" office:value="19493.0771386493" calcext:value-type="float">
            <text:p>19493,0771386493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9990.7530706908" calcext:value-type="float">
            <text:p>19990,753070690800000</text:p>
          </table:table-cell>
          <table:table-cell office:value-type="float" office:value="3990.64506063869" calcext:value-type="float">
            <text:p>3990,645060638690000</text:p>
          </table:table-cell>
          <table:table-cell office:value-type="float" office:value="13291.7578972836" calcext:value-type="float">
            <text:p>13291,757897283600000</text:p>
          </table:table-cell>
          <table:table-cell office:value-type="float" office:value="487.860977465234" calcext:value-type="float">
            <text:p>487,860977465234000</text:p>
          </table:table-cell>
          <table:table-cell office:value-type="float" office:value="140.296115413079" calcext:value-type="float">
            <text:p>140,296115413079000</text:p>
          </table:table-cell>
          <table:table-cell office:value-type="float" office:value="8983.57018859058" calcext:value-type="float">
            <text:p>8983,570188590580000</text:p>
          </table:table-cell>
          <table:table-cell office:value-type="float" office:value="54941.2640917553" calcext:value-type="float">
            <text:p>54941,2640917553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1756.0148843228" calcext:value-type="float">
            <text:p>31756,014884322800000</text:p>
          </table:table-cell>
          <table:table-cell office:value-type="float" office:value="2262.74169979695" calcext:value-type="float">
            <text:p>2262,741699796950000</text:p>
          </table:table-cell>
          <table:table-cell office:value-type="float" office:value="25469.1309889704" calcext:value-type="float">
            <text:p>25469,130988970400000</text:p>
          </table:table-cell>
          <table:table-cell office:value-type="float" office:value="697.770019419006" calcext:value-type="float">
            <text:p>697,770019419006000</text:p>
          </table:table-cell>
          <table:table-cell office:value-type="float" office:value="285.67347327558" calcext:value-type="float">
            <text:p>285,673473275580000</text:p>
          </table:table-cell>
          <table:table-cell office:value-type="float" office:value="42569.2233309465" calcext:value-type="float">
            <text:p>42569,223330946500000</text:p>
          </table:table-cell>
          <table:table-cell office:value-type="float" office:value="41902.5721207342" calcext:value-type="float">
            <text:p>41902,5721207342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9617.2645646634" calcext:value-type="float">
            <text:p>19617,264564663400000</text:p>
          </table:table-cell>
          <table:table-cell office:value-type="float" office:value="5572.4831987185" calcext:value-type="float">
            <text:p>5572,483198718500000</text:p>
          </table:table-cell>
          <table:table-cell office:value-type="float" office:value="17469.6123120501" calcext:value-type="float">
            <text:p>17469,612312050100000</text:p>
          </table:table-cell>
          <table:table-cell office:value-type="float" office:value="883.883476483184" calcext:value-type="float">
            <text:p>883,883476483184000</text:p>
          </table:table-cell>
          <table:table-cell office:value-type="float" office:value="206.500201775527" calcext:value-type="float">
            <text:p>206,500201775527000</text:p>
          </table:table-cell>
          <table:table-cell office:value-type="float" office:value="17692.2792859861" calcext:value-type="float">
            <text:p>17692,279285986100000</text:p>
          </table:table-cell>
          <table:table-cell office:value-type="string" calcext:value-type="string">
            <text:p>85917.710294317105</text:p>
          </table:table-cell>
          <table:table-cell office:value-type="string" calcext:value-type="string">
            <text:p>122729.755600634</text:p>
          </table:table-cell>
          <table:table-cell office:value-type="string" calcext:value-type="string">
            <text:p>18569.880421514401</text:p>
          </table:table-cell>
          <table:table-cell office:value-type="string" calcext:value-type="string">
            <text:p>104139.390832591</text:p>
          </table:table-cell>
          <table:table-cell office:value-type="string" calcext:value-type="string">
            <text:p>25438.8424097323</text:p>
          </table:table-cell>
          <table:table-cell office:value-type="string" calcext:value-type="string">
            <text:p>92517.006103350097</text:p>
          </table:table-cell>
          <table:table-cell office:value-type="string" calcext:value-type="string">
            <text:p>34299.4002205461</text:p>
          </table:table-cell>
          <table:table-cell table:number-columns-repeated="2"/>
          <table:table-cell office:value-type="string" calcext:value-type="string">
            <text:p>150763.37339401199</text:p>
          </table:table-cell>
          <table:table-cell office:value-type="string" calcext:value-type="string">
            <text:p>347837.04402160598</text:p>
          </table:table-cell>
          <table:table-cell office:value-type="string" calcext:value-type="string">
            <text:p>33820.8710632324</text:p>
          </table:table-cell>
          <table:table-cell office:value-type="string" calcext:value-type="string">
            <text:p>190263.19924163801</text:p>
          </table:table-cell>
          <table:table-cell office:value-type="string" calcext:value-type="string">
            <text:p>26486.660675048799</text:p>
          </table:table-cell>
          <table:table-cell office:value-type="string" calcext:value-type="string">
            <text:p>217339.377185822</text:p>
          </table:table-cell>
          <table:table-cell office:value-type="string" calcext:value-type="string">
            <text:p>52736.839378356897</text:p>
          </table:table-cell>
          <table:table-cell table:number-columns-repeated="2"/>
          <table:table-cell office:value-type="string" calcext:value-type="string">
            <text:p>246078.32888770101</text:p>
          </table:table-cell>
          <table:table-cell office:value-type="string" calcext:value-type="string">
            <text:p>793636.56105184602</text:p>
          </table:table-cell>
          <table:table-cell office:value-type="string" calcext:value-type="string">
            <text:p>49619.917242765398</text:p>
          </table:table-cell>
          <table:table-cell office:value-type="string" calcext:value-type="string">
            <text:p>204470.120370388</text:p>
          </table:table-cell>
          <table:table-cell office:value-type="string" calcext:value-type="string">
            <text:p>40140.057655334502</text:p>
          </table:table-cell>
          <table:table-cell office:value-type="string" calcext:value-type="string">
            <text:p>369684.60449338</text:p>
          </table:table-cell>
          <table:table-cell office:value-type="string" calcext:value-type="string">
            <text:p>73828.823256731004</text:p>
          </table:table-cell>
          <table:table-cell table:number-columns-repeated="2"/>
          <table:table-cell office:value-type="float" office:value="33.0226898193359" calcext:value-type="float">
            <text:p>33,022689819335900</text:p>
          </table:table-cell>
          <table:table-cell office:value-type="float" office:value="34.439998626709" calcext:value-type="float">
            <text:p>34,439998626709000</text:p>
          </table:table-cell>
          <table:table-cell office:value-type="float" office:value="49.9799995422363" calcext:value-type="float">
            <text:p>49,979999542236300</text:p>
          </table:table-cell>
          <table:table-cell office:value-type="float" office:value="54.0099983215332" calcext:value-type="float">
            <text:p>54,009998321533200</text:p>
          </table:table-cell>
          <table:table-cell office:value-type="float" office:value="74.7771530151367" calcext:value-type="float">
            <text:p>74,777153015136700</text:p>
          </table:table-cell>
          <table:table-cell office:value-type="float" office:value="71.75" calcext:value-type="float">
            <text:p>71,750000000000000</text:p>
          </table:table-cell>
          <table:table-cell office:value-type="float" office:value="65.7900009155273" calcext:value-type="float">
            <text:p>65,790000915527300</text:p>
          </table:table-cell>
          <table:table-cell office:value-type="float" office:value="67.7399978637695" calcext:value-type="float">
            <text:p>67,739997863769500</text:p>
          </table:table-cell>
          <table:table-cell office:value-type="float" office:value="6.08074331283569" calcext:value-type="float">
            <text:p>6,080743312835690</text:p>
          </table:table-cell>
          <table:table-cell office:value-type="float" office:value="5.37575912475586" calcext:value-type="float">
            <text:p>5,375759124755860</text:p>
          </table:table-cell>
          <table:table-cell office:value-type="float" office:value="3.92652750015259" calcext:value-type="float">
            <text:p>3,926527500152590</text:p>
          </table:table-cell>
          <table:table-cell office:value-type="float" office:value="10.287070274353" calcext:value-type="float">
            <text:p>10,287070274353000</text:p>
          </table:table-cell>
          <table:table-cell office:value-type="float" office:value="0.722988069057465" calcext:value-type="float">
            <text:p>0,722988069057465</text:p>
          </table:table-cell>
          <table:table-cell office:value-type="float" office:value="0.495813488960266" calcext:value-type="float">
            <text:p>0,495813488960266</text:p>
          </table:table-cell>
          <table:table-cell office:value-type="float" office:value="0.182185560464859" calcext:value-type="float">
            <text:p>0,182185560464859</text:p>
          </table:table-cell>
          <table:table-cell office:value-type="float" office:value="0.20395427942276" calcext:value-type="float">
            <text:p>0,203954279422760</text:p>
          </table:table-cell>
          <table:table-cell office:value-type="float" office:value="6.5815224647522" calcext:value-type="float">
            <text:p>6,581522464752200</text:p>
          </table:table-cell>
          <table:table-cell office:value-type="float" office:value="14.4405517578125" calcext:value-type="float">
            <text:p>14,4405517578125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.35293114185333" calcext:value-type="float">
            <text:p>3,352931141853330</text:p>
          </table:table-cell>
          <table:table-cell office:value-type="float" office:value="6.37110996246338" calcext:value-type="float">
            <text:p>6,371109962463380</text:p>
          </table:table-cell>
          <table:table-cell office:value-type="float" office:value="15.2893562316895" calcext:value-type="float">
            <text:p>15,289356231689500</text:p>
          </table:table-cell>
          <table:table-cell office:value-type="float" office:value="10.3642486035824" calcext:value-type="float">
            <text:p>10,3642486035824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3.8277962803841" calcext:value-type="float">
            <text:p>13,827796280384100</text:p>
          </table:table-cell>
          <table:table-cell office:value-type="float" office:value="15.7457485795021" calcext:value-type="float">
            <text:p>15,745748579502100</text:p>
          </table:table-cell>
          <table:table-cell office:value-type="float" office:value="4.20704074203968" calcext:value-type="float">
            <text:p>4,207040742039680</text:p>
          </table:table-cell>
          <table:table-cell office:value-type="float" office:value="4.41293455660343" calcext:value-type="float">
            <text:p>4,412934556603430</text:p>
          </table:table-cell>
          <table:table-cell office:value-type="float" office:value="65.9345805644989" calcext:value-type="float">
            <text:p>65,934580564498900</text:p>
          </table:table-cell>
          <table:table-cell office:value-type="float" office:value="86.5300059318542" calcext:value-type="float">
            <text:p>86,530005931854200</text:p>
          </table:table-cell>
          <table:table-cell office:value-type="float" office:value="70.1559722423553" calcext:value-type="float">
            <text:p>70,155972242355300</text:p>
          </table:table-cell>
          <table:table-cell office:value-type="float" office:value="74.8169183731079" calcext:value-type="float">
            <text:p>74,816918373107900</text:p>
          </table:table-cell>
          <table:table-cell office:value-type="float" office:value="9.96915912628174" calcext:value-type="float">
            <text:p>9,969159126281740</text:p>
          </table:table-cell>
          <table:table-cell office:value-type="float" office:value="11.3624563217163" calcext:value-type="float">
            <text:p>11,362456321716300</text:p>
          </table:table-cell>
          <table:table-cell office:value-type="float" office:value="10.0801153182983" calcext:value-type="float">
            <text:p>10,080115318298300</text:p>
          </table:table-cell>
          <table:table-cell office:value-type="float" office:value="10.9127597808838" calcext:value-type="float">
            <text:p>10,912759780883800</text:p>
          </table:table-cell>
          <table:table-cell office:value-type="float" office:value="98.1009521484375" calcext:value-type="float">
            <text:p>98,100952148437500</text:p>
          </table:table-cell>
          <table:table-cell office:value-type="float" office:value="64.8421020507813" calcext:value-type="float">
            <text:p>64,842102050781300</text:p>
          </table:table-cell>
          <table:table-cell office:value-type="float" office:value="32.1743607521057" calcext:value-type="float">
            <text:p>32,174360752105700</text:p>
          </table:table-cell>
          <table:table-cell office:value-type="float" office:value="77.4736285209656" calcext:value-type="float">
            <text:p>77,473628520965600</text:p>
          </table:table-cell>
        </table:table-row>
        <table:table-row table:style-name="ro1">
          <table:table-cell office:value-type="string" calcext:value-type="string">
            <text:p>KEDOUGOU</text:p>
          </table:table-cell>
          <table:table-cell table:style-name="ce1" office:value-type="string" calcext:value-type="string">
            <text:p>6</text:p>
          </table:table-cell>
          <table:table-cell office:value-type="float" office:value="7.746548716" calcext:value-type="float">
            <text:p>7,746548716000000</text:p>
          </table:table-cell>
          <table:table-cell office:value-type="float" office:value="1.39852500459" calcext:value-type="float">
            <text:p>1,398525004590000</text:p>
          </table:table-cell>
          <table:table-cell office:value-type="string" calcext:value-type="string">
            <text:p>SN06</text:p>
          </table:table-cell>
          <table:table-cell table:number-columns-repeated="3"/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style-name="ce3" office:value-type="date" office:date-value="2017-08-04" calcext:value-type="date">
            <text:p>04/08/17</text:p>
          </table:table-cell>
          <table:table-cell table:style-name="ce3" office:value-type="date" office:date-value="2019-04-26" calcext:value-type="date">
            <text:p>26/04/19</text:p>
          </table:table-cell>
          <table:table-cell/>
          <table:table-cell office:value-type="float" office:value="1426.50145460019" calcext:value-type="float">
            <text:p>1426,501454600190000</text:p>
          </table:table-cell>
          <table:table-cell office:value-type="float" office:value="1073.18362954792" calcext:value-type="float">
            <text:p>1073,183629547920000</text:p>
          </table:table-cell>
          <table:table-cell office:value-type="float" office:value="1116.80209130566" calcext:value-type="float">
            <text:p>1116,802091305660000</text:p>
          </table:table-cell>
          <table:table-cell office:value-type="float" office:value="1102.44950248474" calcext:value-type="float">
            <text:p>1102,449502484740000</text:p>
          </table:table-cell>
          <table:table-cell office:value-type="float" office:value="1117.30020779821" calcext:value-type="float">
            <text:p>1117,300207798210000</text:p>
          </table:table-cell>
          <table:table-cell office:value-type="float" office:value="1148.49984186259" calcext:value-type="float">
            <text:p>1148,499841862590000</text:p>
          </table:table-cell>
          <table:table-cell office:value-type="float" office:value="1114.29627147802" calcext:value-type="float">
            <text:p>1114,296271478020000</text:p>
          </table:table-cell>
          <table:table-cell office:value-type="float" office:value="354.409357049016" calcext:value-type="float">
            <text:p>354,409357049016000</text:p>
          </table:table-cell>
          <table:table-cell office:value-type="float" office:value="354.814445859755" calcext:value-type="float">
            <text:p>354,814445859755000</text:p>
          </table:table-cell>
          <table:table-cell office:value-type="float" office:value="354.758927225345" calcext:value-type="float">
            <text:p>354,758927225345000</text:p>
          </table:table-cell>
          <table:table-cell office:value-type="float" office:value="357.499805394795" calcext:value-type="float">
            <text:p>357,499805394795000</text:p>
          </table:table-cell>
          <table:table-cell office:value-type="float" office:value="359.17727380414" calcext:value-type="float">
            <text:p>359,177273804140000</text:p>
          </table:table-cell>
          <table:table-cell office:value-type="float" office:value="359.498377777162" calcext:value-type="float">
            <text:p>359,498377777162000</text:p>
          </table:table-cell>
          <table:table-cell office:value-type="float" office:value="362.618414575238" calcext:value-type="float">
            <text:p>362,618414575238000</text:p>
          </table:table-cell>
          <table:table-cell office:value-type="float" office:value="218.169885729054" calcext:value-type="float">
            <text:p>218,169885729054000</text:p>
          </table:table-cell>
          <table:table-cell office:value-type="float" office:value="223.566739585929" calcext:value-type="float">
            <text:p>223,566739585929000</text:p>
          </table:table-cell>
          <table:table-cell office:value-type="float" office:value="223.511259411046" calcext:value-type="float">
            <text:p>223,511259411046000</text:p>
          </table:table-cell>
          <table:table-cell office:value-type="float" office:value="223.310702978613" calcext:value-type="float">
            <text:p>223,310702978613000</text:p>
          </table:table-cell>
          <table:table-cell office:value-type="float" office:value="227.928290674026" calcext:value-type="float">
            <text:p>227,928290674026000</text:p>
          </table:table-cell>
          <table:table-cell office:value-type="float" office:value="227.594627357954" calcext:value-type="float">
            <text:p>227,594627357954000</text:p>
          </table:table-cell>
          <table:table-cell office:value-type="float" office:value="230.717643230969" calcext:value-type="float">
            <text:p>230,717643230969000</text:p>
          </table:table-cell>
          <table:table-cell office:value-type="float" office:value="709.566075774498" calcext:value-type="float">
            <text:p>709,566075774498000</text:p>
          </table:table-cell>
          <table:table-cell office:value-type="float" office:value="987.79914512164" calcext:value-type="float">
            <text:p>987,799145121640000</text:p>
          </table:table-cell>
          <table:table-cell office:value-type="float" office:value="1012.29520455853" calcext:value-type="float">
            <text:p>1012,295204558530000</text:p>
          </table:table-cell>
          <table:table-cell office:value-type="float" office:value="768.4665355966" calcext:value-type="float">
            <text:p>768,466535596600000</text:p>
          </table:table-cell>
          <table:table-cell office:value-type="float" office:value="685.575822956953" calcext:value-type="float">
            <text:p>685,575822956953000</text:p>
          </table:table-cell>
          <table:table-cell office:value-type="float" office:value="723.381766184538" calcext:value-type="float">
            <text:p>723,381766184538000</text:p>
          </table:table-cell>
          <table:table-cell office:value-type="float" office:value="622.955513865429" calcext:value-type="float">
            <text:p>622,955513865429000</text:p>
          </table:table-cell>
          <table:table-cell office:value-type="float" office:value="1447.16766969112" calcext:value-type="float">
            <text:p>1447,167669691120000</text:p>
          </table:table-cell>
          <table:table-cell office:value-type="float" office:value="1977.24231578656" calcext:value-type="float">
            <text:p>1977,242315786560000</text:p>
          </table:table-cell>
          <table:table-cell office:value-type="float" office:value="2104.61025730962" calcext:value-type="float">
            <text:p>2104,610257309620000</text:p>
          </table:table-cell>
          <table:table-cell office:value-type="float" office:value="1315.34186519474" calcext:value-type="float">
            <text:p>1315,341865194740000</text:p>
          </table:table-cell>
          <table:table-cell office:value-type="float" office:value="1354.73337010064" calcext:value-type="float">
            <text:p>1354,733370100640000</text:p>
          </table:table-cell>
          <table:table-cell office:value-type="float" office:value="1384.56958712929" calcext:value-type="float">
            <text:p>1384,569587129290000</text:p>
          </table:table-cell>
          <table:table-cell office:value-type="float" office:value="1053.32475685887" calcext:value-type="float">
            <text:p>1053,324756858870000</text:p>
          </table:table-cell>
          <table:table-cell office:value-type="float" office:value="0.171757169624973" calcext:value-type="float">
            <text:p>0,171757169624973</text:p>
          </table:table-cell>
          <table:table-cell office:value-type="float" office:value="0.275930182113551" calcext:value-type="float">
            <text:p>0,275930182113551</text:p>
          </table:table-cell>
          <table:table-cell office:value-type="float" office:value="0.322321601639299" calcext:value-type="float">
            <text:p>0,322321601639299</text:p>
          </table:table-cell>
          <table:table-cell office:value-type="float" office:value="0.355753699037281" calcext:value-type="float">
            <text:p>0,355753699037281</text:p>
          </table:table-cell>
          <table:table-cell office:value-type="float" office:value="0.421777937769409" calcext:value-type="float">
            <text:p>0,421777937769409</text:p>
          </table:table-cell>
          <table:table-cell office:value-type="float" office:value="9432" calcext:value-type="float">
            <text:p>9432,000000000000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1070.33333333333" calcext:value-type="float">
            <text:p>1070,333333333330000</text:p>
          </table:table-cell>
          <table:table-cell office:value-type="float" office:value="2811.66666666667" calcext:value-type="float">
            <text:p>2811,666666666670000</text:p>
          </table:table-cell>
          <table:table-cell office:value-type="float" office:value="4331.66666666667" calcext:value-type="float">
            <text:p>4331,666666666670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4512.33333333333" calcext:value-type="float">
            <text:p>4512,333333333330000</text:p>
          </table:table-cell>
          <table:table-cell office:value-type="float" office:value="1000" calcext:value-type="float">
            <text:p>1000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4615" calcext:value-type="float">
            <text:p>4615,000000000000000</text:p>
          </table:table-cell>
          <table:table-cell office:value-type="float" office:value="8981" calcext:value-type="float">
            <text:p>8981,000000000000000</text:p>
          </table:table-cell>
          <table:table-cell office:value-type="float" office:value="7706.33333333333" calcext:value-type="float">
            <text:p>7706,333333333330000</text:p>
          </table:table-cell>
          <table:table-cell office:value-type="float" office:value="196" calcext:value-type="float">
            <text:p>196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6840.66666666667" calcext:value-type="float">
            <text:p>6840,666666666670000</text:p>
          </table:table-cell>
          <table:table-cell office:value-type="float" office:value="266.666666666667" calcext:value-type="float">
            <text:p>266,666666666667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4126" calcext:value-type="float">
            <text:p>4126,000000000000000</text:p>
          </table:table-cell>
          <table:table-cell office:value-type="float" office:value="10407.6666666667" calcext:value-type="float">
            <text:p>10407,666666666700000</text:p>
          </table:table-cell>
          <table:table-cell table:number-columns-repeated="3" office:value-type="float" office:value="0" calcext:value-type="float">
            <text:p>0,000000000000000</text:p>
          </table:table-cell>
          <table:table-cell office:value-type="float" office:value="4347" calcext:value-type="float">
            <text:p>4347,000000000000000</text:p>
          </table:table-cell>
          <table:table-cell office:value-type="float" office:value="266.666666666667" calcext:value-type="float">
            <text:p>266,666666666667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517" calcext:value-type="float">
            <text:p>3517,000000000000000</text:p>
          </table:table-cell>
          <table:table-cell office:value-type="float" office:value="11697.3333333333" calcext:value-type="float">
            <text:p>11697,333333333300000</text:p>
          </table:table-cell>
          <table:table-cell office:value-type="float" office:value="6656.66666666667" calcext:value-type="float">
            <text:p>6656,666666666670000</text:p>
          </table:table-cell>
          <table:table-cell office:value-type="float" office:value="450" calcext:value-type="float">
            <text:p>450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4669" calcext:value-type="float">
            <text:p>4669,000000000000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4705.33333333333" calcext:value-type="float">
            <text:p>4705,333333333330000</text:p>
          </table:table-cell>
          <table:table-cell office:value-type="float" office:value="15174" calcext:value-type="float">
            <text:p>15174,000000000000000</text:p>
          </table:table-cell>
          <table:table-cell office:value-type="float" office:value="12759.6666666667" calcext:value-type="float">
            <text:p>12759,666666666700000</text:p>
          </table:table-cell>
          <table:table-cell office:value-type="float" office:value="900" calcext:value-type="float">
            <text:p>900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3485.5764430001" calcext:value-type="float">
            <text:p>13485,576443000100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397.271108102934" calcext:value-type="float">
            <text:p>397,271108102934000</text:p>
          </table:table-cell>
          <table:table-cell office:value-type="float" office:value="1647.1078693678" calcext:value-type="float">
            <text:p>1647,107869367800000</text:p>
          </table:table-cell>
          <table:table-cell office:value-type="float" office:value="3397.61803817518" calcext:value-type="float">
            <text:p>3397,618038175180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3190.10726047469" calcext:value-type="float">
            <text:p>3190,107260474690000</text:p>
          </table:table-cell>
          <table:table-cell office:value-type="float" office:value="282.842712474619" calcext:value-type="float">
            <text:p>282,842712474619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710.278818493132" calcext:value-type="float">
            <text:p>710,278818493132000</text:p>
          </table:table-cell>
          <table:table-cell office:value-type="float" office:value="3712.04364198483" calcext:value-type="float">
            <text:p>3712,043641984830000</text:p>
          </table:table-cell>
          <table:table-cell office:value-type="float" office:value="7784.52248589041" calcext:value-type="float">
            <text:p>7784,522485890410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4951.36812743037" calcext:value-type="float">
            <text:p>4951,368127430370000</text:p>
          </table:table-cell>
          <table:table-cell office:value-type="float" office:value="461.880215351701" calcext:value-type="float">
            <text:p>461,880215351701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015.10272690997" calcext:value-type="float">
            <text:p>2015,102726909970000</text:p>
          </table:table-cell>
          <table:table-cell office:value-type="float" office:value="4984.25293633192" calcext:value-type="float">
            <text:p>4984,252936331920000</text:p>
          </table:table-cell>
          <table:table-cell office:value-type="float" office:value="7853.1213115126" calcext:value-type="float">
            <text:p>7853,121311512600000</text:p>
          </table:table-cell>
          <table:table-cell office:value-type="float" office:value="112.587743560301" calcext:value-type="float">
            <text:p>112,587743560301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365.94221578446" calcext:value-type="float">
            <text:p>3365,942215784460000</text:p>
          </table:table-cell>
          <table:table-cell office:value-type="float" office:value="461.880215351701" calcext:value-type="float">
            <text:p>461,880215351701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930.07694147151" calcext:value-type="float">
            <text:p>1930,076941471510000</text:p>
          </table:table-cell>
          <table:table-cell office:value-type="float" office:value="2676.86408570427" calcext:value-type="float">
            <text:p>2676,864085704270000</text:p>
          </table:table-cell>
          <table:table-cell office:value-type="float" office:value="2140.73873542133" calcext:value-type="float">
            <text:p>2140,738735421330000</text:p>
          </table:table-cell>
          <table:table-cell office:value-type="float" office:value="636.396103067893" calcext:value-type="float">
            <text:p>636,396103067893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442.556211118994" calcext:value-type="float">
            <text:p>442,556211118994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679.471363144418" calcext:value-type="float">
            <text:p>679,471363144418000</text:p>
          </table:table-cell>
          <table:table-cell office:value-type="float" office:value="2816.81966053917" calcext:value-type="float">
            <text:p>2816,819660539170000</text:p>
          </table:table-cell>
          <table:table-cell office:value-type="float" office:value="6016.83574093006" calcext:value-type="float">
            <text:p>6016,835740930060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string" calcext:value-type="string">
            <text:p>19003.991241685198</text:p>
          </table:table-cell>
          <table:table-cell office:value-type="string" calcext:value-type="string">
            <text:p>49014.208111603897</text:p>
          </table:table-cell>
          <table:table-cell office:value-type="string" calcext:value-type="string">
            <text:p>1315.70151515151</text:p>
          </table:table-cell>
          <table:table-cell office:value-type="string" calcext:value-type="string">
            <text:p>42068.900923872898</text:p>
          </table:table-cell>
          <table:table-cell/>
          <table:table-cell office:value-type="string" calcext:value-type="string">
            <text:p>10039.9765890614</text:p>
          </table:table-cell>
          <table:table-cell table:number-columns-repeated="3"/>
          <table:table-cell office:value-type="string" calcext:value-type="string">
            <text:p>12570.671792984</text:p>
          </table:table-cell>
          <table:table-cell office:value-type="string" calcext:value-type="string">
            <text:p>24706.689304351799</text:p>
          </table:table-cell>
          <table:table-cell/>
          <table:table-cell office:value-type="string" calcext:value-type="string">
            <text:p>30345.686416625998</text:p>
          </table:table-cell>
          <table:table-cell/>
          <table:table-cell office:value-type="string" calcext:value-type="string">
            <text:p>15245.2250041962</text:p>
          </table:table-cell>
          <table:table-cell table:number-columns-repeated="3"/>
          <table:table-cell office:value-type="string" calcext:value-type="string">
            <text:p>40670.763200402303</text:p>
          </table:table-cell>
          <table:table-cell office:value-type="string" calcext:value-type="string">
            <text:p>67062.945880174593</text:p>
          </table:table-cell>
          <table:table-cell/>
          <table:table-cell office:value-type="string" calcext:value-type="string">
            <text:p>76631.858464002595</text:p>
          </table:table-cell>
          <table:table-cell/>
          <table:table-cell office:value-type="string" calcext:value-type="string">
            <text:p>40691.515354275703</text:p>
          </table:table-cell>
          <table:table-cell table:number-columns-repeated="3"/>
          <table:table-cell office:value-type="float" office:value="38.5928344726563" calcext:value-type="float">
            <text:p>38,592834472656300</text:p>
          </table:table-cell>
          <table:table-cell office:value-type="float" office:value="41.1800003051758" calcext:value-type="float">
            <text:p>41,180000305175800</text:p>
          </table:table-cell>
          <table:table-cell office:value-type="float" office:value="36.5999984741211" calcext:value-type="float">
            <text:p>36,599998474121100</text:p>
          </table:table-cell>
          <table:table-cell office:value-type="float" office:value="40.7799987792969" calcext:value-type="float">
            <text:p>40,779998779296900</text:p>
          </table:table-cell>
          <table:table-cell office:value-type="float" office:value="77.3047485351563" calcext:value-type="float">
            <text:p>77,304748535156300</text:p>
          </table:table-cell>
          <table:table-cell office:value-type="float" office:value="67.2200012207031" calcext:value-type="float">
            <text:p>67,220001220703100</text:p>
          </table:table-cell>
          <table:table-cell office:value-type="float" office:value="70.1699981689453" calcext:value-type="float">
            <text:p>70,169998168945300</text:p>
          </table:table-cell>
          <table:table-cell office:value-type="float" office:value="71.0699996948242" calcext:value-type="float">
            <text:p>71,069999694824200</text:p>
          </table:table-cell>
          <table:table-cell office:value-type="float" office:value="3.21345257759094" calcext:value-type="float">
            <text:p>3,213452577590940</text:p>
          </table:table-cell>
          <table:table-cell office:value-type="float" office:value="10.3060073852539" calcext:value-type="float">
            <text:p>10,306007385253900</text:p>
          </table:table-cell>
          <table:table-cell office:value-type="float" office:value="11.4958848953247" calcext:value-type="float">
            <text:p>11,495884895324700</text:p>
          </table:table-cell>
          <table:table-cell office:value-type="float" office:value="15.200249671936" calcext:value-type="float">
            <text:p>15,200249671936000</text:p>
          </table:table-cell>
          <table:table-cell office:value-type="float" office:value="0.851201593875885" calcext:value-type="float">
            <text:p>0,851201593875885</text:p>
          </table:table-cell>
          <table:table-cell office:value-type="float" office:value="0.569954752922058" calcext:value-type="float">
            <text:p>0,569954752922058</text:p>
          </table:table-cell>
          <table:table-cell office:value-type="float" office:value="0.337575703859329" calcext:value-type="float">
            <text:p>0,337575703859329</text:p>
          </table:table-cell>
          <table:table-cell office:value-type="float" office:value="0.446845144033432" calcext:value-type="float">
            <text:p>0,446845144033432</text:p>
          </table:table-cell>
          <table:table-cell office:value-type="float" office:value="25.6660766601563" calcext:value-type="float">
            <text:p>25,6660766601563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6.5469214320183" calcext:value-type="float">
            <text:p>16,546921432018300</text:p>
          </table:table-cell>
          <table:table-cell office:value-type="float" office:value="6.62046074867249" calcext:value-type="float">
            <text:p>6,620460748672490</text:p>
          </table:table-cell>
          <table:table-cell office:value-type="float" office:value="3.24896788597107" calcext:value-type="float">
            <text:p>3,248967885971070</text:p>
          </table:table-cell>
          <table:table-cell office:value-type="float" office:value="24.9206848144531" calcext:value-type="float">
            <text:p>24,9206848144531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59.8729312419891" calcext:value-type="float">
            <text:p>59,872931241989100</text:p>
          </table:table-cell>
          <table:table-cell office:value-type="float" office:value="3.93983609974384" calcext:value-type="float">
            <text:p>3,939836099743840</text:p>
          </table:table-cell>
          <table:table-cell office:value-type="float" office:value="5.43763898313046" calcext:value-type="float">
            <text:p>5,43763898313046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74.5923757553101" calcext:value-type="float">
            <text:p>74,592375755310100</text:p>
          </table:table-cell>
          <table:table-cell office:value-type="float" office:value="55.7692289352417" calcext:value-type="float">
            <text:p>55,769228935241700</text:p>
          </table:table-cell>
          <table:table-cell office:value-type="float" office:value="72.0937728881836" calcext:value-type="float">
            <text:p>72,093772888183600</text:p>
          </table:table-cell>
          <table:table-cell office:value-type="float" office:value="58.2808673381805" calcext:value-type="float">
            <text:p>58,280867338180500</text:p>
          </table:table-cell>
          <table:table-cell office:value-type="float" office:value="5.71091318130493" calcext:value-type="float">
            <text:p>5,710913181304930</text:p>
          </table:table-cell>
          <table:table-cell office:value-type="float" office:value="7.39458274841309" calcext:value-type="float">
            <text:p>7,394582748413090</text:p>
          </table:table-cell>
          <table:table-cell office:value-type="float" office:value="9.69367504119873" calcext:value-type="float">
            <text:p>9,693675041198730</text:p>
          </table:table-cell>
          <table:table-cell office:value-type="float" office:value="7.70885467529297" calcext:value-type="float">
            <text:p>7,708854675292970</text:p>
          </table:table-cell>
          <table:table-cell office:value-type="float" office:value="98.9236907958984" calcext:value-type="float">
            <text:p>98,923690795898400</text:p>
          </table:table-cell>
          <table:table-cell office:value-type="float" office:value="37.017707824707" calcext:value-type="float">
            <text:p>37,017707824707000</text:p>
          </table:table-cell>
          <table:table-cell office:value-type="float" office:value="53.8297176361084" calcext:value-type="float">
            <text:p>53,829717636108400</text:p>
          </table:table-cell>
          <table:table-cell office:value-type="float" office:value="40.5024915933609" calcext:value-type="float">
            <text:p>40,502491593360900</text:p>
          </table:table-cell>
        </table:table-row>
        <table:table-row table:style-name="ro1">
          <table:table-cell office:value-type="string" calcext:value-type="string">
            <text:p>KOLDA</text:p>
          </table:table-cell>
          <table:table-cell table:style-name="ce1" office:value-type="string" calcext:value-type="string">
            <text:p>7</text:p>
          </table:table-cell>
          <table:table-cell office:value-type="float" office:value="6.57420954859" calcext:value-type="float">
            <text:p>6,574209548590000</text:p>
          </table:table-cell>
          <table:table-cell office:value-type="float" office:value="1.14397211307" calcext:value-type="float">
            <text:p>1,143972113070000</text:p>
          </table:table-cell>
          <table:table-cell office:value-type="string" calcext:value-type="string">
            <text:p>SN07</text:p>
          </table:table-cell>
          <table:table-cell table:number-columns-repeated="3"/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style-name="ce3" office:value-type="date" office:date-value="2017-08-04" calcext:value-type="date">
            <text:p>04/08/17</text:p>
          </table:table-cell>
          <table:table-cell table:style-name="ce3" office:value-type="date" office:date-value="2019-04-26" calcext:value-type="date">
            <text:p>26/04/19</text:p>
          </table:table-cell>
          <table:table-cell/>
          <table:table-cell office:value-type="float" office:value="1036.825729631" calcext:value-type="float">
            <text:p>1036,825729631000000</text:p>
          </table:table-cell>
          <table:table-cell office:value-type="float" office:value="930.078717684003" calcext:value-type="float">
            <text:p>930,078717684003000</text:p>
          </table:table-cell>
          <table:table-cell office:value-type="float" office:value="981.834707604828" calcext:value-type="float">
            <text:p>981,834707604828000</text:p>
          </table:table-cell>
          <table:table-cell office:value-type="float" office:value="908.224233933726" calcext:value-type="float">
            <text:p>908,224233933726000</text:p>
          </table:table-cell>
          <table:table-cell office:value-type="float" office:value="906.032782804476" calcext:value-type="float">
            <text:p>906,032782804476000</text:p>
          </table:table-cell>
          <table:table-cell office:value-type="float" office:value="1151.05478042014" calcext:value-type="float">
            <text:p>1151,054780420140000</text:p>
          </table:table-cell>
          <table:table-cell office:value-type="float" office:value="981.549242958764" calcext:value-type="float">
            <text:p>981,549242958764000</text:p>
          </table:table-cell>
          <table:table-cell office:value-type="float" office:value="345.856532449593" calcext:value-type="float">
            <text:p>345,856532449593000</text:p>
          </table:table-cell>
          <table:table-cell office:value-type="float" office:value="345.246528836346" calcext:value-type="float">
            <text:p>345,246528836346000</text:p>
          </table:table-cell>
          <table:table-cell office:value-type="float" office:value="345.635655785524" calcext:value-type="float">
            <text:p>345,635655785524000</text:p>
          </table:table-cell>
          <table:table-cell office:value-type="float" office:value="345.867627188179" calcext:value-type="float">
            <text:p>345,867627188179000</text:p>
          </table:table-cell>
          <table:table-cell office:value-type="float" office:value="350.157215767307" calcext:value-type="float">
            <text:p>350,157215767307000</text:p>
          </table:table-cell>
          <table:table-cell office:value-type="float" office:value="351.659474046724" calcext:value-type="float">
            <text:p>351,659474046724000</text:p>
          </table:table-cell>
          <table:table-cell office:value-type="float" office:value="351.915145150909" calcext:value-type="float">
            <text:p>351,915145150909000</text:p>
          </table:table-cell>
          <table:table-cell office:value-type="float" office:value="198.875382496076" calcext:value-type="float">
            <text:p>198,875382496076000</text:p>
          </table:table-cell>
          <table:table-cell office:value-type="float" office:value="203.574315270862" calcext:value-type="float">
            <text:p>203,574315270862000</text:p>
          </table:table-cell>
          <table:table-cell office:value-type="float" office:value="203.964575123547" calcext:value-type="float">
            <text:p>203,964575123547000</text:p>
          </table:table-cell>
          <table:table-cell office:value-type="float" office:value="202.335124901671" calcext:value-type="float">
            <text:p>202,335124901671000</text:p>
          </table:table-cell>
          <table:table-cell office:value-type="float" office:value="208.488006654397" calcext:value-type="float">
            <text:p>208,488006654397000</text:p>
          </table:table-cell>
          <table:table-cell office:value-type="float" office:value="209.362642977316" calcext:value-type="float">
            <text:p>209,362642977316000</text:p>
          </table:table-cell>
          <table:table-cell office:value-type="float" office:value="209.621363699664" calcext:value-type="float">
            <text:p>209,621363699664000</text:p>
          </table:table-cell>
          <table:table-cell office:value-type="float" office:value="681.972245745966" calcext:value-type="float">
            <text:p>681,972245745966000</text:p>
          </table:table-cell>
          <table:table-cell office:value-type="float" office:value="899.040189846023" calcext:value-type="float">
            <text:p>899,040189846023000</text:p>
          </table:table-cell>
          <table:table-cell office:value-type="float" office:value="987.650714745435" calcext:value-type="float">
            <text:p>987,650714745435000</text:p>
          </table:table-cell>
          <table:table-cell office:value-type="float" office:value="710.287429099436" calcext:value-type="float">
            <text:p>710,287429099436000</text:p>
          </table:table-cell>
          <table:table-cell office:value-type="float" office:value="652.944045481747" calcext:value-type="float">
            <text:p>652,944045481747000</text:p>
          </table:table-cell>
          <table:table-cell office:value-type="float" office:value="716.512075208232" calcext:value-type="float">
            <text:p>716,512075208232000</text:p>
          </table:table-cell>
          <table:table-cell office:value-type="float" office:value="664.326932993086" calcext:value-type="float">
            <text:p>664,326932993086000</text:p>
          </table:table-cell>
          <table:table-cell office:value-type="float" office:value="1598.31957852978" calcext:value-type="float">
            <text:p>1598,319578529780000</text:p>
          </table:table-cell>
          <table:table-cell office:value-type="float" office:value="2033.31504691575" calcext:value-type="float">
            <text:p>2033,315046915750000</text:p>
          </table:table-cell>
          <table:table-cell office:value-type="float" office:value="2199.86576504861" calcext:value-type="float">
            <text:p>2199,865765048610000</text:p>
          </table:table-cell>
          <table:table-cell office:value-type="float" office:value="1339.90063382376" calcext:value-type="float">
            <text:p>1339,900633823760000</text:p>
          </table:table-cell>
          <table:table-cell office:value-type="float" office:value="1523.59803661424" calcext:value-type="float">
            <text:p>1523,598036614240000</text:p>
          </table:table-cell>
          <table:table-cell office:value-type="float" office:value="1564.14009236363" calcext:value-type="float">
            <text:p>1564,140092363630000</text:p>
          </table:table-cell>
          <table:table-cell office:value-type="float" office:value="1298.70823876788" calcext:value-type="float">
            <text:p>1298,708238767880000</text:p>
          </table:table-cell>
          <table:table-cell office:value-type="float" office:value="0.406072513352077" calcext:value-type="float">
            <text:p>0,406072513352077</text:p>
          </table:table-cell>
          <table:table-cell office:value-type="float" office:value="0.522464234499735" calcext:value-type="float">
            <text:p>0,522464234499735</text:p>
          </table:table-cell>
          <table:table-cell office:value-type="float" office:value="0.585888011923715" calcext:value-type="float">
            <text:p>0,585888011923715</text:p>
          </table:table-cell>
          <table:table-cell office:value-type="float" office:value="0.534512155188962" calcext:value-type="float">
            <text:p>0,534512155188962</text:p>
          </table:table-cell>
          <table:table-cell office:value-type="float" office:value="0.536397818502083" calcext:value-type="float">
            <text:p>0,536397818502083</text:p>
          </table:table-cell>
          <table:table-cell office:value-type="float" office:value="25599.3333333333" calcext:value-type="float">
            <text:p>25599,333333333300000</text:p>
          </table:table-cell>
          <table:table-cell office:value-type="float" office:value="3623.33333333333" calcext:value-type="float">
            <text:p>3623,333333333330000</text:p>
          </table:table-cell>
          <table:table-cell office:value-type="float" office:value="11222.6666666667" calcext:value-type="float">
            <text:p>11222,666666666700000</text:p>
          </table:table-cell>
          <table:table-cell office:value-type="float" office:value="8989" calcext:value-type="float">
            <text:p>8989,000000000000000</text:p>
          </table:table-cell>
          <table:table-cell office:value-type="float" office:value="9636.66666666667" calcext:value-type="float">
            <text:p>9636,666666666670000</text:p>
          </table:table-cell>
          <table:table-cell office:value-type="float" office:value="39280.3333333333" calcext:value-type="float">
            <text:p>39280,333333333300000</text:p>
          </table:table-cell>
          <table:table-cell office:value-type="float" office:value="370.666666666667" calcext:value-type="float">
            <text:p>370,666666666667000</text:p>
          </table:table-cell>
          <table:table-cell office:value-type="float" office:value="3457" calcext:value-type="float">
            <text:p>3457,000000000000000</text:p>
          </table:table-cell>
          <table:table-cell office:value-type="float" office:value="37762.3333333333" calcext:value-type="float">
            <text:p>37762,333333333300000</text:p>
          </table:table-cell>
          <table:table-cell office:value-type="float" office:value="4616.66666666667" calcext:value-type="float">
            <text:p>4616,666666666670000</text:p>
          </table:table-cell>
          <table:table-cell office:value-type="float" office:value="9264.33333333333" calcext:value-type="float">
            <text:p>9264,333333333330000</text:p>
          </table:table-cell>
          <table:table-cell office:value-type="float" office:value="11435.3333333333" calcext:value-type="float">
            <text:p>11435,333333333300000</text:p>
          </table:table-cell>
          <table:table-cell office:value-type="float" office:value="23816.6666666667" calcext:value-type="float">
            <text:p>23816,666666666700000</text:p>
          </table:table-cell>
          <table:table-cell office:value-type="float" office:value="86022" calcext:value-type="float">
            <text:p>86022,000000000000000</text:p>
          </table:table-cell>
          <table:table-cell office:value-type="float" office:value="213" calcext:value-type="float">
            <text:p>213,000000000000000</text:p>
          </table:table-cell>
          <table:table-cell office:value-type="float" office:value="3592" calcext:value-type="float">
            <text:p>3592,000000000000000</text:p>
          </table:table-cell>
          <table:table-cell office:value-type="float" office:value="75218" calcext:value-type="float">
            <text:p>75218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5910.6666666667" calcext:value-type="float">
            <text:p>15910,666666666700000</text:p>
          </table:table-cell>
          <table:table-cell office:value-type="float" office:value="12530" calcext:value-type="float">
            <text:p>12530,000000000000000</text:p>
          </table:table-cell>
          <table:table-cell office:value-type="float" office:value="31894.6666666667" calcext:value-type="float">
            <text:p>31894,666666666700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2196.33333333333" calcext:value-type="float">
            <text:p>2196,333333333330000</text:p>
          </table:table-cell>
          <table:table-cell office:value-type="float" office:value="75570" calcext:value-type="float">
            <text:p>75570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3674.3333333333" calcext:value-type="float">
            <text:p>13674,333333333300000</text:p>
          </table:table-cell>
          <table:table-cell office:value-type="float" office:value="11870" calcext:value-type="float">
            <text:p>11870,000000000000000</text:p>
          </table:table-cell>
          <table:table-cell office:value-type="float" office:value="40295" calcext:value-type="float">
            <text:p>40295,000000000000000</text:p>
          </table:table-cell>
          <table:table-cell office:value-type="float" office:value="104894.666666667" calcext:value-type="float">
            <text:p>104894,666666667000000</text:p>
          </table:table-cell>
          <table:table-cell office:value-type="float" office:value="355" calcext:value-type="float">
            <text:p>355,000000000000000</text:p>
          </table:table-cell>
          <table:table-cell office:value-type="float" office:value="4512.66666666667" calcext:value-type="float">
            <text:p>4512,666666666670000</text:p>
          </table:table-cell>
          <table:table-cell office:value-type="float" office:value="102914" calcext:value-type="float">
            <text:p>102914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7544.3333333333" calcext:value-type="float">
            <text:p>27544,333333333300000</text:p>
          </table:table-cell>
          <table:table-cell office:value-type="float" office:value="17169.6666666667" calcext:value-type="float">
            <text:p>17169,666666666700000</text:p>
          </table:table-cell>
          <table:table-cell office:value-type="float" office:value="60901" calcext:value-type="float">
            <text:p>60901,000000000000000</text:p>
          </table:table-cell>
          <table:table-cell office:value-type="float" office:value="119230" calcext:value-type="float">
            <text:p>119230,000000000000000</text:p>
          </table:table-cell>
          <table:table-cell office:value-type="float" office:value="617.666666666667" calcext:value-type="float">
            <text:p>617,666666666667000</text:p>
          </table:table-cell>
          <table:table-cell office:value-type="float" office:value="5024.66666666667" calcext:value-type="float">
            <text:p>5024,666666666670000</text:p>
          </table:table-cell>
          <table:table-cell office:value-type="float" office:value="3054.52260317931" calcext:value-type="float">
            <text:p>3054,522603179310000</text:p>
          </table:table-cell>
          <table:table-cell office:value-type="float" office:value="4374.26386187817" calcext:value-type="float">
            <text:p>4374,263861878170000</text:p>
          </table:table-cell>
          <table:table-cell office:value-type="float" office:value="2869.79743768325" calcext:value-type="float">
            <text:p>2869,797437683250000</text:p>
          </table:table-cell>
          <table:table-cell office:value-type="float" office:value="6092.34839778554" calcext:value-type="float">
            <text:p>6092,348397785540000</text:p>
          </table:table-cell>
          <table:table-cell office:value-type="float" office:value="1552.12188095308" calcext:value-type="float">
            <text:p>1552,121880953080000</text:p>
          </table:table-cell>
          <table:table-cell office:value-type="float" office:value="25011.0572813972" calcext:value-type="float">
            <text:p>25011,057281397200000</text:p>
          </table:table-cell>
          <table:table-cell office:value-type="float" office:value="79.0337480658316" calcext:value-type="float">
            <text:p>79,033748065831600</text:p>
          </table:table-cell>
          <table:table-cell office:value-type="float" office:value="5260.84822058192" calcext:value-type="float">
            <text:p>5260,848220581920000</text:p>
          </table:table-cell>
          <table:table-cell office:value-type="float" office:value="14457.020797292" calcext:value-type="float">
            <text:p>14457,020797292000000</text:p>
          </table:table-cell>
          <table:table-cell office:value-type="float" office:value="5228.84627172509" calcext:value-type="float">
            <text:p>5228,846271725090000</text:p>
          </table:table-cell>
          <table:table-cell office:value-type="float" office:value="6657.00490711351" calcext:value-type="float">
            <text:p>6657,004907113510000</text:p>
          </table:table-cell>
          <table:table-cell office:value-type="float" office:value="7488.9181016575" calcext:value-type="float">
            <text:p>7488,918101657500000</text:p>
          </table:table-cell>
          <table:table-cell office:value-type="float" office:value="13260.5938529665" calcext:value-type="float">
            <text:p>13260,593852966500000</text:p>
          </table:table-cell>
          <table:table-cell office:value-type="float" office:value="90506.6020409561" calcext:value-type="float">
            <text:p>90506,602040956100000</text:p>
          </table:table-cell>
          <table:table-cell office:value-type="float" office:value="176.776695296637" calcext:value-type="float">
            <text:p>176,776695296637000</text:p>
          </table:table-cell>
          <table:table-cell office:value-type="float" office:value="5551.739547205" calcext:value-type="float">
            <text:p>5551,739547205000000</text:p>
          </table:table-cell>
          <table:table-cell office:value-type="float" office:value="29045.8931520447" calcext:value-type="float">
            <text:p>29045,8931520447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9057.524008468" calcext:value-type="float">
            <text:p>19057,524008468000000</text:p>
          </table:table-cell>
          <table:table-cell office:value-type="float" office:value="7616.12979143607" calcext:value-type="float">
            <text:p>7616,129791436070000</text:p>
          </table:table-cell>
          <table:table-cell office:value-type="float" office:value="16338.2486923579" calcext:value-type="float">
            <text:p>16338,248692357900000</text:p>
          </table:table-cell>
          <table:table-cell office:value-type="float" office:value="33433.2951462062" calcext:value-type="float">
            <text:p>33433,295146206200000</text:p>
          </table:table-cell>
          <table:table-cell office:value-type="float" office:value="82.0995330884003" calcext:value-type="float">
            <text:p>82,099533088400300</text:p>
          </table:table-cell>
          <table:table-cell office:value-type="float" office:value="2865.28189421797" calcext:value-type="float">
            <text:p>2865,281894217970000</text:p>
          </table:table-cell>
          <table:table-cell office:value-type="float" office:value="29120.2970451883" calcext:value-type="float">
            <text:p>29120,2970451883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5027.5801223395" calcext:value-type="float">
            <text:p>15027,580122339500000</text:p>
          </table:table-cell>
          <table:table-cell office:value-type="float" office:value="6410.90477233908" calcext:value-type="float">
            <text:p>6410,904772339080000</text:p>
          </table:table-cell>
          <table:table-cell office:value-type="float" office:value="23924.0940267338" calcext:value-type="float">
            <text:p>23924,094026733800000</text:p>
          </table:table-cell>
          <table:table-cell office:value-type="float" office:value="60602.0491512732" calcext:value-type="float">
            <text:p>60602,049151273200000</text:p>
          </table:table-cell>
          <table:table-cell office:value-type="float" office:value="56.3471383479232" calcext:value-type="float">
            <text:p>56,347138347923200</text:p>
          </table:table-cell>
          <table:table-cell office:value-type="float" office:value="3131.20365567833" calcext:value-type="float">
            <text:p>3131,203655678330000</text:p>
          </table:table-cell>
          <table:table-cell office:value-type="float" office:value="19819.4757498779" calcext:value-type="float">
            <text:p>19819,4757498779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7153.552867596" calcext:value-type="float">
            <text:p>27153,552867596000000</text:p>
          </table:table-cell>
          <table:table-cell office:value-type="float" office:value="10516.435153289" calcext:value-type="float">
            <text:p>10516,435153289000000</text:p>
          </table:table-cell>
          <table:table-cell office:value-type="float" office:value="17702.1581735109" calcext:value-type="float">
            <text:p>17702,158173510900000</text:p>
          </table:table-cell>
          <table:table-cell office:value-type="float" office:value="74066.878272275" calcext:value-type="float">
            <text:p>74066,878272275000000</text:p>
          </table:table-cell>
          <table:table-cell office:value-type="float" office:value="22.3681320930768" calcext:value-type="float">
            <text:p>22,368132093076800</text:p>
          </table:table-cell>
          <table:table-cell office:value-type="float" office:value="3205.90351279219" calcext:value-type="float">
            <text:p>3205,903512792190000</text:p>
          </table:table-cell>
          <table:table-cell office:value-type="string" calcext:value-type="string">
            <text:p>178322.31825249401</text:p>
          </table:table-cell>
          <table:table-cell office:value-type="string" calcext:value-type="string">
            <text:p>267663.04879219597</text:p>
          </table:table-cell>
          <table:table-cell office:value-type="string" calcext:value-type="string">
            <text:p>46833.331332563903</text:p>
          </table:table-cell>
          <table:table-cell office:value-type="string" calcext:value-type="string">
            <text:p>407982.980377428</text:p>
          </table:table-cell>
          <table:table-cell/>
          <table:table-cell office:value-type="string" calcext:value-type="string">
            <text:p>192789.635961708</text:p>
          </table:table-cell>
          <table:table-cell office:value-type="string" calcext:value-type="string">
            <text:p>27503.520903184399</text:p>
          </table:table-cell>
          <table:table-cell table:number-columns-repeated="2"/>
          <table:table-cell office:value-type="string" calcext:value-type="string">
            <text:p>199970.981628418</text:p>
          </table:table-cell>
          <table:table-cell office:value-type="string" calcext:value-type="string">
            <text:p>335366.04020690901</text:p>
          </table:table-cell>
          <table:table-cell office:value-type="string" calcext:value-type="string">
            <text:p>44328.6981124878</text:p>
          </table:table-cell>
          <table:table-cell office:value-type="string" calcext:value-type="string">
            <text:p>376943.92874908401</text:p>
          </table:table-cell>
          <table:table-cell/>
          <table:table-cell office:value-type="string" calcext:value-type="string">
            <text:p>202314.59416198701</text:p>
          </table:table-cell>
          <table:table-cell office:value-type="string" calcext:value-type="string">
            <text:p>33218.527931213401</text:p>
          </table:table-cell>
          <table:table-cell table:number-columns-repeated="2"/>
          <table:table-cell office:value-type="string" calcext:value-type="string">
            <text:p>214989.743780613</text:p>
          </table:table-cell>
          <table:table-cell office:value-type="string" calcext:value-type="string">
            <text:p>745483.68366599095</text:p>
          </table:table-cell>
          <table:table-cell office:value-type="string" calcext:value-type="string">
            <text:p>58676.929066657998</text:p>
          </table:table-cell>
          <table:table-cell office:value-type="string" calcext:value-type="string">
            <text:p>415107.18135189998</text:p>
          </table:table-cell>
          <table:table-cell/>
          <table:table-cell office:value-type="string" calcext:value-type="string">
            <text:p>257578.12043380699</text:p>
          </table:table-cell>
          <table:table-cell office:value-type="string" calcext:value-type="string">
            <text:p>25247.074401855501</text:p>
          </table:table-cell>
          <table:table-cell table:number-columns-repeated="2"/>
          <table:table-cell office:value-type="float" office:value="25.4733600616455" calcext:value-type="float">
            <text:p>25,473360061645500</text:p>
          </table:table-cell>
          <table:table-cell office:value-type="float" office:value="17.6100006103516" calcext:value-type="float">
            <text:p>17,610000610351600</text:p>
          </table:table-cell>
          <table:table-cell office:value-type="float" office:value="26.7399997711182" calcext:value-type="float">
            <text:p>26,739999771118200</text:p>
          </table:table-cell>
          <table:table-cell office:value-type="float" office:value="34.439998626709" calcext:value-type="float">
            <text:p>34,439998626709000</text:p>
          </table:table-cell>
          <table:table-cell office:value-type="float" office:value="88.27783203125" calcext:value-type="float">
            <text:p>88,277832031250000</text:p>
          </table:table-cell>
          <table:table-cell office:value-type="float" office:value="86.9100036621094" calcext:value-type="float">
            <text:p>86,910003662109400</text:p>
          </table:table-cell>
          <table:table-cell office:value-type="float" office:value="76.9800033569336" calcext:value-type="float">
            <text:p>76,980003356933600</text:p>
          </table:table-cell>
          <table:table-cell office:value-type="float" office:value="72.879997253418" calcext:value-type="float">
            <text:p>72,879997253418000</text:p>
          </table:table-cell>
          <table:table-cell office:value-type="float" office:value="12.598482131958" calcext:value-type="float">
            <text:p>12,598482131958000</text:p>
          </table:table-cell>
          <table:table-cell office:value-type="float" office:value="5.37533521652222" calcext:value-type="float">
            <text:p>5,375335216522220</text:p>
          </table:table-cell>
          <table:table-cell office:value-type="float" office:value="9.82982540130615" calcext:value-type="float">
            <text:p>9,829825401306150</text:p>
          </table:table-cell>
          <table:table-cell office:value-type="float" office:value="4.53970909118652" calcext:value-type="float">
            <text:p>4,539709091186520</text:p>
          </table:table-cell>
          <table:table-cell office:value-type="float" office:value="0.634705483913422" calcext:value-type="float">
            <text:p>0,634705483913422</text:p>
          </table:table-cell>
          <table:table-cell office:value-type="float" office:value="0.923435807228088" calcext:value-type="float">
            <text:p>0,923435807228088</text:p>
          </table:table-cell>
          <table:table-cell office:value-type="float" office:value="0.114165276288986" calcext:value-type="float">
            <text:p>0,114165276288986</text:p>
          </table:table-cell>
          <table:table-cell office:value-type="float" office:value="0.262081861495972" calcext:value-type="float">
            <text:p>0,262081861495972</text:p>
          </table:table-cell>
          <table:table-cell office:value-type="float" office:value="17.0070362091064" calcext:value-type="float">
            <text:p>17,0070362091064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6.34858012199402" calcext:value-type="float">
            <text:p>6,348580121994020</text:p>
          </table:table-cell>
          <table:table-cell office:value-type="float" office:value="4.91199046373367" calcext:value-type="float">
            <text:p>4,91199046373367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8.1811065673828" calcext:value-type="float">
            <text:p>18,1811065673828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45.3757345676422" calcext:value-type="float">
            <text:p>45,375734567642200</text:p>
          </table:table-cell>
          <table:table-cell office:value-type="float" office:value="2.5628712028265" calcext:value-type="float">
            <text:p>2,562871202826500</text:p>
          </table:table-cell>
          <table:table-cell office:value-type="float" office:value="4.72050420939922" calcext:value-type="float">
            <text:p>4,720504209399220</text:p>
          </table:table-cell>
          <table:table-cell office:value-type="float" office:value="8.00480246543884" calcext:value-type="float">
            <text:p>8,004802465438840</text:p>
          </table:table-cell>
          <table:table-cell office:value-type="float" office:value="6.83202967047691" calcext:value-type="float">
            <text:p>6,832029670476910</text:p>
          </table:table-cell>
          <table:table-cell office:value-type="float" office:value="94.9004888534546" calcext:value-type="float">
            <text:p>94,900488853454600</text:p>
          </table:table-cell>
          <table:table-cell office:value-type="float" office:value="92.8838670253754" calcext:value-type="float">
            <text:p>92,883867025375400</text:p>
          </table:table-cell>
          <table:table-cell office:value-type="float" office:value="73.7813830375671" calcext:value-type="float">
            <text:p>73,781383037567100</text:p>
          </table:table-cell>
          <table:table-cell office:value-type="float" office:value="80.1018357276917" calcext:value-type="float">
            <text:p>80,101835727691700</text:p>
          </table:table-cell>
          <table:table-cell office:value-type="float" office:value="12.2672252655029" calcext:value-type="float">
            <text:p>12,267225265502900</text:p>
          </table:table-cell>
          <table:table-cell office:value-type="float" office:value="11.8517723083496" calcext:value-type="float">
            <text:p>11,851772308349600</text:p>
          </table:table-cell>
          <table:table-cell office:value-type="float" office:value="9.88499736785889" calcext:value-type="float">
            <text:p>9,884997367858890</text:p>
          </table:table-cell>
          <table:table-cell office:value-type="float" office:value="10.414867401123" calcext:value-type="float">
            <text:p>10,414867401123000</text:p>
          </table:table-cell>
          <table:table-cell office:value-type="float" office:value="86.7582931518555" calcext:value-type="float">
            <text:p>86,758293151855500</text:p>
          </table:table-cell>
          <table:table-cell office:value-type="float" office:value="39.8466987609863" calcext:value-type="float">
            <text:p>39,846698760986300</text:p>
          </table:table-cell>
          <table:table-cell office:value-type="float" office:value="13.1642565131187" calcext:value-type="float">
            <text:p>13,164256513118700</text:p>
          </table:table-cell>
          <table:table-cell office:value-type="float" office:value="40.8718228340149" calcext:value-type="float">
            <text:p>40,871822834014900</text:p>
          </table:table-cell>
        </table:table-row>
        <table:table-row table:style-name="ro1">
          <table:table-cell office:value-type="string" calcext:value-type="string">
            <text:p>LOUGA</text:p>
          </table:table-cell>
          <table:table-cell table:style-name="ce1" office:value-type="string" calcext:value-type="string">
            <text:p>8</text:p>
          </table:table-cell>
          <table:table-cell office:value-type="float" office:value="7.69747108614" calcext:value-type="float">
            <text:p>7,697471086140000</text:p>
          </table:table-cell>
          <table:table-cell office:value-type="float" office:value="2.16035091506" calcext:value-type="float">
            <text:p>2,160350915060000</text:p>
          </table:table-cell>
          <table:table-cell office:value-type="string" calcext:value-type="string">
            <text:p>SN08</text:p>
          </table:table-cell>
          <table:table-cell table:number-columns-repeated="3"/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style-name="ce3" office:value-type="date" office:date-value="2017-08-04" calcext:value-type="date">
            <text:p>04/08/17</text:p>
          </table:table-cell>
          <table:table-cell table:style-name="ce3" office:value-type="date" office:date-value="2019-04-26" calcext:value-type="date">
            <text:p>26/04/19</text:p>
          </table:table-cell>
          <table:table-cell/>
          <table:table-cell office:value-type="float" office:value="425.712653912023" calcext:value-type="float">
            <text:p>425,712653912023000</text:p>
          </table:table-cell>
          <table:table-cell office:value-type="float" office:value="375.527902290628" calcext:value-type="float">
            <text:p>375,527902290628000</text:p>
          </table:table-cell>
          <table:table-cell office:value-type="float" office:value="326.650730755061" calcext:value-type="float">
            <text:p>326,650730755061000</text:p>
          </table:table-cell>
          <table:table-cell office:value-type="float" office:value="340.492580410628" calcext:value-type="float">
            <text:p>340,492580410628000</text:p>
          </table:table-cell>
          <table:table-cell office:value-type="float" office:value="296.212493135835" calcext:value-type="float">
            <text:p>296,212493135835000</text:p>
          </table:table-cell>
          <table:table-cell office:value-type="float" office:value="491.007911818655" calcext:value-type="float">
            <text:p>491,007911818655000</text:p>
          </table:table-cell>
          <table:table-cell office:value-type="float" office:value="398.457283820788" calcext:value-type="float">
            <text:p>398,457283820788000</text:p>
          </table:table-cell>
          <table:table-cell office:value-type="float" office:value="358.281898002889" calcext:value-type="float">
            <text:p>358,281898002889000</text:p>
          </table:table-cell>
          <table:table-cell office:value-type="float" office:value="357.836538174212" calcext:value-type="float">
            <text:p>357,836538174212000</text:p>
          </table:table-cell>
          <table:table-cell office:value-type="float" office:value="358.747077543702" calcext:value-type="float">
            <text:p>358,747077543702000</text:p>
          </table:table-cell>
          <table:table-cell office:value-type="float" office:value="355.265224861796" calcext:value-type="float">
            <text:p>355,265224861796000</text:p>
          </table:table-cell>
          <table:table-cell office:value-type="float" office:value="357.939321181334" calcext:value-type="float">
            <text:p>357,939321181334000</text:p>
          </table:table-cell>
          <table:table-cell office:value-type="float" office:value="363.06009711639" calcext:value-type="float">
            <text:p>363,060097116390000</text:p>
          </table:table-cell>
          <table:table-cell office:value-type="float" office:value="361.68040988097" calcext:value-type="float">
            <text:p>361,680409880970000</text:p>
          </table:table-cell>
          <table:table-cell office:value-type="float" office:value="209.749170277404" calcext:value-type="float">
            <text:p>209,749170277404000</text:p>
          </table:table-cell>
          <table:table-cell office:value-type="float" office:value="209.152959310723" calcext:value-type="float">
            <text:p>209,152959310723000</text:p>
          </table:table-cell>
          <table:table-cell office:value-type="float" office:value="210.05541262015" calcext:value-type="float">
            <text:p>210,055412620150000</text:p>
          </table:table-cell>
          <table:table-cell office:value-type="float" office:value="205.181603665521" calcext:value-type="float">
            <text:p>205,181603665521000</text:p>
          </table:table-cell>
          <table:table-cell office:value-type="float" office:value="209.248742965287" calcext:value-type="float">
            <text:p>209,248742965287000</text:p>
          </table:table-cell>
          <table:table-cell office:value-type="float" office:value="215.124616763783" calcext:value-type="float">
            <text:p>215,124616763783000</text:p>
          </table:table-cell>
          <table:table-cell office:value-type="float" office:value="213.74678768863" calcext:value-type="float">
            <text:p>213,746787688630000</text:p>
          </table:table-cell>
          <table:table-cell office:value-type="float" office:value="306.503555455949" calcext:value-type="float">
            <text:p>306,503555455949000</text:p>
          </table:table-cell>
          <table:table-cell office:value-type="float" office:value="588.039714627223" calcext:value-type="float">
            <text:p>588,039714627223000</text:p>
          </table:table-cell>
          <table:table-cell office:value-type="float" office:value="653.067536231884" calcext:value-type="float">
            <text:p>653,067536231884000</text:p>
          </table:table-cell>
          <table:table-cell office:value-type="float" office:value="325.726875342398" calcext:value-type="float">
            <text:p>325,726875342398000</text:p>
          </table:table-cell>
          <table:table-cell office:value-type="float" office:value="226.702248617959" calcext:value-type="float">
            <text:p>226,702248617959000</text:p>
          </table:table-cell>
          <table:table-cell office:value-type="float" office:value="411.53273768614" calcext:value-type="float">
            <text:p>411,532737686140000</text:p>
          </table:table-cell>
          <table:table-cell office:value-type="float" office:value="255.536797649285" calcext:value-type="float">
            <text:p>255,536797649285000</text:p>
          </table:table-cell>
          <table:table-cell office:value-type="float" office:value="131.766247323074" calcext:value-type="float">
            <text:p>131,766247323074000</text:p>
          </table:table-cell>
          <table:table-cell office:value-type="float" office:value="319.629752975746" calcext:value-type="float">
            <text:p>319,629752975746000</text:p>
          </table:table-cell>
          <table:table-cell office:value-type="float" office:value="329.8345425569" calcext:value-type="float">
            <text:p>329,834542556900000</text:p>
          </table:table-cell>
          <table:table-cell office:value-type="float" office:value="84.8971796404203" calcext:value-type="float">
            <text:p>84,897179640420300</text:p>
          </table:table-cell>
          <table:table-cell office:value-type="float" office:value="89.0119567707555" calcext:value-type="float">
            <text:p>89,011956770755500</text:p>
          </table:table-cell>
          <table:table-cell office:value-type="float" office:value="168.42472583296" calcext:value-type="float">
            <text:p>168,424725832960000</text:p>
          </table:table-cell>
          <table:table-cell office:value-type="float" office:value="155.870139947209" calcext:value-type="float">
            <text:p>155,870139947209000</text:p>
          </table:table-cell>
          <table:table-cell office:value-type="float" office:value="1.21638129388914" calcext:value-type="float">
            <text:p>1,216381293889140</text:p>
          </table:table-cell>
          <table:table-cell office:value-type="float" office:value="1.42205886747348" calcext:value-type="float">
            <text:p>1,422058867473480</text:p>
          </table:table-cell>
          <table:table-cell office:value-type="float" office:value="1.37948304198416" calcext:value-type="float">
            <text:p>1,379483041984160</text:p>
          </table:table-cell>
          <table:table-cell office:value-type="float" office:value="1.56175108322128" calcext:value-type="float">
            <text:p>1,561751083221280</text:p>
          </table:table-cell>
          <table:table-cell office:value-type="float" office:value="1.18572239653369" calcext:value-type="float">
            <text:p>1,185722396533690</text:p>
          </table:table-cell>
          <table:table-cell office:value-type="float" office:value="36316.6666666667" calcext:value-type="float">
            <text:p>36316,6666666667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3935.3333333333" calcext:value-type="float">
            <text:p>13935,333333333300000</text:p>
          </table:table-cell>
          <table:table-cell office:value-type="float" office:value="1490.66666666667" calcext:value-type="float">
            <text:p>1490,666666666670000</text:p>
          </table:table-cell>
          <table:table-cell office:value-type="float" office:value="1066.5" calcext:value-type="float">
            <text:p>1066,5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4870.3333333333" calcext:value-type="float">
            <text:p>14870,333333333300000</text:p>
          </table:table-cell>
          <table:table-cell office:value-type="float" office:value="15356.5" calcext:value-type="float">
            <text:p>15356,500000000000000</text:p>
          </table:table-cell>
          <table:table-cell office:value-type="float" office:value="59389" calcext:value-type="float">
            <text:p>59389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6492.3333333333" calcext:value-type="float">
            <text:p>26492,333333333300000</text:p>
          </table:table-cell>
          <table:table-cell office:value-type="float" office:value="457.333333333333" calcext:value-type="float">
            <text:p>457,333333333333000</text:p>
          </table:table-cell>
          <table:table-cell office:value-type="float" office:value="1544" calcext:value-type="float">
            <text:p>1544,000000000000000</text:p>
          </table:table-cell>
          <table:table-cell office:value-type="float" office:value="228" calcext:value-type="float">
            <text:p>228,000000000000000</text:p>
          </table:table-cell>
          <table:table-cell office:value-type="float" office:value="22396.3333333333" calcext:value-type="float">
            <text:p>22396,333333333300000</text:p>
          </table:table-cell>
          <table:table-cell office:value-type="float" office:value="24229" calcext:value-type="float">
            <text:p>24229,000000000000000</text:p>
          </table:table-cell>
          <table:table-cell office:value-type="float" office:value="34855.6666666667" calcext:value-type="float">
            <text:p>34855,6666666667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2742.3333333333" calcext:value-type="float">
            <text:p>12742,333333333300000</text:p>
          </table:table-cell>
          <table:table-cell office:value-type="float" office:value="268" calcext:value-type="float">
            <text:p>268,000000000000000</text:p>
          </table:table-cell>
          <table:table-cell office:value-type="float" office:value="1129" calcext:value-type="float">
            <text:p>1129,000000000000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25510" calcext:value-type="float">
            <text:p>25510,000000000000000</text:p>
          </table:table-cell>
          <table:table-cell office:value-type="float" office:value="22612" calcext:value-type="float">
            <text:p>22612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8796.66666666667" calcext:value-type="float">
            <text:p>8796,666666666670000</text:p>
          </table:table-cell>
          <table:table-cell office:value-type="float" office:value="222.666666666667" calcext:value-type="float">
            <text:p>222,666666666667000</text:p>
          </table:table-cell>
          <table:table-cell office:value-type="float" office:value="1100" calcext:value-type="float">
            <text:p>1100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40339.6666666667" calcext:value-type="float">
            <text:p>40339,666666666700000</text:p>
          </table:table-cell>
          <table:table-cell office:value-type="float" office:value="27010" calcext:value-type="float">
            <text:p>27010,000000000000000</text:p>
          </table:table-cell>
          <table:table-cell office:value-type="float" office:value="36324.6666666667" calcext:value-type="float">
            <text:p>36324,6666666667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5212.6666666667" calcext:value-type="float">
            <text:p>15212,666666666700000</text:p>
          </table:table-cell>
          <table:table-cell office:value-type="float" office:value="1015" calcext:value-type="float">
            <text:p>1015,000000000000000</text:p>
          </table:table-cell>
          <table:table-cell office:value-type="float" office:value="3773" calcext:value-type="float">
            <text:p>3773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54095.3333333333" calcext:value-type="float">
            <text:p>54095,333333333300000</text:p>
          </table:table-cell>
          <table:table-cell office:value-type="float" office:value="29342.3333333333" calcext:value-type="float">
            <text:p>29342,333333333300000</text:p>
          </table:table-cell>
          <table:table-cell office:value-type="float" office:value="9071.79113148739" calcext:value-type="float">
            <text:p>9071,79113148739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6515.96572530376" calcext:value-type="float">
            <text:p>6515,965725303760000</text:p>
          </table:table-cell>
          <table:table-cell office:value-type="float" office:value="995.419676987216" calcext:value-type="float">
            <text:p>995,419676987216000</text:p>
          </table:table-cell>
          <table:table-cell office:value-type="float" office:value="1495.53084220955" calcext:value-type="float">
            <text:p>1495,53084220955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1719.0329094739" calcext:value-type="float">
            <text:p>11719,032909473900000</text:p>
          </table:table-cell>
          <table:table-cell office:value-type="float" office:value="14347.9036970562" calcext:value-type="float">
            <text:p>14347,903697056200000</text:p>
          </table:table-cell>
          <table:table-cell office:value-type="float" office:value="30703.9918740219" calcext:value-type="float">
            <text:p>30703,9918740219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4475.47297314299" calcext:value-type="float">
            <text:p>4475,472973142990000</text:p>
          </table:table-cell>
          <table:table-cell office:value-type="float" office:value="353.668394592072" calcext:value-type="float">
            <text:p>353,668394592072000</text:p>
          </table:table-cell>
          <table:table-cell office:value-type="float" office:value="2170.8178182427" calcext:value-type="float">
            <text:p>2170,817818242700000</text:p>
          </table:table-cell>
          <table:table-cell office:value-type="float" office:value="147.078210486802" calcext:value-type="float">
            <text:p>147,078210486802000</text:p>
          </table:table-cell>
          <table:table-cell office:value-type="float" office:value="14736.7579315579" calcext:value-type="float">
            <text:p>14736,757931557900000</text:p>
          </table:table-cell>
          <table:table-cell office:value-type="float" office:value="26418.9235586918" calcext:value-type="float">
            <text:p>26418,923558691800000</text:p>
          </table:table-cell>
          <table:table-cell office:value-type="float" office:value="7259.24833115202" calcext:value-type="float">
            <text:p>7259,24833115202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123.01038879137" calcext:value-type="float">
            <text:p>1123,010388791370000</text:p>
          </table:table-cell>
          <table:table-cell office:value-type="float" office:value="248.933726120026" calcext:value-type="float">
            <text:p>248,933726120026000</text:p>
          </table:table-cell>
          <table:table-cell office:value-type="float" office:value="1955.48536174526" calcext:value-type="float">
            <text:p>1955,48536174526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9855.9023046885" calcext:value-type="float">
            <text:p>19855,902304688500000</text:p>
          </table:table-cell>
          <table:table-cell office:value-type="float" office:value="39315.7449884903" calcext:value-type="float">
            <text:p>39315,744988490300000</text:p>
          </table:table-cell>
          <table:table-cell office:value-type="float" office:value="14779.5058104119" calcext:value-type="float">
            <text:p>14779,5058104119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7209.55847006828" calcext:value-type="float">
            <text:p>7209,558470068280000</text:p>
          </table:table-cell>
          <table:table-cell office:value-type="float" office:value="192.876471694537" calcext:value-type="float">
            <text:p>192,876471694537000</text:p>
          </table:table-cell>
          <table:table-cell office:value-type="float" office:value="1905.25588832577" calcext:value-type="float">
            <text:p>1905,25588832577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2958.7565118469" calcext:value-type="float">
            <text:p>12958,756511846900000</text:p>
          </table:table-cell>
          <table:table-cell office:value-type="float" office:value="41567.0578703858" calcext:value-type="float">
            <text:p>41567,057870385800000</text:p>
          </table:table-cell>
          <table:table-cell office:value-type="float" office:value="8070.11253535744" calcext:value-type="float">
            <text:p>8070,11253535744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119.84235712854" calcext:value-type="float">
            <text:p>3119,842357128540000</text:p>
          </table:table-cell>
          <table:table-cell office:value-type="float" office:value="39.5979797464467" calcext:value-type="float">
            <text:p>39,5979797464467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15445.4956001202" calcext:value-type="float">
            <text:p>15445,495600120200000</text:p>
          </table:table-cell>
          <table:table-cell office:value-type="float" office:value="29891.8554849533" calcext:value-type="float">
            <text:p>29891,855484953300000</text:p>
          </table:table-cell>
          <table:table-cell office:value-type="string" calcext:value-type="string">
            <text:p>726976.26363335201</text:p>
          </table:table-cell>
          <table:table-cell office:value-type="string" calcext:value-type="string">
            <text:p>366931.92130061699</text:p>
          </table:table-cell>
          <table:table-cell office:value-type="string" calcext:value-type="string">
            <text:p>61747.492175769403</text:p>
          </table:table-cell>
          <table:table-cell office:value-type="string" calcext:value-type="string">
            <text:p>465470.101357273</text:p>
          </table:table-cell>
          <table:table-cell office:value-type="string" calcext:value-type="string">
            <text:p>25718.429217905399</text:p>
          </table:table-cell>
          <table:table-cell office:value-type="string" calcext:value-type="string">
            <text:p>435903.55568376801</text:p>
          </table:table-cell>
          <table:table-cell office:value-type="string" calcext:value-type="string">
            <text:p>61447.781297059097</text:p>
          </table:table-cell>
          <table:table-cell/>
          <table:table-cell office:value-type="string" calcext:value-type="string">
            <text:p>52149.737640441701</text:p>
          </table:table-cell>
          <table:table-cell office:value-type="string" calcext:value-type="string">
            <text:p>962014.05715179397</text:p>
          </table:table-cell>
          <table:table-cell office:value-type="string" calcext:value-type="string">
            <text:p>369025.34510040301</text:p>
          </table:table-cell>
          <table:table-cell office:value-type="string" calcext:value-type="string">
            <text:p>74202.156723022505</text:p>
          </table:table-cell>
          <table:table-cell office:value-type="string" calcext:value-type="string">
            <text:p>368575.90130615199</text:p>
          </table:table-cell>
          <table:table-cell office:value-type="string" calcext:value-type="string">
            <text:p>16259.0127868652</text:p>
          </table:table-cell>
          <table:table-cell office:value-type="string" calcext:value-type="string">
            <text:p>475581.63971710199</text:p>
          </table:table-cell>
          <table:table-cell office:value-type="string" calcext:value-type="string">
            <text:p>57513.867637634299</text:p>
          </table:table-cell>
          <table:table-cell table:number-columns-repeated="2"/>
          <table:table-cell office:value-type="string" calcext:value-type="string">
            <text:p>1834333.90397549</text:p>
          </table:table-cell>
          <table:table-cell office:value-type="string" calcext:value-type="string">
            <text:p>313162.73258543003</text:p>
          </table:table-cell>
          <table:table-cell office:value-type="string" calcext:value-type="string">
            <text:p>158455.714294434</text:p>
          </table:table-cell>
          <table:table-cell office:value-type="string" calcext:value-type="string">
            <text:p>546824.00489282596</text:p>
          </table:table-cell>
          <table:table-cell/>
          <table:table-cell office:value-type="string" calcext:value-type="string">
            <text:p>817020.51522541</text:p>
          </table:table-cell>
          <table:table-cell office:value-type="string" calcext:value-type="string">
            <text:p>75603.047248840303</text:p>
          </table:table-cell>
          <table:table-cell table:number-columns-repeated="2"/>
          <table:table-cell office:value-type="float" office:value="33.4346504211426" calcext:value-type="float">
            <text:p>33,434650421142600</text:p>
          </table:table-cell>
          <table:table-cell office:value-type="float" office:value="26.4899997711182" calcext:value-type="float">
            <text:p>26,489999771118200</text:p>
          </table:table-cell>
          <table:table-cell office:value-type="float" office:value="27.4699993133545" calcext:value-type="float">
            <text:p>27,469999313354500</text:p>
          </table:table-cell>
          <table:table-cell office:value-type="float" office:value="31.1200008392334" calcext:value-type="float">
            <text:p>31,120000839233400</text:p>
          </table:table-cell>
          <table:table-cell office:value-type="float" office:value="75.0949859619141" calcext:value-type="float">
            <text:p>75,094985961914100</text:p>
          </table:table-cell>
          <table:table-cell office:value-type="float" office:value="80.370002746582" calcext:value-type="float">
            <text:p>80,370002746582000</text:p>
          </table:table-cell>
          <table:table-cell office:value-type="float" office:value="79.1900024414063" calcext:value-type="float">
            <text:p>79,190002441406300</text:p>
          </table:table-cell>
          <table:table-cell office:value-type="float" office:value="80.5299987792969" calcext:value-type="float">
            <text:p>80,529998779296900</text:p>
          </table:table-cell>
          <table:table-cell office:value-type="float" office:value="6.0633020401001" calcext:value-type="float">
            <text:p>6,063302040100100</text:p>
          </table:table-cell>
          <table:table-cell office:value-type="float" office:value="9.26565551757812" calcext:value-type="float">
            <text:p>9,265655517578120</text:p>
          </table:table-cell>
          <table:table-cell office:value-type="float" office:value="10.6727743148804" calcext:value-type="float">
            <text:p>10,672774314880400</text:p>
          </table:table-cell>
          <table:table-cell office:value-type="float" office:value="9.45957183837891" calcext:value-type="float">
            <text:p>9,459571838378910</text:p>
          </table:table-cell>
          <table:table-cell office:value-type="float" office:value="0.704405665397644" calcext:value-type="float">
            <text:p>0,704405665397644</text:p>
          </table:table-cell>
          <table:table-cell office:value-type="float" office:value="0.488016277551651" calcext:value-type="float">
            <text:p>0,488016277551651</text:p>
          </table:table-cell>
          <table:table-cell office:value-type="float" office:value="0.487223476171494" calcext:value-type="float">
            <text:p>0,487223476171494</text:p>
          </table:table-cell>
          <table:table-cell office:value-type="float" office:value="0.138512253761292" calcext:value-type="float">
            <text:p>0,138512253761292</text:p>
          </table:table-cell>
          <table:table-cell office:value-type="float" office:value="14.2881345748901" calcext:value-type="float">
            <text:p>14,288134574890100</text:p>
          </table:table-cell>
          <table:table-cell office:value-type="float" office:value="18.6253414154053" calcext:value-type="float">
            <text:p>18,625341415405300</text:p>
          </table:table-cell>
          <table:table-cell office:value-type="float" office:value="6.66438192129135" calcext:value-type="float">
            <text:p>6,664381921291350</text:p>
          </table:table-cell>
          <table:table-cell office:value-type="float" office:value="9.26642119884491" calcext:value-type="float">
            <text:p>9,266421198844910</text:p>
          </table:table-cell>
          <table:table-cell office:value-type="float" office:value="6.28957462310791" calcext:value-type="float">
            <text:p>6,289574623107910</text:p>
          </table:table-cell>
          <table:table-cell office:value-type="float" office:value="5.58217763900757" calcext:value-type="float">
            <text:p>5,582177639007570</text:p>
          </table:table-cell>
          <table:table-cell office:value-type="float" office:value="4.36493158340454" calcext:value-type="float">
            <text:p>4,36493158340454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2.70908009260893" calcext:value-type="float">
            <text:p>2,709080092608930</text:p>
          </table:table-cell>
          <table:table-cell office:value-type="float" office:value="3.02221961319447" calcext:value-type="float">
            <text:p>3,022219613194470</text:p>
          </table:table-cell>
          <table:table-cell office:value-type="float" office:value="4.0171816945076" calcext:value-type="float">
            <text:p>4,017181694507600</text:p>
          </table:table-cell>
          <table:table-cell office:value-type="float" office:value="84.639847278595" calcext:value-type="float">
            <text:p>84,639847278595000</text:p>
          </table:table-cell>
          <table:table-cell office:value-type="float" office:value="92.162424325943" calcext:value-type="float">
            <text:p>92,162424325943000</text:p>
          </table:table-cell>
          <table:table-cell office:value-type="float" office:value="84.0654850006104" calcext:value-type="float">
            <text:p>84,065485000610400</text:p>
          </table:table-cell>
          <table:table-cell office:value-type="float" office:value="89.9440944194794" calcext:value-type="float">
            <text:p>89,944094419479400</text:p>
          </table:table-cell>
          <table:table-cell office:value-type="float" office:value="8.82107257843018" calcext:value-type="float">
            <text:p>8,821072578430180</text:p>
          </table:table-cell>
          <table:table-cell office:value-type="float" office:value="8.92558860778809" calcext:value-type="float">
            <text:p>8,925588607788090</text:p>
          </table:table-cell>
          <table:table-cell office:value-type="float" office:value="8.31789302825928" calcext:value-type="float">
            <text:p>8,317893028259280</text:p>
          </table:table-cell>
          <table:table-cell office:value-type="float" office:value="8.31179714202881" calcext:value-type="float">
            <text:p>8,311797142028810</text:p>
          </table:table-cell>
          <table:table-cell office:value-type="float" office:value="100" calcext:value-type="float">
            <text:p>100,000000000000000</text:p>
          </table:table-cell>
          <table:table-cell office:value-type="float" office:value="11.2167949676514" calcext:value-type="float">
            <text:p>11,216794967651400</text:p>
          </table:table-cell>
          <table:table-cell office:value-type="float" office:value="5.78662641346455" calcext:value-type="float">
            <text:p>5,786626413464550</text:p>
          </table:table-cell>
          <table:table-cell office:value-type="float" office:value="10.4251056909561" calcext:value-type="float">
            <text:p>10,425105690956100</text:p>
          </table:table-cell>
        </table:table-row>
        <table:table-row table:style-name="ro1">
          <table:table-cell office:value-type="string" calcext:value-type="string">
            <text:p>MATAM</text:p>
          </table:table-cell>
          <table:table-cell table:style-name="ce1" office:value-type="string" calcext:value-type="string">
            <text:p>9</text:p>
          </table:table-cell>
          <table:table-cell office:value-type="float" office:value="8.64855243063" calcext:value-type="float">
            <text:p>8,648552430630000</text:p>
          </table:table-cell>
          <table:table-cell office:value-type="float" office:value="2.4266516874" calcext:value-type="float">
            <text:p>2,426651687400000</text:p>
          </table:table-cell>
          <table:table-cell office:value-type="string" calcext:value-type="string">
            <text:p>SN09</text:p>
          </table:table-cell>
          <table:table-cell table:number-columns-repeated="3"/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style-name="ce3" office:value-type="date" office:date-value="2017-08-04" calcext:value-type="date">
            <text:p>04/08/17</text:p>
          </table:table-cell>
          <table:table-cell table:style-name="ce3" office:value-type="date" office:date-value="2019-04-26" calcext:value-type="date">
            <text:p>26/04/19</text:p>
          </table:table-cell>
          <table:table-cell/>
          <table:table-cell office:value-type="float" office:value="429.461856283046" calcext:value-type="float">
            <text:p>429,461856283046000</text:p>
          </table:table-cell>
          <table:table-cell office:value-type="float" office:value="452.010033470932" calcext:value-type="float">
            <text:p>452,010033470932000</text:p>
          </table:table-cell>
          <table:table-cell office:value-type="float" office:value="450.300622404808" calcext:value-type="float">
            <text:p>450,300622404808000</text:p>
          </table:table-cell>
          <table:table-cell office:value-type="float" office:value="403.458790291871" calcext:value-type="float">
            <text:p>403,458790291871000</text:p>
          </table:table-cell>
          <table:table-cell office:value-type="float" office:value="361.348672585186" calcext:value-type="float">
            <text:p>361,348672585186000</text:p>
          </table:table-cell>
          <table:table-cell office:value-type="float" office:value="570.6100143427" calcext:value-type="float">
            <text:p>570,610014342700000</text:p>
          </table:table-cell>
          <table:table-cell office:value-type="float" office:value="501.133521363297" calcext:value-type="float">
            <text:p>501,133521363297000</text:p>
          </table:table-cell>
          <table:table-cell office:value-type="float" office:value="371.248434565642" calcext:value-type="float">
            <text:p>371,248434565642000</text:p>
          </table:table-cell>
          <table:table-cell office:value-type="float" office:value="367.804297651538" calcext:value-type="float">
            <text:p>367,804297651538000</text:p>
          </table:table-cell>
          <table:table-cell office:value-type="float" office:value="368.106970461127" calcext:value-type="float">
            <text:p>368,106970461127000</text:p>
          </table:table-cell>
          <table:table-cell office:value-type="float" office:value="369.047722915902" calcext:value-type="float">
            <text:p>369,047722915902000</text:p>
          </table:table-cell>
          <table:table-cell office:value-type="float" office:value="376.409223870857" calcext:value-type="float">
            <text:p>376,409223870857000</text:p>
          </table:table-cell>
          <table:table-cell office:value-type="float" office:value="374.860298616246" calcext:value-type="float">
            <text:p>374,860298616246000</text:p>
          </table:table-cell>
          <table:table-cell office:value-type="float" office:value="377.581415886831" calcext:value-type="float">
            <text:p>377,581415886831000</text:p>
          </table:table-cell>
          <table:table-cell office:value-type="float" office:value="216.406026944446" calcext:value-type="float">
            <text:p>216,406026944446000</text:p>
          </table:table-cell>
          <table:table-cell office:value-type="float" office:value="216.317524264011" calcext:value-type="float">
            <text:p>216,317524264011000</text:p>
          </table:table-cell>
          <table:table-cell office:value-type="float" office:value="216.621265080218" calcext:value-type="float">
            <text:p>216,621265080218000</text:p>
          </table:table-cell>
          <table:table-cell office:value-type="float" office:value="215.136916320418" calcext:value-type="float">
            <text:p>215,136916320418000</text:p>
          </table:table-cell>
          <table:table-cell office:value-type="float" office:value="224.922000936335" calcext:value-type="float">
            <text:p>224,922000936335000</text:p>
          </table:table-cell>
          <table:table-cell office:value-type="float" office:value="223.963357486509" calcext:value-type="float">
            <text:p>223,963357486509000</text:p>
          </table:table-cell>
          <table:table-cell office:value-type="float" office:value="226.683306112243" calcext:value-type="float">
            <text:p>226,683306112243000</text:p>
          </table:table-cell>
          <table:table-cell office:value-type="float" office:value="376.320712766957" calcext:value-type="float">
            <text:p>376,320712766957000</text:p>
          </table:table-cell>
          <table:table-cell office:value-type="float" office:value="721.019119047492" calcext:value-type="float">
            <text:p>721,019119047492000</text:p>
          </table:table-cell>
          <table:table-cell office:value-type="float" office:value="801.992860005569" calcext:value-type="float">
            <text:p>801,992860005569000</text:p>
          </table:table-cell>
          <table:table-cell office:value-type="float" office:value="460.017762869724" calcext:value-type="float">
            <text:p>460,017762869724000</text:p>
          </table:table-cell>
          <table:table-cell office:value-type="float" office:value="289.158910429313" calcext:value-type="float">
            <text:p>289,158910429313000</text:p>
          </table:table-cell>
          <table:table-cell office:value-type="float" office:value="527.127741394323" calcext:value-type="float">
            <text:p>527,127741394323000</text:p>
          </table:table-cell>
          <table:table-cell office:value-type="float" office:value="363.131344863726" calcext:value-type="float">
            <text:p>363,131344863726000</text:p>
          </table:table-cell>
          <table:table-cell office:value-type="float" office:value="273.055797914882" calcext:value-type="float">
            <text:p>273,055797914882000</text:p>
          </table:table-cell>
          <table:table-cell office:value-type="float" office:value="561.18014332303" calcext:value-type="float">
            <text:p>561,180143323030000</text:p>
          </table:table-cell>
          <table:table-cell office:value-type="float" office:value="634.255228311353" calcext:value-type="float">
            <text:p>634,255228311353000</text:p>
          </table:table-cell>
          <table:table-cell office:value-type="float" office:value="216.044916572235" calcext:value-type="float">
            <text:p>216,044916572235000</text:p>
          </table:table-cell>
          <table:table-cell office:value-type="float" office:value="145.329898776558" calcext:value-type="float">
            <text:p>145,329898776558000</text:p>
          </table:table-cell>
          <table:table-cell office:value-type="float" office:value="356.143338103674" calcext:value-type="float">
            <text:p>356,143338103674000</text:p>
          </table:table-cell>
          <table:table-cell office:value-type="float" office:value="300.111067811548" calcext:value-type="float">
            <text:p>300,111067811548000</text:p>
          </table:table-cell>
          <table:table-cell office:value-type="float" office:value="3.81108386046487" calcext:value-type="float">
            <text:p>3,811083860464870</text:p>
          </table:table-cell>
          <table:table-cell office:value-type="float" office:value="3.92648709613922" calcext:value-type="float">
            <text:p>3,926487096139220</text:p>
          </table:table-cell>
          <table:table-cell office:value-type="float" office:value="3.89700319736975" calcext:value-type="float">
            <text:p>3,897003197369750</text:p>
          </table:table-cell>
          <table:table-cell office:value-type="float" office:value="4.70510781147755" calcext:value-type="float">
            <text:p>4,705107811477550</text:p>
          </table:table-cell>
          <table:table-cell office:value-type="float" office:value="3.60111615336735" calcext:value-type="float">
            <text:p>3,601116153367350</text:p>
          </table:table-cell>
          <table:table-cell office:value-type="float" office:value="309" calcext:value-type="float">
            <text:p>309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270" calcext:value-type="float">
            <text:p>3270,000000000000000</text:p>
          </table:table-cell>
          <table:table-cell office:value-type="float" office:value="573.333333333333" calcext:value-type="float">
            <text:p>573,333333333333000</text:p>
          </table:table-cell>
          <table:table-cell office:value-type="float" office:value="602.666666666667" calcext:value-type="float">
            <text:p>602,666666666667000</text:p>
          </table:table-cell>
          <table:table-cell office:value-type="float" office:value="44265" calcext:value-type="float">
            <text:p>44265,000000000000000</text:p>
          </table:table-cell>
          <table:table-cell office:value-type="float" office:value="133.666666666667" calcext:value-type="float">
            <text:p>133,666666666667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89" calcext:value-type="float">
            <text:p>289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174" calcext:value-type="float">
            <text:p>3174,000000000000000</text:p>
          </table:table-cell>
          <table:table-cell office:value-type="float" office:value="1110.66666666667" calcext:value-type="float">
            <text:p>1110,666666666670000</text:p>
          </table:table-cell>
          <table:table-cell office:value-type="float" office:value="1534" calcext:value-type="float">
            <text:p>1534,000000000000000</text:p>
          </table:table-cell>
          <table:table-cell office:value-type="float" office:value="52242" calcext:value-type="float">
            <text:p>52242,000000000000000</text:p>
          </table:table-cell>
          <table:table-cell office:value-type="float" office:value="1926.66666666667" calcext:value-type="float">
            <text:p>1926,66666666667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900.666666666667" calcext:value-type="float">
            <text:p>900,666666666667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7152" calcext:value-type="float">
            <text:p>7152,000000000000000</text:p>
          </table:table-cell>
          <table:table-cell office:value-type="float" office:value="5423" calcext:value-type="float">
            <text:p>5423,000000000000000</text:p>
          </table:table-cell>
          <table:table-cell office:value-type="float" office:value="564.666666666667" calcext:value-type="float">
            <text:p>564,666666666667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1758.33333333333" calcext:value-type="float">
            <text:p>1758,333333333330000</text:p>
          </table:table-cell>
          <table:table-cell office:value-type="float" office:value="452.5" calcext:value-type="float">
            <text:p>452,5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683" calcext:value-type="float">
            <text:p>2683,000000000000000</text:p>
          </table:table-cell>
          <table:table-cell office:value-type="float" office:value="2160.33333333333" calcext:value-type="float">
            <text:p>2160,333333333330000</text:p>
          </table:table-cell>
          <table:table-cell office:value-type="float" office:value="467.5" calcext:value-type="float">
            <text:p>467,500000000000000</text:p>
          </table:table-cell>
          <table:table-cell office:value-type="float" office:value="15950.6666666667" calcext:value-type="float">
            <text:p>15950,666666666700000</text:p>
          </table:table-cell>
          <table:table-cell office:value-type="float" office:value="336.666666666667" calcext:value-type="float">
            <text:p>336,666666666667000</text:p>
          </table:table-cell>
          <table:table-cell office:value-type="float" office:value="1970" calcext:value-type="float">
            <text:p>1970,000000000000000</text:p>
          </table:table-cell>
          <table:table-cell office:value-type="float" office:value="636.666666666667" calcext:value-type="float">
            <text:p>636,666666666667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6579.66666666667" calcext:value-type="float">
            <text:p>6579,666666666670000</text:p>
          </table:table-cell>
          <table:table-cell office:value-type="float" office:value="3844" calcext:value-type="float">
            <text:p>3844,000000000000000</text:p>
          </table:table-cell>
          <table:table-cell office:value-type="float" office:value="149" calcext:value-type="float">
            <text:p>149,000000000000000</text:p>
          </table:table-cell>
          <table:table-cell office:value-type="float" office:value="33455" calcext:value-type="float">
            <text:p>33455,000000000000000</text:p>
          </table:table-cell>
          <table:table-cell office:value-type="float" office:value="928.333333333333" calcext:value-type="float">
            <text:p>928,333333333333000</text:p>
          </table:table-cell>
          <table:table-cell office:value-type="float" office:value="2667.66666666667" calcext:value-type="float">
            <text:p>2667,666666666670000</text:p>
          </table:table-cell>
          <table:table-cell office:value-type="float" office:value="229.895628492584" calcext:value-type="float">
            <text:p>229,895628492584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770.313572514466" calcext:value-type="float">
            <text:p>770,313572514466000</text:p>
          </table:table-cell>
          <table:table-cell office:value-type="float" office:value="191.690723127994" calcext:value-type="float">
            <text:p>191,690723127994000</text:p>
          </table:table-cell>
          <table:table-cell office:value-type="float" office:value="928.668042592903" calcext:value-type="float">
            <text:p>928,668042592903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46.0036230457269" calcext:value-type="float">
            <text:p>46,0036230457269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497.966866367633" calcext:value-type="float">
            <text:p>497,966866367633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876.20897269484" calcext:value-type="float">
            <text:p>3876,208972694840000</text:p>
          </table:table-cell>
          <table:table-cell office:value-type="float" office:value="1384.63039593002" calcext:value-type="float">
            <text:p>1384,630395930020000</text:p>
          </table:table-cell>
          <table:table-cell office:value-type="float" office:value="2166.391238904" calcext:value-type="float">
            <text:p>2166,391238904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220.8170288505" calcext:value-type="float">
            <text:p>3220,8170288505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804.751721547294" calcext:value-type="float">
            <text:p>804,751721547294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6421.43605434174" calcext:value-type="float">
            <text:p>6421,436054341740000</text:p>
          </table:table-cell>
          <table:table-cell office:value-type="float" office:value="4649.732357889" calcext:value-type="float">
            <text:p>4649,732357889000000</text:p>
          </table:table-cell>
          <table:table-cell office:value-type="float" office:value="577.721674626574" calcext:value-type="float">
            <text:p>577,721674626574000</text:p>
          </table:table-cell>
          <table:table-cell office:value-type="float" office:value="20566.2636940533" calcext:value-type="float">
            <text:p>20566,263694053300000</text:p>
          </table:table-cell>
          <table:table-cell office:value-type="float" office:value="3594.75400178278" calcext:value-type="float">
            <text:p>3594,754001782780000</text:p>
          </table:table-cell>
          <table:table-cell office:value-type="float" office:value="1306.31479105663" calcext:value-type="float">
            <text:p>1306,314791056630000</text:p>
          </table:table-cell>
          <table:table-cell office:value-type="float" office:value="420.728534805996" calcext:value-type="float">
            <text:p>420,728534805996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615.03188823007" calcext:value-type="float">
            <text:p>1615,031888230070000</text:p>
          </table:table-cell>
          <table:table-cell office:value-type="float" office:value="2392.26259706859" calcext:value-type="float">
            <text:p>2392,262597068590000</text:p>
          </table:table-cell>
          <table:table-cell office:value-type="float" office:value="187.383297014435" calcext:value-type="float">
            <text:p>187,383297014435000</text:p>
          </table:table-cell>
          <table:table-cell office:value-type="float" office:value="17479.7982349149" calcext:value-type="float">
            <text:p>17479,798234914900000</text:p>
          </table:table-cell>
          <table:table-cell office:value-type="float" office:value="376.342043005207" calcext:value-type="float">
            <text:p>376,342043005207000</text:p>
          </table:table-cell>
          <table:table-cell office:value-type="float" office:value="1958.64851364404" calcext:value-type="float">
            <text:p>1958,648513644040000</text:p>
          </table:table-cell>
          <table:table-cell office:value-type="float" office:value="391.080980531313" calcext:value-type="float">
            <text:p>391,080980531313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404.3433815607" calcext:value-type="float">
            <text:p>1404,343381560700000</text:p>
          </table:table-cell>
          <table:table-cell office:value-type="float" office:value="2704.59849145857" calcext:value-type="float">
            <text:p>2704,598491458570000</text:p>
          </table:table-cell>
          <table:table-cell office:value-type="float" office:value="57.9827560572969" calcext:value-type="float">
            <text:p>57,982756057296900</text:p>
          </table:table-cell>
          <table:table-cell office:value-type="float" office:value="25976.274713669" calcext:value-type="float">
            <text:p>25976,274713669000000</text:p>
          </table:table-cell>
          <table:table-cell office:value-type="float" office:value="1256.6464631444" calcext:value-type="float">
            <text:p>1256,646463144400000</text:p>
          </table:table-cell>
          <table:table-cell office:value-type="float" office:value="1811.4795978242" calcext:value-type="float">
            <text:p>1811,479597824200000</text:p>
          </table:table-cell>
          <table:table-cell office:value-type="string" calcext:value-type="string">
            <text:p>251019.982592441</text:p>
          </table:table-cell>
          <table:table-cell office:value-type="string" calcext:value-type="string">
            <text:p>44005.265328971698</text:p>
          </table:table-cell>
          <table:table-cell office:value-type="string" calcext:value-type="string">
            <text:p>13045.082656697199</text:p>
          </table:table-cell>
          <table:table-cell office:value-type="string" calcext:value-type="string">
            <text:p>114003.674396869</text:p>
          </table:table-cell>
          <table:table-cell/>
          <table:table-cell office:value-type="string" calcext:value-type="string">
            <text:p>132905.528136379</text:p>
          </table:table-cell>
          <table:table-cell office:value-type="string" calcext:value-type="string">
            <text:p>10334.3806881243</text:p>
          </table:table-cell>
          <table:table-cell table:number-columns-repeated="2"/>
          <table:table-cell office:value-type="string" calcext:value-type="string">
            <text:p>313350.70197296102</text:p>
          </table:table-cell>
          <table:table-cell office:value-type="string" calcext:value-type="string">
            <text:p>41063.782466888399</text:p>
          </table:table-cell>
          <table:table-cell office:value-type="string" calcext:value-type="string">
            <text:p>11279.054039001499</text:p>
          </table:table-cell>
          <table:table-cell office:value-type="string" calcext:value-type="string">
            <text:p>196451.66809463501</text:p>
          </table:table-cell>
          <table:table-cell/>
          <table:table-cell office:value-type="string" calcext:value-type="string">
            <text:p>206890.58485794099</text:p>
          </table:table-cell>
          <table:table-cell office:value-type="string" calcext:value-type="string">
            <text:p>9074.2308578491193</text:p>
          </table:table-cell>
          <table:table-cell table:number-columns-repeated="2"/>
          <table:table-cell office:value-type="string" calcext:value-type="string">
            <text:p>1350161.0630302399</text:p>
          </table:table-cell>
          <table:table-cell office:value-type="string" calcext:value-type="string">
            <text:p>152526.24378395101</text:p>
          </table:table-cell>
          <table:table-cell office:value-type="string" calcext:value-type="string">
            <text:p>65087.7560501099</text:p>
          </table:table-cell>
          <table:table-cell office:value-type="string" calcext:value-type="string">
            <text:p>290325.57518768299</text:p>
          </table:table-cell>
          <table:table-cell/>
          <table:table-cell office:value-type="string" calcext:value-type="string">
            <text:p>770953.19427490199</text:p>
          </table:table-cell>
          <table:table-cell office:value-type="string" calcext:value-type="string">
            <text:p>16616.425174713098</text:p>
          </table:table-cell>
          <table:table-cell table:number-columns-repeated="2"/>
          <table:table-cell office:value-type="float" office:value="0" calcext:value-type="float">
            <text:p>0,000000000000000</text:p>
          </table:table-cell>
          <table:table-cell office:value-type="float" office:value="8.0600004196167" calcext:value-type="float">
            <text:p>8,060000419616700</text:p>
          </table:table-cell>
          <table:table-cell office:value-type="float" office:value="21.3799991607666" calcext:value-type="float">
            <text:p>21,379999160766600</text:p>
          </table:table-cell>
          <table:table-cell office:value-type="float" office:value="20.7800006866455" calcext:value-type="float">
            <text:p>20,780000686645500</text:p>
          </table:table-cell>
          <table:table-cell office:value-type="float" office:value="95.3868179321289" calcext:value-type="float">
            <text:p>95,386817932128900</text:p>
          </table:table-cell>
          <table:table-cell office:value-type="float" office:value="96.0199966430664" calcext:value-type="float">
            <text:p>96,019996643066400</text:p>
          </table:table-cell>
          <table:table-cell office:value-type="float" office:value="94.0999984741211" calcext:value-type="float">
            <text:p>94,099998474121100</text:p>
          </table:table-cell>
          <table:table-cell office:value-type="float" office:value="86.0899963378906" calcext:value-type="float">
            <text:p>86,089996337890600</text:p>
          </table:table-cell>
          <table:table-cell office:value-type="float" office:value="9.41626167297363" calcext:value-type="float">
            <text:p>9,416261672973630</text:p>
          </table:table-cell>
          <table:table-cell office:value-type="float" office:value="21.4572620391846" calcext:value-type="float">
            <text:p>21,457262039184600</text:p>
          </table:table-cell>
          <table:table-cell office:value-type="float" office:value="6.80820941925049" calcext:value-type="float">
            <text:p>6,808209419250490</text:p>
          </table:table-cell>
          <table:table-cell office:value-type="float" office:value="14.5838069915771" calcext:value-type="float">
            <text:p>14,583806991577100</text:p>
          </table:table-cell>
          <table:table-cell office:value-type="float" office:value="0.735170602798462" calcext:value-type="float">
            <text:p>0,735170602798462</text:p>
          </table:table-cell>
          <table:table-cell office:value-type="float" office:value="0.19083571434021" calcext:value-type="float">
            <text:p>0,190835714340210</text:p>
          </table:table-cell>
          <table:table-cell office:value-type="float" office:value="0.095565669238567" calcext:value-type="float">
            <text:p>0,095565669238567</text:p>
          </table:table-cell>
          <table:table-cell office:value-type="float" office:value="0.115555845201015" calcext:value-type="float">
            <text:p>0,115555845201015</text:p>
          </table:table-cell>
          <table:table-cell office:value-type="float" office:value="7.51861763000488" calcext:value-type="float">
            <text:p>7,518617630004880</text:p>
          </table:table-cell>
          <table:table-cell office:value-type="float" office:value="8.28460025787354" calcext:value-type="float">
            <text:p>8,284600257873540</text:p>
          </table:table-cell>
          <table:table-cell office:value-type="float" office:value="3.14750298857689" calcext:value-type="float">
            <text:p>3,14750298857689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.9116952419281" calcext:value-type="float">
            <text:p>3,911695241928100</text:p>
          </table:table-cell>
          <table:table-cell office:value-type="float" office:value="20.8104438781738" calcext:value-type="float">
            <text:p>20,8104438781738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25.0846892595291" calcext:value-type="float">
            <text:p>25,084689259529100</text:p>
          </table:table-cell>
          <table:table-cell office:value-type="float" office:value="30.6558191776276" calcext:value-type="float">
            <text:p>30,6558191776276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8.342362344265" calcext:value-type="float">
            <text:p>18,342362344265000</text:p>
          </table:table-cell>
          <table:table-cell office:value-type="float" office:value="74.1269826889038" calcext:value-type="float">
            <text:p>74,126982688903800</text:p>
          </table:table-cell>
          <table:table-cell office:value-type="float" office:value="76.4277875423431" calcext:value-type="float">
            <text:p>76,427787542343100</text:p>
          </table:table-cell>
          <table:table-cell office:value-type="float" office:value="69.6066737174988" calcext:value-type="float">
            <text:p>69,606673717498800</text:p>
          </table:table-cell>
          <table:table-cell office:value-type="float" office:value="59.8134577274323" calcext:value-type="float">
            <text:p>59,813457727432300</text:p>
          </table:table-cell>
          <table:table-cell office:value-type="float" office:value="7.99059820175171" calcext:value-type="float">
            <text:p>7,990598201751710</text:p>
          </table:table-cell>
          <table:table-cell office:value-type="float" office:value="11.6461572647095" calcext:value-type="float">
            <text:p>11,646157264709500</text:p>
          </table:table-cell>
          <table:table-cell office:value-type="float" office:value="9.874680519104" calcext:value-type="float">
            <text:p>9,874680519104000</text:p>
          </table:table-cell>
          <table:table-cell office:value-type="float" office:value="11.2071580886841" calcext:value-type="float">
            <text:p>11,207158088684100</text:p>
          </table:table-cell>
          <table:table-cell office:value-type="float" office:value="97.1037292480469" calcext:value-type="float">
            <text:p>97,103729248046900</text:p>
          </table:table-cell>
          <table:table-cell office:value-type="float" office:value="20.2315559387207" calcext:value-type="float">
            <text:p>20,231555938720700</text:p>
          </table:table-cell>
          <table:table-cell office:value-type="float" office:value="13.1707310676575" calcext:value-type="float">
            <text:p>13,170731067657500</text:p>
          </table:table-cell>
          <table:table-cell office:value-type="float" office:value="17.653925716877" calcext:value-type="float">
            <text:p>17,653925716877000</text:p>
          </table:table-cell>
        </table:table-row>
        <table:table-row table:style-name="ro1">
          <table:table-cell office:value-type="string" calcext:value-type="string">
            <text:p>SAINT LOUIS</text:p>
          </table:table-cell>
          <table:table-cell table:style-name="ce1" office:value-type="string" calcext:value-type="string">
            <text:p>10</text:p>
          </table:table-cell>
          <table:table-cell office:value-type="float" office:value="8.77129702808" calcext:value-type="float">
            <text:p>8,771297028080000</text:p>
          </table:table-cell>
          <table:table-cell office:value-type="float" office:value="1.60334839374" calcext:value-type="float">
            <text:p>1,603348393740000</text:p>
          </table:table-cell>
          <table:table-cell office:value-type="string" calcext:value-type="string">
            <text:p>SN10</text:p>
          </table:table-cell>
          <table:table-cell table:number-columns-repeated="3"/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style-name="ce3" office:value-type="date" office:date-value="2017-08-04" calcext:value-type="date">
            <text:p>04/08/17</text:p>
          </table:table-cell>
          <table:table-cell table:style-name="ce3" office:value-type="date" office:date-value="2019-04-26" calcext:value-type="date">
            <text:p>26/04/19</text:p>
          </table:table-cell>
          <table:table-cell/>
          <table:table-cell office:value-type="float" office:value="260.484903122764" calcext:value-type="float">
            <text:p>260,484903122764000</text:p>
          </table:table-cell>
          <table:table-cell office:value-type="float" office:value="251.365312515757" calcext:value-type="float">
            <text:p>251,365312515757000</text:p>
          </table:table-cell>
          <table:table-cell office:value-type="float" office:value="202.500573859715" calcext:value-type="float">
            <text:p>202,500573859715000</text:p>
          </table:table-cell>
          <table:table-cell office:value-type="float" office:value="230.543045830489" calcext:value-type="float">
            <text:p>230,543045830489000</text:p>
          </table:table-cell>
          <table:table-cell office:value-type="float" office:value="182.337795468653" calcext:value-type="float">
            <text:p>182,337795468653000</text:p>
          </table:table-cell>
          <table:table-cell office:value-type="float" office:value="345.722135120381" calcext:value-type="float">
            <text:p>345,722135120381000</text:p>
          </table:table-cell>
          <table:table-cell office:value-type="float" office:value="301.296429340946" calcext:value-type="float">
            <text:p>301,296429340946000</text:p>
          </table:table-cell>
          <table:table-cell office:value-type="float" office:value="365.994531755557" calcext:value-type="float">
            <text:p>365,994531755557000</text:p>
          </table:table-cell>
          <table:table-cell office:value-type="float" office:value="367.301970474434" calcext:value-type="float">
            <text:p>367,301970474434000</text:p>
          </table:table-cell>
          <table:table-cell office:value-type="float" office:value="368.392928873888" calcext:value-type="float">
            <text:p>368,392928873888000</text:p>
          </table:table-cell>
          <table:table-cell office:value-type="float" office:value="361.728386807474" calcext:value-type="float">
            <text:p>361,728386807474000</text:p>
          </table:table-cell>
          <table:table-cell office:value-type="float" office:value="364.746996694619" calcext:value-type="float">
            <text:p>364,746996694619000</text:p>
          </table:table-cell>
          <table:table-cell office:value-type="float" office:value="370.020246467055" calcext:value-type="float">
            <text:p>370,020246467055000</text:p>
          </table:table-cell>
          <table:table-cell office:value-type="float" office:value="369.312808285203" calcext:value-type="float">
            <text:p>369,312808285203000</text:p>
          </table:table-cell>
          <table:table-cell office:value-type="float" office:value="217.440800514469" calcext:value-type="float">
            <text:p>217,440800514469000</text:p>
          </table:table-cell>
          <table:table-cell office:value-type="float" office:value="218.322435107391" calcext:value-type="float">
            <text:p>218,322435107391000</text:p>
          </table:table-cell>
          <table:table-cell office:value-type="float" office:value="219.411660933938" calcext:value-type="float">
            <text:p>219,411660933938000</text:p>
          </table:table-cell>
          <table:table-cell office:value-type="float" office:value="212.260865333237" calcext:value-type="float">
            <text:p>212,260865333237000</text:p>
          </table:table-cell>
          <table:table-cell office:value-type="float" office:value="215.771499074977" calcext:value-type="float">
            <text:p>215,771499074977000</text:p>
          </table:table-cell>
          <table:table-cell office:value-type="float" office:value="222.051795270432" calcext:value-type="float">
            <text:p>222,051795270432000</text:p>
          </table:table-cell>
          <table:table-cell office:value-type="float" office:value="221.34300915894" calcext:value-type="float">
            <text:p>221,343009158940000</text:p>
          </table:table-cell>
          <table:table-cell office:value-type="float" office:value="235.808582579486" calcext:value-type="float">
            <text:p>235,808582579486000</text:p>
          </table:table-cell>
          <table:table-cell office:value-type="float" office:value="603.960916081982" calcext:value-type="float">
            <text:p>603,960916081982000</text:p>
          </table:table-cell>
          <table:table-cell office:value-type="float" office:value="606.497670659438" calcext:value-type="float">
            <text:p>606,497670659438000</text:p>
          </table:table-cell>
          <table:table-cell office:value-type="float" office:value="251.390223616694" calcext:value-type="float">
            <text:p>251,390223616694000</text:p>
          </table:table-cell>
          <table:table-cell office:value-type="float" office:value="174.988123048254" calcext:value-type="float">
            <text:p>174,988123048254000</text:p>
          </table:table-cell>
          <table:table-cell office:value-type="float" office:value="331.114547839419" calcext:value-type="float">
            <text:p>331,114547839419000</text:p>
          </table:table-cell>
          <table:table-cell office:value-type="float" office:value="205.05144083475" calcext:value-type="float">
            <text:p>205,051440834750000</text:p>
          </table:table-cell>
          <table:table-cell office:value-type="float" office:value="20.8603966457496" calcext:value-type="float">
            <text:p>20,860396645749600</text:p>
          </table:table-cell>
          <table:table-cell office:value-type="float" office:value="179.316319749317" calcext:value-type="float">
            <text:p>179,316319749317000</text:p>
          </table:table-cell>
          <table:table-cell office:value-type="float" office:value="173.68103809378" calcext:value-type="float">
            <text:p>173,681038093780000</text:p>
          </table:table-cell>
          <table:table-cell office:value-type="float" office:value="9.1223420680248" calcext:value-type="float">
            <text:p>9,122342068024800</text:p>
          </table:table-cell>
          <table:table-cell office:value-type="float" office:value="8.11818550411763" calcext:value-type="float">
            <text:p>8,118185504117630</text:p>
          </table:table-cell>
          <table:table-cell office:value-type="float" office:value="53.2519265727412" calcext:value-type="float">
            <text:p>53,251926572741200</text:p>
          </table:table-cell>
          <table:table-cell office:value-type="float" office:value="65.2823818614855" calcext:value-type="float">
            <text:p>65,282381861485500</text:p>
          </table:table-cell>
          <table:table-cell office:value-type="float" office:value="5.82157385553524" calcext:value-type="float">
            <text:p>5,821573855535240</text:p>
          </table:table-cell>
          <table:table-cell office:value-type="float" office:value="6.31514970879887" calcext:value-type="float">
            <text:p>6,315149708798870</text:p>
          </table:table-cell>
          <table:table-cell office:value-type="float" office:value="7.7869438783319" calcext:value-type="float">
            <text:p>7,786943878331900</text:p>
          </table:table-cell>
          <table:table-cell office:value-type="float" office:value="9.05443004325726" calcext:value-type="float">
            <text:p>9,054430043257260</text:p>
          </table:table-cell>
          <table:table-cell office:value-type="float" office:value="9.79046406908274" calcext:value-type="float">
            <text:p>9,790464069082740</text:p>
          </table:table-cell>
          <table:table-cell office:value-type="float" office:value="2336" calcext:value-type="float">
            <text:p>2336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703.333333333333" calcext:value-type="float">
            <text:p>703,333333333333000</text:p>
          </table:table-cell>
          <table:table-cell office:value-type="float" office:value="322.666666666667" calcext:value-type="float">
            <text:p>322,666666666667000</text:p>
          </table:table-cell>
          <table:table-cell office:value-type="float" office:value="2742.5" calcext:value-type="float">
            <text:p>2742,500000000000000</text:p>
          </table:table-cell>
          <table:table-cell office:value-type="float" office:value="198887.5" calcext:value-type="float">
            <text:p>198887,500000000000000</text:p>
          </table:table-cell>
          <table:table-cell office:value-type="float" office:value="699" calcext:value-type="float">
            <text:p>699,000000000000000</text:p>
          </table:table-cell>
          <table:table-cell office:value-type="float" office:value="2809" calcext:value-type="float">
            <text:p>2809,000000000000000</text:p>
          </table:table-cell>
          <table:table-cell office:value-type="float" office:value="7167.5" calcext:value-type="float">
            <text:p>7167,5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68.6666666666667" calcext:value-type="float">
            <text:p>68,666666666666700</text:p>
          </table:table-cell>
          <table:table-cell office:value-type="float" office:value="198.333333333333" calcext:value-type="float">
            <text:p>198,333333333333000</text:p>
          </table:table-cell>
          <table:table-cell office:value-type="float" office:value="4506" calcext:value-type="float">
            <text:p>4506,000000000000000</text:p>
          </table:table-cell>
          <table:table-cell office:value-type="float" office:value="200073" calcext:value-type="float">
            <text:p>200073,000000000000000</text:p>
          </table:table-cell>
          <table:table-cell office:value-type="float" office:value="671" calcext:value-type="float">
            <text:p>671,000000000000000</text:p>
          </table:table-cell>
          <table:table-cell office:value-type="float" office:value="50000" calcext:value-type="float">
            <text:p>50000,000000000000000</text:p>
          </table:table-cell>
          <table:table-cell office:value-type="float" office:value="1365.33333333333" calcext:value-type="float">
            <text:p>1365,33333333333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99" calcext:value-type="float">
            <text:p>199,000000000000000</text:p>
          </table:table-cell>
          <table:table-cell office:value-type="float" office:value="1995" calcext:value-type="float">
            <text:p>1995,000000000000000</text:p>
          </table:table-cell>
          <table:table-cell office:value-type="float" office:value="3118" calcext:value-type="float">
            <text:p>3118,000000000000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19350" calcext:value-type="float">
            <text:p>19350,000000000000000</text:p>
          </table:table-cell>
          <table:table-cell office:value-type="float" office:value="389" calcext:value-type="float">
            <text:p>389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0" calcext:value-type="float">
            <text:p>30,000000000000000</text:p>
          </table:table-cell>
          <table:table-cell office:value-type="float" office:value="1265.5" calcext:value-type="float">
            <text:p>1265,500000000000000</text:p>
          </table:table-cell>
          <table:table-cell office:value-type="float" office:value="1251" calcext:value-type="float">
            <text:p>1251,000000000000000</text:p>
          </table:table-cell>
          <table:table-cell office:value-type="float" office:value="126297" calcext:value-type="float">
            <text:p>126297,000000000000000</text:p>
          </table:table-cell>
          <table:table-cell office:value-type="float" office:value="1247.66666666667" calcext:value-type="float">
            <text:p>1247,666666666670000</text:p>
          </table:table-cell>
          <table:table-cell office:value-type="float" office:value="12098.6666666667" calcext:value-type="float">
            <text:p>12098,666666666700000</text:p>
          </table:table-cell>
          <table:table-cell office:value-type="float" office:value="2775" calcext:value-type="float">
            <text:p>2775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524" calcext:value-type="float">
            <text:p>524,000000000000000</text:p>
          </table:table-cell>
          <table:table-cell office:value-type="float" office:value="944.333333333333" calcext:value-type="float">
            <text:p>944,333333333333000</text:p>
          </table:table-cell>
          <table:table-cell office:value-type="float" office:value="1764.66666666667" calcext:value-type="float">
            <text:p>1764,666666666670000</text:p>
          </table:table-cell>
          <table:table-cell office:value-type="float" office:value="204949.5" calcext:value-type="float">
            <text:p>204949,500000000000000</text:p>
          </table:table-cell>
          <table:table-cell office:value-type="float" office:value="1892.66666666667" calcext:value-type="float">
            <text:p>1892,666666666670000</text:p>
          </table:table-cell>
          <table:table-cell office:value-type="float" office:value="13347.3333333333" calcext:value-type="float">
            <text:p>13347,333333333300000</text:p>
          </table:table-cell>
          <table:table-cell office:value-type="float" office:value="571.34227919873" calcext:value-type="float">
            <text:p>571,34227919873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736.696907373265" calcext:value-type="float">
            <text:p>736,696907373265000</text:p>
          </table:table-cell>
          <table:table-cell office:value-type="float" office:value="323.948041101244" calcext:value-type="float">
            <text:p>323,948041101244000</text:p>
          </table:table-cell>
          <table:table-cell office:value-type="float" office:value="1255.11453660612" calcext:value-type="float">
            <text:p>1255,114536606120000</text:p>
          </table:table-cell>
          <table:table-cell office:value-type="float" office:value="175230.252766182" calcext:value-type="float">
            <text:p>175230,252766182000000</text:p>
          </table:table-cell>
          <table:table-cell office:value-type="float" office:value="704.534598156826" calcext:value-type="float">
            <text:p>704,534598156826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8300.72650434888" calcext:value-type="float">
            <text:p>8300,72650434888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47.4376784142451" calcext:value-type="float">
            <text:p>47,437678414245100</text:p>
          </table:table-cell>
          <table:table-cell office:value-type="float" office:value="192.764969155014" calcext:value-type="float">
            <text:p>192,764969155014000</text:p>
          </table:table-cell>
          <table:table-cell office:value-type="float" office:value="1846.96291245926" calcext:value-type="float">
            <text:p>1846,962912459260000</text:p>
          </table:table-cell>
          <table:table-cell office:value-type="float" office:value="185181.36649782" calcext:value-type="float">
            <text:p>185181,366497820000000</text:p>
          </table:table-cell>
          <table:table-cell office:value-type="float" office:value="650.117681654637" calcext:value-type="float">
            <text:p>650,117681654637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194.42971050344" calcext:value-type="float">
            <text:p>1194,42971050344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55.913437522235" calcext:value-type="float">
            <text:p>155,913437522235000</text:p>
          </table:table-cell>
          <table:table-cell office:value-type="float" office:value="2520.72906120432" calcext:value-type="float">
            <text:p>2520,729061204320000</text:p>
          </table:table-cell>
          <table:table-cell office:value-type="float" office:value="696.284424642689" calcext:value-type="float">
            <text:p>696,284424642689000</text:p>
          </table:table-cell>
          <table:table-cell office:value-type="float" office:value="161823.777876841" calcext:value-type="float">
            <text:p>161823,777876841000000</text:p>
          </table:table-cell>
          <table:table-cell office:value-type="float" office:value="605.385827386139" calcext:value-type="float">
            <text:p>605,385827386139000</text:p>
          </table:table-cell>
          <table:table-cell office:value-type="float" office:value="30889.1971407481" calcext:value-type="float">
            <text:p>30889,197140748100000</text:p>
          </table:table-cell>
          <table:table-cell office:value-type="float" office:value="375.78318216759" calcext:value-type="float">
            <text:p>375,783182167590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1392.29325215631" calcext:value-type="float">
            <text:p>1392,293252156310000</text:p>
          </table:table-cell>
          <table:table-cell office:value-type="float" office:value="591.141269071954" calcext:value-type="float">
            <text:p>591,141269071954000</text:p>
          </table:table-cell>
          <table:table-cell office:value-type="float" office:value="150363.587270988" calcext:value-type="float">
            <text:p>150363,587270988000000</text:p>
          </table:table-cell>
          <table:table-cell office:value-type="float" office:value="625.564012178876" calcext:value-type="float">
            <text:p>625,564012178876000</text:p>
          </table:table-cell>
          <table:table-cell office:value-type="float" office:value="10255.3257058629" calcext:value-type="float">
            <text:p>10255,325705862900000</text:p>
          </table:table-cell>
          <table:table-cell office:value-type="float" office:value="2137.18015150806" calcext:value-type="float">
            <text:p>2137,18015150806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515.47744858529" calcext:value-type="float">
            <text:p>515,477448585290000</text:p>
          </table:table-cell>
          <table:table-cell office:value-type="float" office:value="266.040097228469" calcext:value-type="float">
            <text:p>266,040097228469000</text:p>
          </table:table-cell>
          <table:table-cell office:value-type="float" office:value="195.403002365197" calcext:value-type="float">
            <text:p>195,403002365197000</text:p>
          </table:table-cell>
          <table:table-cell office:value-type="float" office:value="168037.562587952" calcext:value-type="float">
            <text:p>168037,562587952000000</text:p>
          </table:table-cell>
          <table:table-cell office:value-type="float" office:value="969.429901196231" calcext:value-type="float">
            <text:p>969,429901196231000</text:p>
          </table:table-cell>
          <table:table-cell office:value-type="float" office:value="16364.7207227418" calcext:value-type="float">
            <text:p>16364,720722741800000</text:p>
          </table:table-cell>
          <table:table-cell table:number-columns-repeated="27"/>
          <table:table-cell office:value-type="float" office:value="29.3572044372559" calcext:value-type="float">
            <text:p>29,357204437255900</text:p>
          </table:table-cell>
          <table:table-cell office:value-type="float" office:value="20.0100002288818" calcext:value-type="float">
            <text:p>20,010000228881800</text:p>
          </table:table-cell>
          <table:table-cell office:value-type="float" office:value="28.6499996185303" calcext:value-type="float">
            <text:p>28,649999618530300</text:p>
          </table:table-cell>
          <table:table-cell office:value-type="float" office:value="56.7999992370605" calcext:value-type="float">
            <text:p>56,799999237060500</text:p>
          </table:table-cell>
          <table:table-cell office:value-type="float" office:value="85.5625610351563" calcext:value-type="float">
            <text:p>85,562561035156300</text:p>
          </table:table-cell>
          <table:table-cell office:value-type="float" office:value="88.4700012207031" calcext:value-type="float">
            <text:p>88,470001220703100</text:p>
          </table:table-cell>
          <table:table-cell office:value-type="float" office:value="74.4800033569336" calcext:value-type="float">
            <text:p>74,480003356933600</text:p>
          </table:table-cell>
          <table:table-cell office:value-type="float" office:value="60.1399993896484" calcext:value-type="float">
            <text:p>60,139999389648400</text:p>
          </table:table-cell>
          <table:table-cell office:value-type="float" office:value="4.63015937805176" calcext:value-type="float">
            <text:p>4,630159378051760</text:p>
          </table:table-cell>
          <table:table-cell office:value-type="float" office:value="15.6252202987671" calcext:value-type="float">
            <text:p>15,625220298767100</text:p>
          </table:table-cell>
          <table:table-cell office:value-type="float" office:value="5.99008178710938" calcext:value-type="float">
            <text:p>5,990081787109380</text:p>
          </table:table-cell>
          <table:table-cell office:value-type="float" office:value="13.329963684082" calcext:value-type="float">
            <text:p>13,329963684082000</text:p>
          </table:table-cell>
          <table:table-cell office:value-type="float" office:value="0.832168221473694" calcext:value-type="float">
            <text:p>0,832168221473694</text:p>
          </table:table-cell>
          <table:table-cell office:value-type="float" office:value="0.126961886882782" calcext:value-type="float">
            <text:p>0,126961886882782</text:p>
          </table:table-cell>
          <table:table-cell office:value-type="float" office:value="0.413799107074737" calcext:value-type="float">
            <text:p>0,413799107074737</text:p>
          </table:table-cell>
          <table:table-cell office:value-type="float" office:value="0.084385477006435" calcext:value-type="float">
            <text:p>0,084385477006435</text:p>
          </table:table-cell>
          <table:table-cell office:value-type="float" office:value="3.46322321891785" calcext:value-type="float">
            <text:p>3,463223218917850</text:p>
          </table:table-cell>
          <table:table-cell office:value-type="float" office:value="10.8062038421631" calcext:value-type="float">
            <text:p>10,806203842163100</text:p>
          </table:table-cell>
          <table:table-cell office:value-type="float" office:value="9.19847190380096" calcext:value-type="float">
            <text:p>9,198471903800960</text:p>
          </table:table-cell>
          <table:table-cell office:value-type="float" office:value="23.3405351638794" calcext:value-type="float">
            <text:p>23,340535163879400</text:p>
          </table:table-cell>
          <table:table-cell office:value-type="float" office:value="31.9492607116699" calcext:value-type="float">
            <text:p>31,949260711669900</text:p>
          </table:table-cell>
          <table:table-cell office:value-type="float" office:value="49.0665664672851" calcext:value-type="float">
            <text:p>49,066566467285100</text:p>
          </table:table-cell>
          <table:table-cell office:value-type="float" office:value="36.942121386528" calcext:value-type="float">
            <text:p>36,942121386528000</text:p>
          </table:table-cell>
          <table:table-cell office:value-type="float" office:value="33.9373469352722" calcext:value-type="float">
            <text:p>33,937346935272200</text:p>
          </table:table-cell>
          <table:table-cell office:value-type="float" office:value="71.9542801380157" calcext:value-type="float">
            <text:p>71,954280138015700</text:p>
          </table:table-cell>
          <table:table-cell office:value-type="float" office:value="50.8768796920776" calcext:value-type="float">
            <text:p>50,876879692077600</text:p>
          </table:table-cell>
          <table:table-cell office:value-type="float" office:value="11.4246413111687" calcext:value-type="float">
            <text:p>11,424641311168700</text:p>
          </table:table-cell>
          <table:table-cell office:value-type="float" office:value="58.9765071868896" calcext:value-type="float">
            <text:p>58,976507186889600</text:p>
          </table:table-cell>
          <table:table-cell office:value-type="float" office:value="85.5092465877533" calcext:value-type="float">
            <text:p>85,509246587753300</text:p>
          </table:table-cell>
          <table:table-cell office:value-type="float" office:value="68.3054804801941" calcext:value-type="float">
            <text:p>68,305480480194100</text:p>
          </table:table-cell>
          <table:table-cell office:value-type="float" office:value="79.7854900360107" calcext:value-type="float">
            <text:p>79,785490036010700</text:p>
          </table:table-cell>
          <table:table-cell office:value-type="float" office:value="63.5077953338623" calcext:value-type="float">
            <text:p>63,507795333862300</text:p>
          </table:table-cell>
          <table:table-cell office:value-type="float" office:value="8.71035099029541" calcext:value-type="float">
            <text:p>8,710350990295410</text:p>
          </table:table-cell>
          <table:table-cell office:value-type="float" office:value="9.85123920440674" calcext:value-type="float">
            <text:p>9,851239204406740</text:p>
          </table:table-cell>
          <table:table-cell office:value-type="float" office:value="10.0064010620117" calcext:value-type="float">
            <text:p>10,006401062011700</text:p>
          </table:table-cell>
          <table:table-cell office:value-type="float" office:value="6.61286020278931" calcext:value-type="float">
            <text:p>6,612860202789310</text:p>
          </table:table-cell>
          <table:table-cell office:value-type="float" office:value="100" calcext:value-type="float">
            <text:p>100,000000000000000</text:p>
          </table:table-cell>
          <table:table-cell office:value-type="float" office:value="49.1330909729004" calcext:value-type="float">
            <text:p>49,133090972900400</text:p>
          </table:table-cell>
          <table:table-cell office:value-type="float" office:value="35.0458055734634" calcext:value-type="float">
            <text:p>35,045805573463400</text:p>
          </table:table-cell>
          <table:table-cell office:value-type="float" office:value="45.6008642911911" calcext:value-type="float">
            <text:p>45,600864291191100</text:p>
          </table:table-cell>
        </table:table-row>
        <table:table-row table:style-name="ro1">
          <table:table-cell office:value-type="string" calcext:value-type="string">
            <text:p>SEDHIOU</text:p>
          </table:table-cell>
          <table:table-cell table:style-name="ce1" office:value-type="string" calcext:value-type="string">
            <text:p>11</text:p>
          </table:table-cell>
          <table:table-cell office:value-type="float" office:value="3.49009503217" calcext:value-type="float">
            <text:p>3,490095032170000</text:p>
          </table:table-cell>
          <table:table-cell office:value-type="float" office:value="0.611914776935" calcext:value-type="float">
            <text:p>0,611914776935000</text:p>
          </table:table-cell>
          <table:table-cell office:value-type="string" calcext:value-type="string">
            <text:p>SN11</text:p>
          </table:table-cell>
          <table:table-cell table:number-columns-repeated="3"/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style-name="ce3" office:value-type="date" office:date-value="2017-08-04" calcext:value-type="date">
            <text:p>04/08/17</text:p>
          </table:table-cell>
          <table:table-cell table:style-name="ce3" office:value-type="date" office:date-value="2019-04-26" calcext:value-type="date">
            <text:p>26/04/19</text:p>
          </table:table-cell>
          <table:table-cell/>
          <table:table-cell office:value-type="float" office:value="1170.67832072536" calcext:value-type="float">
            <text:p>1170,678320725360000</text:p>
          </table:table-cell>
          <table:table-cell office:value-type="float" office:value="1019.73497527188" calcext:value-type="float">
            <text:p>1019,734975271880000</text:p>
          </table:table-cell>
          <table:table-cell office:value-type="float" office:value="1040.52823468428" calcext:value-type="float">
            <text:p>1040,528234684280000</text:p>
          </table:table-cell>
          <table:table-cell office:value-type="float" office:value="960.314580601761" calcext:value-type="float">
            <text:p>960,314580601761000</text:p>
          </table:table-cell>
          <table:table-cell office:value-type="float" office:value="918.94973284925" calcext:value-type="float">
            <text:p>918,949732849250000</text:p>
          </table:table-cell>
          <table:table-cell office:value-type="float" office:value="1286.50501554418" calcext:value-type="float">
            <text:p>1286,505015544180000</text:p>
          </table:table-cell>
          <table:table-cell office:value-type="float" office:value="984.035665894066" calcext:value-type="float">
            <text:p>984,035665894066000</text:p>
          </table:table-cell>
          <table:table-cell office:value-type="float" office:value="341.826913877281" calcext:value-type="float">
            <text:p>341,826913877281000</text:p>
          </table:table-cell>
          <table:table-cell office:value-type="float" office:value="341.211970438845" calcext:value-type="float">
            <text:p>341,211970438845000</text:p>
          </table:table-cell>
          <table:table-cell office:value-type="float" office:value="341.621535252487" calcext:value-type="float">
            <text:p>341,621535252487000</text:p>
          </table:table-cell>
          <table:table-cell office:value-type="float" office:value="339.911865265291" calcext:value-type="float">
            <text:p>339,911865265291000</text:p>
          </table:table-cell>
          <table:table-cell office:value-type="float" office:value="343.098903592081" calcext:value-type="float">
            <text:p>343,098903592081000</text:p>
          </table:table-cell>
          <table:table-cell office:value-type="float" office:value="348.362973632744" calcext:value-type="float">
            <text:p>348,362973632744000</text:p>
          </table:table-cell>
          <table:table-cell office:value-type="float" office:value="346.308598201849" calcext:value-type="float">
            <text:p>346,308598201849000</text:p>
          </table:table-cell>
          <table:table-cell office:value-type="float" office:value="198.616835858906" calcext:value-type="float">
            <text:p>198,616835858906000</text:p>
          </table:table-cell>
          <table:table-cell office:value-type="float" office:value="203.339455559777" calcext:value-type="float">
            <text:p>203,339455559777000</text:p>
          </table:table-cell>
          <table:table-cell office:value-type="float" office:value="203.739020092018" calcext:value-type="float">
            <text:p>203,739020092018000</text:p>
          </table:table-cell>
          <table:table-cell office:value-type="float" office:value="200.781448299636" calcext:value-type="float">
            <text:p>200,781448299636000</text:p>
          </table:table-cell>
          <table:table-cell office:value-type="float" office:value="205.221284805763" calcext:value-type="float">
            <text:p>205,221284805763000</text:p>
          </table:table-cell>
          <table:table-cell office:value-type="float" office:value="209.866188637035" calcext:value-type="float">
            <text:p>209,866188637035000</text:p>
          </table:table-cell>
          <table:table-cell office:value-type="float" office:value="207.813563167448" calcext:value-type="float">
            <text:p>207,813563167448000</text:p>
          </table:table-cell>
          <table:table-cell office:value-type="float" office:value="703.50902417233" calcext:value-type="float">
            <text:p>703,509024172330000</text:p>
          </table:table-cell>
          <table:table-cell office:value-type="float" office:value="851.624716840432" calcext:value-type="float">
            <text:p>851,624716840432000</text:p>
          </table:table-cell>
          <table:table-cell office:value-type="float" office:value="932.025832594656" calcext:value-type="float">
            <text:p>932,025832594656000</text:p>
          </table:table-cell>
          <table:table-cell office:value-type="float" office:value="736.131885526149" calcext:value-type="float">
            <text:p>736,131885526149000</text:p>
          </table:table-cell>
          <table:table-cell office:value-type="float" office:value="674.357143359644" calcext:value-type="float">
            <text:p>674,357143359644000</text:p>
          </table:table-cell>
          <table:table-cell office:value-type="float" office:value="713.57583400166" calcext:value-type="float">
            <text:p>713,575834001660000</text:p>
          </table:table-cell>
          <table:table-cell office:value-type="float" office:value="719.664818215075" calcext:value-type="float">
            <text:p>719,664818215075000</text:p>
          </table:table-cell>
          <table:table-cell office:value-type="float" office:value="2013.05615880855" calcext:value-type="float">
            <text:p>2013,056158808550000</text:p>
          </table:table-cell>
          <table:table-cell office:value-type="float" office:value="2365.43012993683" calcext:value-type="float">
            <text:p>2365,430129936830000</text:p>
          </table:table-cell>
          <table:table-cell office:value-type="float" office:value="2497.73175819228" calcext:value-type="float">
            <text:p>2497,731758192280000</text:p>
          </table:table-cell>
          <table:table-cell office:value-type="float" office:value="1705.27610344294" calcext:value-type="float">
            <text:p>1705,276103442940000</text:p>
          </table:table-cell>
          <table:table-cell office:value-type="float" office:value="1865.87466056027" calcext:value-type="float">
            <text:p>1865,874660560270000</text:p>
          </table:table-cell>
          <table:table-cell office:value-type="float" office:value="2123.13998986957" calcext:value-type="float">
            <text:p>2123,139989869570000</text:p>
          </table:table-cell>
          <table:table-cell office:value-type="float" office:value="1832.3960382283" calcext:value-type="float">
            <text:p>1832,396038228300000</text:p>
          </table:table-cell>
          <table:table-cell office:value-type="float" office:value="1.10987294753282" calcext:value-type="float">
            <text:p>1,109872947532820</text:p>
          </table:table-cell>
          <table:table-cell office:value-type="float" office:value="1.10172639398928" calcext:value-type="float">
            <text:p>1,101726393989280</text:p>
          </table:table-cell>
          <table:table-cell office:value-type="float" office:value="1.15263180110591" calcext:value-type="float">
            <text:p>1,152631801105910</text:p>
          </table:table-cell>
          <table:table-cell office:value-type="float" office:value="1.18287535350977" calcext:value-type="float">
            <text:p>1,182875353509770</text:p>
          </table:table-cell>
          <table:table-cell office:value-type="float" office:value="1.06145793761344" calcext:value-type="float">
            <text:p>1,061457937613440</text:p>
          </table:table-cell>
          <table:table-cell office:value-type="float" office:value="13400" calcext:value-type="float">
            <text:p>13400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6059.66666666667" calcext:value-type="float">
            <text:p>6059,666666666670000</text:p>
          </table:table-cell>
          <table:table-cell office:value-type="float" office:value="1644.66666666667" calcext:value-type="float">
            <text:p>1644,666666666670000</text:p>
          </table:table-cell>
          <table:table-cell office:value-type="float" office:value="8138.33333333333" calcext:value-type="float">
            <text:p>8138,333333333330000</text:p>
          </table:table-cell>
          <table:table-cell office:value-type="float" office:value="23573.6666666667" calcext:value-type="float">
            <text:p>23573,666666666700000</text:p>
          </table:table-cell>
          <table:table-cell office:value-type="float" office:value="1207.33333333333" calcext:value-type="float">
            <text:p>1207,333333333330000</text:p>
          </table:table-cell>
          <table:table-cell office:value-type="float" office:value="1513.66666666667" calcext:value-type="float">
            <text:p>1513,666666666670000</text:p>
          </table:table-cell>
          <table:table-cell office:value-type="float" office:value="16857.3333333333" calcext:value-type="float">
            <text:p>16857,3333333333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2664.6666666667" calcext:value-type="float">
            <text:p>12664,666666666700000</text:p>
          </table:table-cell>
          <table:table-cell office:value-type="float" office:value="10176.6666666667" calcext:value-type="float">
            <text:p>10176,666666666700000</text:p>
          </table:table-cell>
          <table:table-cell office:value-type="float" office:value="24682" calcext:value-type="float">
            <text:p>24682,000000000000000</text:p>
          </table:table-cell>
          <table:table-cell office:value-type="float" office:value="35466.6666666667" calcext:value-type="float">
            <text:p>35466,666666666700000</text:p>
          </table:table-cell>
          <table:table-cell office:value-type="float" office:value="320.333333333333" calcext:value-type="float">
            <text:p>320,333333333333000</text:p>
          </table:table-cell>
          <table:table-cell office:value-type="float" office:value="1919" calcext:value-type="float">
            <text:p>1919,000000000000000</text:p>
          </table:table-cell>
          <table:table-cell office:value-type="float" office:value="23720.3333333333" calcext:value-type="float">
            <text:p>23720,3333333333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5048.6666666667" calcext:value-type="float">
            <text:p>15048,666666666700000</text:p>
          </table:table-cell>
          <table:table-cell office:value-type="float" office:value="9459.66666666667" calcext:value-type="float">
            <text:p>9459,666666666670000</text:p>
          </table:table-cell>
          <table:table-cell office:value-type="float" office:value="29118" calcext:value-type="float">
            <text:p>29118,000000000000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2103.33333333333" calcext:value-type="float">
            <text:p>2103,333333333330000</text:p>
          </table:table-cell>
          <table:table-cell office:value-type="float" office:value="28191" calcext:value-type="float">
            <text:p>28191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2568" calcext:value-type="float">
            <text:p>22568,000000000000000</text:p>
          </table:table-cell>
          <table:table-cell office:value-type="float" office:value="10714.6666666667" calcext:value-type="float">
            <text:p>10714,666666666700000</text:p>
          </table:table-cell>
          <table:table-cell office:value-type="float" office:value="39819.6666666667" calcext:value-type="float">
            <text:p>39819,666666666700000</text:p>
          </table:table-cell>
          <table:table-cell office:value-type="float" office:value="88333.3333333333" calcext:value-type="float">
            <text:p>88333,333333333300000</text:p>
          </table:table-cell>
          <table:table-cell office:value-type="float" office:value="501.333333333333" calcext:value-type="float">
            <text:p>501,333333333333000</text:p>
          </table:table-cell>
          <table:table-cell office:value-type="float" office:value="3599.66666666667" calcext:value-type="float">
            <text:p>3599,666666666670000</text:p>
          </table:table-cell>
          <table:table-cell office:value-type="float" office:value="29660.6666666667" calcext:value-type="float">
            <text:p>29660,6666666667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8978" calcext:value-type="float">
            <text:p>28978,000000000000000</text:p>
          </table:table-cell>
          <table:table-cell office:value-type="float" office:value="15904" calcext:value-type="float">
            <text:p>15904,000000000000000</text:p>
          </table:table-cell>
          <table:table-cell office:value-type="float" office:value="53663.3333333333" calcext:value-type="float">
            <text:p>53663,333333333300000</text:p>
          </table:table-cell>
          <table:table-cell office:value-type="float" office:value="111003.666666667" calcext:value-type="float">
            <text:p>111003,666666667000000</text:p>
          </table:table-cell>
          <table:table-cell office:value-type="float" office:value="408" calcext:value-type="float">
            <text:p>408,000000000000000</text:p>
          </table:table-cell>
          <table:table-cell office:value-type="float" office:value="3061.66666666667" calcext:value-type="float">
            <text:p>3061,666666666670000</text:p>
          </table:table-cell>
          <table:table-cell office:value-type="float" office:value="346.410161513775" calcext:value-type="float">
            <text:p>346,410161513775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307.88005176468" calcext:value-type="float">
            <text:p>2307,880051764680000</text:p>
          </table:table-cell>
          <table:table-cell office:value-type="float" office:value="119.223879039953" calcext:value-type="float">
            <text:p>119,223879039953000</text:p>
          </table:table-cell>
          <table:table-cell office:value-type="float" office:value="2207.12127744112" calcext:value-type="float">
            <text:p>2207,121277441120000</text:p>
          </table:table-cell>
          <table:table-cell office:value-type="float" office:value="17170.4967992581" calcext:value-type="float">
            <text:p>17170,496799258100000</text:p>
          </table:table-cell>
          <table:table-cell office:value-type="float" office:value="263.651916991577" calcext:value-type="float">
            <text:p>263,651916991577000</text:p>
          </table:table-cell>
          <table:table-cell office:value-type="float" office:value="275.289544540532" calcext:value-type="float">
            <text:p>275,289544540532000</text:p>
          </table:table-cell>
          <table:table-cell office:value-type="float" office:value="11371.0793829492" calcext:value-type="float">
            <text:p>11371,0793829492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765.56709073082" calcext:value-type="float">
            <text:p>2765,567090730820000</text:p>
          </table:table-cell>
          <table:table-cell office:value-type="float" office:value="4789.9969032697" calcext:value-type="float">
            <text:p>4789,996903269700000</text:p>
          </table:table-cell>
          <table:table-cell office:value-type="float" office:value="13217.1936128665" calcext:value-type="float">
            <text:p>13217,193612866500000</text:p>
          </table:table-cell>
          <table:table-cell office:value-type="float" office:value="12933.4804416032" calcext:value-type="float">
            <text:p>12933,480441603200000</text:p>
          </table:table-cell>
          <table:table-cell office:value-type="float" office:value="156.895931538499" calcext:value-type="float">
            <text:p>156,895931538499000</text:p>
          </table:table-cell>
          <table:table-cell office:value-type="float" office:value="1492.78364138947" calcext:value-type="float">
            <text:p>1492,783641389470000</text:p>
          </table:table-cell>
          <table:table-cell office:value-type="float" office:value="14149.2799227852" calcext:value-type="float">
            <text:p>14149,2799227852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396.51775151642" calcext:value-type="float">
            <text:p>2396,517751516420000</text:p>
          </table:table-cell>
          <table:table-cell office:value-type="float" office:value="1401.99583927105" calcext:value-type="float">
            <text:p>1401,995839271050000</text:p>
          </table:table-cell>
          <table:table-cell office:value-type="float" office:value="14152.9643891306" calcext:value-type="float">
            <text:p>14152,964389130600000</text:p>
          </table:table-cell>
          <table:table-cell office:value-type="float" office:value="15092.6941708011" calcext:value-type="float">
            <text:p>15092,694170801100000</text:p>
          </table:table-cell>
          <table:table-cell office:value-type="float" office:value="155.554920633625" calcext:value-type="float">
            <text:p>155,554920633625000</text:p>
          </table:table-cell>
          <table:table-cell office:value-type="float" office:value="1654.75506747474" calcext:value-type="float">
            <text:p>1654,755067474740000</text:p>
          </table:table-cell>
          <table:table-cell office:value-type="float" office:value="17356.4067997959" calcext:value-type="float">
            <text:p>17356,4067997959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2405.3935044399" calcext:value-type="float">
            <text:p>12405,393504439900000</text:p>
          </table:table-cell>
          <table:table-cell office:value-type="float" office:value="2537.18452882981" calcext:value-type="float">
            <text:p>2537,184528829810000</text:p>
          </table:table-cell>
          <table:table-cell office:value-type="float" office:value="26940.8586599116" calcext:value-type="float">
            <text:p>26940,858659911600000</text:p>
          </table:table-cell>
          <table:table-cell office:value-type="float" office:value="27718.8416484768" calcext:value-type="float">
            <text:p>27718,841648476800000</text:p>
          </table:table-cell>
          <table:table-cell office:value-type="float" office:value="125.560078581265" calcext:value-type="float">
            <text:p>125,560078581265000</text:p>
          </table:table-cell>
          <table:table-cell office:value-type="float" office:value="767.875858022202" calcext:value-type="float">
            <text:p>767,875858022202000</text:p>
          </table:table-cell>
          <table:table-cell office:value-type="float" office:value="12521.3367630351" calcext:value-type="float">
            <text:p>12521,3367630351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6769.97067940475" calcext:value-type="float">
            <text:p>6769,970679404750000</text:p>
          </table:table-cell>
          <table:table-cell office:value-type="float" office:value="2325.80975146292" calcext:value-type="float">
            <text:p>2325,809751462920000</text:p>
          </table:table-cell>
          <table:table-cell office:value-type="float" office:value="14853.4161839401" calcext:value-type="float">
            <text:p>14853,416183940100000</text:p>
          </table:table-cell>
          <table:table-cell office:value-type="float" office:value="45294.7022546052" calcext:value-type="float">
            <text:p>45294,702254605200000</text:p>
          </table:table-cell>
          <table:table-cell office:value-type="float" office:value="77.6723889165256" calcext:value-type="float">
            <text:p>77,672388916525600</text:p>
          </table:table-cell>
          <table:table-cell office:value-type="float" office:value="1307.52832983968" calcext:value-type="float">
            <text:p>1307,528329839680000</text:p>
          </table:table-cell>
          <table:table-cell office:value-type="string" calcext:value-type="string">
            <text:p>30417.290505675999</text:p>
          </table:table-cell>
          <table:table-cell office:value-type="string" calcext:value-type="string">
            <text:p>162396.60016053199</text:p>
          </table:table-cell>
          <table:table-cell office:value-type="string" calcext:value-type="string">
            <text:p>9358.0808106868608</text:p>
          </table:table-cell>
          <table:table-cell office:value-type="string" calcext:value-type="string">
            <text:p>57908.636022245199</text:p>
          </table:table-cell>
          <table:table-cell/>
          <table:table-cell office:value-type="string" calcext:value-type="string">
            <text:p>43913.251576654096</text:p>
          </table:table-cell>
          <table:table-cell office:value-type="string" calcext:value-type="string">
            <text:p>2602.74074074074</text:p>
          </table:table-cell>
          <table:table-cell table:number-columns-repeated="2"/>
          <table:table-cell office:value-type="string" calcext:value-type="string">
            <text:p>60957.962127685503</text:p>
          </table:table-cell>
          <table:table-cell office:value-type="string" calcext:value-type="string">
            <text:p>249366.949127197</text:p>
          </table:table-cell>
          <table:table-cell office:value-type="string" calcext:value-type="string">
            <text:p>13708.4181900024</text:p>
          </table:table-cell>
          <table:table-cell office:value-type="string" calcext:value-type="string">
            <text:p>82080.843963623003</text:p>
          </table:table-cell>
          <table:table-cell/>
          <table:table-cell office:value-type="string" calcext:value-type="string">
            <text:p>88420.646026611299</text:p>
          </table:table-cell>
          <table:table-cell office:value-type="string" calcext:value-type="string">
            <text:p>6722.7941436767596</text:p>
          </table:table-cell>
          <table:table-cell office:value-type="string" calcext:value-type="string">
            <text:p>12238.5518493652</text:p>
          </table:table-cell>
          <table:table-cell/>
          <table:table-cell office:value-type="string" calcext:value-type="string">
            <text:p>94956.1688842773</text:p>
          </table:table-cell>
          <table:table-cell office:value-type="string" calcext:value-type="string">
            <text:p>444722.54478454601</text:p>
          </table:table-cell>
          <table:table-cell office:value-type="string" calcext:value-type="string">
            <text:p>20152.815521240202</text:p>
          </table:table-cell>
          <table:table-cell office:value-type="string" calcext:value-type="string">
            <text:p>202928.203411102</text:p>
          </table:table-cell>
          <table:table-cell/>
          <table:table-cell office:value-type="string" calcext:value-type="string">
            <text:p>142337.96341705299</text:p>
          </table:table-cell>
          <table:table-cell table:style-name="ce1" office:value-type="string" calcext:value-type="string">
            <text:p>8677</text:p>
          </table:table-cell>
          <table:table-cell table:number-columns-repeated="2"/>
          <table:table-cell office:value-type="float" office:value="33.7450523376465" calcext:value-type="float">
            <text:p>33,745052337646500</text:p>
          </table:table-cell>
          <table:table-cell office:value-type="float" office:value="41.6500015258789" calcext:value-type="float">
            <text:p>41,650001525878900</text:p>
          </table:table-cell>
          <table:table-cell office:value-type="float" office:value="29.8600006103516" calcext:value-type="float">
            <text:p>29,860000610351600</text:p>
          </table:table-cell>
          <table:table-cell office:value-type="float" office:value="41.4300003051758" calcext:value-type="float">
            <text:p>41,430000305175800</text:p>
          </table:table-cell>
          <table:table-cell office:value-type="float" office:value="71.5071105957031" calcext:value-type="float">
            <text:p>71,507110595703100</text:p>
          </table:table-cell>
          <table:table-cell office:value-type="float" office:value="69.4000015258789" calcext:value-type="float">
            <text:p>69,400001525878900</text:p>
          </table:table-cell>
          <table:table-cell office:value-type="float" office:value="70.9899978637695" calcext:value-type="float">
            <text:p>70,989997863769500</text:p>
          </table:table-cell>
          <table:table-cell office:value-type="float" office:value="72.7900009155273" calcext:value-type="float">
            <text:p>72,790000915527300</text:p>
          </table:table-cell>
          <table:table-cell office:value-type="float" office:value="12.4552812576294" calcext:value-type="float">
            <text:p>12,455281257629400</text:p>
          </table:table-cell>
          <table:table-cell office:value-type="float" office:value="8.98106288909912" calcext:value-type="float">
            <text:p>8,981062889099120</text:p>
          </table:table-cell>
          <table:table-cell office:value-type="float" office:value="14.0932607650757" calcext:value-type="float">
            <text:p>14,093260765075700</text:p>
          </table:table-cell>
          <table:table-cell office:value-type="float" office:value="7.46760892868042" calcext:value-type="float">
            <text:p>7,467608928680420</text:p>
          </table:table-cell>
          <table:table-cell office:value-type="float" office:value="0.365462839603424" calcext:value-type="float">
            <text:p>0,365462839603424</text:p>
          </table:table-cell>
          <table:table-cell office:value-type="float" office:value="0.885011553764343" calcext:value-type="float">
            <text:p>0,885011553764343</text:p>
          </table:table-cell>
          <table:table-cell office:value-type="float" office:value="0.152912005782127" calcext:value-type="float">
            <text:p>0,152912005782127</text:p>
          </table:table-cell>
          <table:table-cell office:value-type="float" office:value="0.727580010890961" calcext:value-type="float">
            <text:p>0,727580010890961</text:p>
          </table:table-cell>
          <table:table-cell office:value-type="float" office:value="6.11694002151489" calcext:value-type="float">
            <text:p>6,116940021514890</text:p>
          </table:table-cell>
          <table:table-cell office:value-type="float" office:value="10.1539182662964" calcext:value-type="float">
            <text:p>10,1539182662964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.2147828489542" calcext:value-type="float">
            <text:p>3,2147828489542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7.3718566894531" calcext:value-type="float">
            <text:p>37,371856689453100</text:p>
          </table:table-cell>
          <table:table-cell office:value-type="float" office:value="12.507338821888" calcext:value-type="float">
            <text:p>12,507338821888000</text:p>
          </table:table-cell>
          <table:table-cell office:value-type="float" office:value="10.1094797253609" calcext:value-type="float">
            <text:p>10,109479725360900</text:p>
          </table:table-cell>
          <table:table-cell office:value-type="float" office:value="6.15226849913597" calcext:value-type="float">
            <text:p>6,152268499135970</text:p>
          </table:table-cell>
          <table:table-cell office:value-type="float" office:value="8.38749557733536" calcext:value-type="float">
            <text:p>8,387495577335360</text:p>
          </table:table-cell>
          <table:table-cell office:value-type="float" office:value="21.3894322514534" calcext:value-type="float">
            <text:p>21,389432251453400</text:p>
          </table:table-cell>
          <table:table-cell office:value-type="float" office:value="5.26832044124603" calcext:value-type="float">
            <text:p>5,268320441246030</text:p>
          </table:table-cell>
          <table:table-cell office:value-type="float" office:value="60.1042449474335" calcext:value-type="float">
            <text:p>60,104244947433500</text:p>
          </table:table-cell>
          <table:table-cell office:value-type="float" office:value="62.3307049274445" calcext:value-type="float">
            <text:p>62,330704927444500</text:p>
          </table:table-cell>
          <table:table-cell office:value-type="float" office:value="84.9903762340546" calcext:value-type="float">
            <text:p>84,990376234054600</text:p>
          </table:table-cell>
          <table:table-cell office:value-type="float" office:value="58.7631583213806" calcext:value-type="float">
            <text:p>58,763158321380600</text:p>
          </table:table-cell>
          <table:table-cell office:value-type="float" office:value="9.97782611846924" calcext:value-type="float">
            <text:p>9,977826118469240</text:p>
          </table:table-cell>
          <table:table-cell office:value-type="float" office:value="12.3447399139404" calcext:value-type="float">
            <text:p>12,344739913940400</text:p>
          </table:table-cell>
          <table:table-cell office:value-type="float" office:value="13.0944786071777" calcext:value-type="float">
            <text:p>13,094478607177700</text:p>
          </table:table-cell>
          <table:table-cell office:value-type="float" office:value="11.6782455444336" calcext:value-type="float">
            <text:p>11,678245544433600</text:p>
          </table:table-cell>
          <table:table-cell office:value-type="float" office:value="100" calcext:value-type="float">
            <text:p>100,000000000000000</text:p>
          </table:table-cell>
          <table:table-cell office:value-type="float" office:value="45.7029762268066" calcext:value-type="float">
            <text:p>45,702976226806600</text:p>
          </table:table-cell>
          <table:table-cell office:value-type="float" office:value="22.3336592316628" calcext:value-type="float">
            <text:p>22,333659231662800</text:p>
          </table:table-cell>
          <table:table-cell office:value-type="float" office:value="47.0130354166031" calcext:value-type="float">
            <text:p>47,013035416603100</text:p>
          </table:table-cell>
        </table:table-row>
        <table:table-row table:style-name="ro1">
          <table:table-cell office:value-type="string" calcext:value-type="string">
            <text:p>TAMBACOUNDA</text:p>
          </table:table-cell>
          <table:table-cell table:style-name="ce1" office:value-type="string" calcext:value-type="string">
            <text:p>12</text:p>
          </table:table-cell>
          <table:table-cell office:value-type="float" office:value="13.0911324836" calcext:value-type="float">
            <text:p>13,091132483600000</text:p>
          </table:table-cell>
          <table:table-cell office:value-type="float" office:value="3.56449931092" calcext:value-type="float">
            <text:p>3,564499310920000</text:p>
          </table:table-cell>
          <table:table-cell office:value-type="string" calcext:value-type="string">
            <text:p>SN12</text:p>
          </table:table-cell>
          <table:table-cell table:number-columns-repeated="3"/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style-name="ce3" office:value-type="date" office:date-value="2017-08-04" calcext:value-type="date">
            <text:p>04/08/17</text:p>
          </table:table-cell>
          <table:table-cell table:style-name="ce3" office:value-type="date" office:date-value="2019-04-26" calcext:value-type="date">
            <text:p>26/04/19</text:p>
          </table:table-cell>
          <table:table-cell/>
          <table:table-cell office:value-type="float" office:value="794.315242853308" calcext:value-type="float">
            <text:p>794,315242853308000</text:p>
          </table:table-cell>
          <table:table-cell office:value-type="float" office:value="690.781893740591" calcext:value-type="float">
            <text:p>690,781893740591000</text:p>
          </table:table-cell>
          <table:table-cell office:value-type="float" office:value="738.756284411892" calcext:value-type="float">
            <text:p>738,756284411892000</text:p>
          </table:table-cell>
          <table:table-cell office:value-type="float" office:value="715.956339691438" calcext:value-type="float">
            <text:p>715,956339691438000</text:p>
          </table:table-cell>
          <table:table-cell office:value-type="float" office:value="638.764240670049" calcext:value-type="float">
            <text:p>638,764240670049000</text:p>
          </table:table-cell>
          <table:table-cell office:value-type="float" office:value="802.057274401326" calcext:value-type="float">
            <text:p>802,057274401326000</text:p>
          </table:table-cell>
          <table:table-cell office:value-type="float" office:value="773.972221811492" calcext:value-type="float">
            <text:p>773,972221811492000</text:p>
          </table:table-cell>
          <table:table-cell office:value-type="float" office:value="356.085152992657" calcext:value-type="float">
            <text:p>356,085152992657000</text:p>
          </table:table-cell>
          <table:table-cell office:value-type="float" office:value="354.907382721327" calcext:value-type="float">
            <text:p>354,907382721327000</text:p>
          </table:table-cell>
          <table:table-cell office:value-type="float" office:value="354.735145687456" calcext:value-type="float">
            <text:p>354,735145687456000</text:p>
          </table:table-cell>
          <table:table-cell office:value-type="float" office:value="357.326557305987" calcext:value-type="float">
            <text:p>357,326557305987000</text:p>
          </table:table-cell>
          <table:table-cell office:value-type="float" office:value="362.985803759341" calcext:value-type="float">
            <text:p>362,985803759341000</text:p>
          </table:table-cell>
          <table:table-cell office:value-type="float" office:value="360.570452330842" calcext:value-type="float">
            <text:p>360,570452330842000</text:p>
          </table:table-cell>
          <table:table-cell office:value-type="float" office:value="364.032174281585" calcext:value-type="float">
            <text:p>364,032174281585000</text:p>
          </table:table-cell>
          <table:table-cell office:value-type="float" office:value="209.188004496623" calcext:value-type="float">
            <text:p>209,188004496623000</text:p>
          </table:table-cell>
          <table:table-cell office:value-type="float" office:value="213.346076985958" calcext:value-type="float">
            <text:p>213,346076985958000</text:p>
          </table:table-cell>
          <table:table-cell office:value-type="float" office:value="213.17111770793" calcext:value-type="float">
            <text:p>213,171117707930000</text:p>
          </table:table-cell>
          <table:table-cell office:value-type="float" office:value="213.546029713455" calcext:value-type="float">
            <text:p>213,546029713455000</text:p>
          </table:table-cell>
          <table:table-cell office:value-type="float" office:value="221.422686816949" calcext:value-type="float">
            <text:p>221,422686816949000</text:p>
          </table:table-cell>
          <table:table-cell office:value-type="float" office:value="218.752642551049" calcext:value-type="float">
            <text:p>218,752642551049000</text:p>
          </table:table-cell>
          <table:table-cell office:value-type="float" office:value="222.215614838374" calcext:value-type="float">
            <text:p>222,215614838374000</text:p>
          </table:table-cell>
          <table:table-cell office:value-type="float" office:value="566.637716937322" calcext:value-type="float">
            <text:p>566,637716937322000</text:p>
          </table:table-cell>
          <table:table-cell office:value-type="float" office:value="836.154902575174" calcext:value-type="float">
            <text:p>836,154902575174000</text:p>
          </table:table-cell>
          <table:table-cell office:value-type="float" office:value="909.043391992292" calcext:value-type="float">
            <text:p>909,043391992292000</text:p>
          </table:table-cell>
          <table:table-cell office:value-type="float" office:value="630.894152759615" calcext:value-type="float">
            <text:p>630,894152759615000</text:p>
          </table:table-cell>
          <table:table-cell office:value-type="float" office:value="520.457434823715" calcext:value-type="float">
            <text:p>520,457434823715000</text:p>
          </table:table-cell>
          <table:table-cell office:value-type="float" office:value="643.860721198488" calcext:value-type="float">
            <text:p>643,860721198488000</text:p>
          </table:table-cell>
          <table:table-cell office:value-type="float" office:value="518.768361111212" calcext:value-type="float">
            <text:p>518,768361111212000</text:p>
          </table:table-cell>
          <table:table-cell office:value-type="float" office:value="892.091261590216" calcext:value-type="float">
            <text:p>892,091261590216000</text:p>
          </table:table-cell>
          <table:table-cell office:value-type="float" office:value="1347.26669419701" calcext:value-type="float">
            <text:p>1347,266694197010000</text:p>
          </table:table-cell>
          <table:table-cell office:value-type="float" office:value="1425.41835139107" calcext:value-type="float">
            <text:p>1425,418351391070000</text:p>
          </table:table-cell>
          <table:table-cell office:value-type="float" office:value="714.718309310691" calcext:value-type="float">
            <text:p>714,718309310691000</text:p>
          </table:table-cell>
          <table:table-cell office:value-type="float" office:value="719.822262934131" calcext:value-type="float">
            <text:p>719,822262934131000</text:p>
          </table:table-cell>
          <table:table-cell office:value-type="float" office:value="909.915389161979" calcext:value-type="float">
            <text:p>909,915389161979000</text:p>
          </table:table-cell>
          <table:table-cell office:value-type="float" office:value="691.76009778103" calcext:value-type="float">
            <text:p>691,760097781030000</text:p>
          </table:table-cell>
          <table:table-cell office:value-type="float" office:value="0.893497404540334" calcext:value-type="float">
            <text:p>0,893497404540334</text:p>
          </table:table-cell>
          <table:table-cell office:value-type="float" office:value="0.895073154651723" calcext:value-type="float">
            <text:p>0,895073154651723</text:p>
          </table:table-cell>
          <table:table-cell office:value-type="float" office:value="0.888364443832659" calcext:value-type="float">
            <text:p>0,888364443832659</text:p>
          </table:table-cell>
          <table:table-cell office:value-type="float" office:value="0.907595840019706" calcext:value-type="float">
            <text:p>0,907595840019706</text:p>
          </table:table-cell>
          <table:table-cell office:value-type="float" office:value="0.540431574409818" calcext:value-type="float">
            <text:p>0,540431574409818</text:p>
          </table:table-cell>
          <table:table-cell office:value-type="float" office:value="22694.25" calcext:value-type="float">
            <text:p>22694,25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0940.75" calcext:value-type="float">
            <text:p>10940,750000000000000</text:p>
          </table:table-cell>
          <table:table-cell office:value-type="float" office:value="5943.75" calcext:value-type="float">
            <text:p>5943,750000000000000</text:p>
          </table:table-cell>
          <table:table-cell office:value-type="float" office:value="12439.75" calcext:value-type="float">
            <text:p>12439,750000000000000</text:p>
          </table:table-cell>
          <table:table-cell office:value-type="float" office:value="1026.25" calcext:value-type="float">
            <text:p>1026,250000000000000</text:p>
          </table:table-cell>
          <table:table-cell office:value-type="float" office:value="180.5" calcext:value-type="float">
            <text:p>180,500000000000000</text:p>
          </table:table-cell>
          <table:table-cell office:value-type="float" office:value="1004" calcext:value-type="float">
            <text:p>1004,000000000000000</text:p>
          </table:table-cell>
          <table:table-cell office:value-type="float" office:value="25140.25" calcext:value-type="float">
            <text:p>25140,250000000000000</text:p>
          </table:table-cell>
          <table:table-cell office:value-type="float" office:value="2502" calcext:value-type="float">
            <text:p>2502,000000000000000</text:p>
          </table:table-cell>
          <table:table-cell office:value-type="float" office:value="9567.5" calcext:value-type="float">
            <text:p>9567,500000000000000</text:p>
          </table:table-cell>
          <table:table-cell office:value-type="float" office:value="4882.75" calcext:value-type="float">
            <text:p>4882,750000000000000</text:p>
          </table:table-cell>
          <table:table-cell office:value-type="float" office:value="11839" calcext:value-type="float">
            <text:p>11839,000000000000000</text:p>
          </table:table-cell>
          <table:table-cell office:value-type="float" office:value="1248" calcext:value-type="float">
            <text:p>1248,000000000000000</text:p>
          </table:table-cell>
          <table:table-cell office:value-type="float" office:value="39.5" calcext:value-type="float">
            <text:p>39,500000000000000</text:p>
          </table:table-cell>
          <table:table-cell office:value-type="float" office:value="504.5" calcext:value-type="float">
            <text:p>504,500000000000000</text:p>
          </table:table-cell>
          <table:table-cell office:value-type="float" office:value="40506" calcext:value-type="float">
            <text:p>40506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1633.25" calcext:value-type="float">
            <text:p>11633,250000000000000</text:p>
          </table:table-cell>
          <table:table-cell office:value-type="float" office:value="18066.75" calcext:value-type="float">
            <text:p>18066,750000000000000</text:p>
          </table:table-cell>
          <table:table-cell office:value-type="float" office:value="15542.25" calcext:value-type="float">
            <text:p>15542,250000000000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273.75" calcext:value-type="float">
            <text:p>273,750000000000000</text:p>
          </table:table-cell>
          <table:table-cell office:value-type="float" office:value="39855.75" calcext:value-type="float">
            <text:p>39855,75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1213.75" calcext:value-type="float">
            <text:p>11213,750000000000000</text:p>
          </table:table-cell>
          <table:table-cell office:value-type="float" office:value="14744" calcext:value-type="float">
            <text:p>14744,000000000000000</text:p>
          </table:table-cell>
          <table:table-cell office:value-type="float" office:value="15056.25" calcext:value-type="float">
            <text:p>15056,250000000000000</text:p>
          </table:table-cell>
          <table:table-cell office:value-type="float" office:value="793.25" calcext:value-type="float">
            <text:p>793,250000000000000</text:p>
          </table:table-cell>
          <table:table-cell office:value-type="float" office:value="1543.5" calcext:value-type="float">
            <text:p>1543,500000000000000</text:p>
          </table:table-cell>
          <table:table-cell office:value-type="float" office:value="256.5" calcext:value-type="float">
            <text:p>256,500000000000000</text:p>
          </table:table-cell>
          <table:table-cell office:value-type="float" office:value="49487.5" calcext:value-type="float">
            <text:p>49487,5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4136" calcext:value-type="float">
            <text:p>14136,000000000000000</text:p>
          </table:table-cell>
          <table:table-cell office:value-type="float" office:value="15614.25" calcext:value-type="float">
            <text:p>15614,250000000000000</text:p>
          </table:table-cell>
          <table:table-cell office:value-type="float" office:value="24297.75" calcext:value-type="float">
            <text:p>24297,750000000000000</text:p>
          </table:table-cell>
          <table:table-cell office:value-type="float" office:value="5209" calcext:value-type="float">
            <text:p>5209,000000000000000</text:p>
          </table:table-cell>
          <table:table-cell office:value-type="float" office:value="1072.25" calcext:value-type="float">
            <text:p>1072,250000000000000</text:p>
          </table:table-cell>
          <table:table-cell office:value-type="float" office:value="6174" calcext:value-type="float">
            <text:p>6174,000000000000000</text:p>
          </table:table-cell>
          <table:table-cell office:value-type="float" office:value="17912.0180395733" calcext:value-type="float">
            <text:p>17912,0180395733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4837.55167931052" calcext:value-type="float">
            <text:p>4837,551679310520000</text:p>
          </table:table-cell>
          <table:table-cell office:value-type="float" office:value="1454.540563202" calcext:value-type="float">
            <text:p>1454,540563202000000</text:p>
          </table:table-cell>
          <table:table-cell office:value-type="float" office:value="5172.1706194466" calcext:value-type="float">
            <text:p>5172,170619446600000</text:p>
          </table:table-cell>
          <table:table-cell office:value-type="float" office:value="533.096848611957" calcext:value-type="float">
            <text:p>533,096848611957000</text:p>
          </table:table-cell>
          <table:table-cell office:value-type="float" office:value="184.790872790478" calcext:value-type="float">
            <text:p>184,790872790478000</text:p>
          </table:table-cell>
          <table:table-cell office:value-type="float" office:value="1534.52956960757" calcext:value-type="float">
            <text:p>1534,529569607570000</text:p>
          </table:table-cell>
          <table:table-cell office:value-type="float" office:value="22624.8454930268" calcext:value-type="float">
            <text:p>22624,845493026800000</text:p>
          </table:table-cell>
          <table:table-cell office:value-type="float" office:value="2689.83419563363" calcext:value-type="float">
            <text:p>2689,834195633630000</text:p>
          </table:table-cell>
          <table:table-cell office:value-type="float" office:value="6827.69822121628" calcext:value-type="float">
            <text:p>6827,698221216280000</text:p>
          </table:table-cell>
          <table:table-cell office:value-type="float" office:value="2360.04765135509" calcext:value-type="float">
            <text:p>2360,047651355090000</text:p>
          </table:table-cell>
          <table:table-cell office:value-type="float" office:value="6033.33064456662" calcext:value-type="float">
            <text:p>6033,330644566620000</text:p>
          </table:table-cell>
          <table:table-cell office:value-type="float" office:value="1085.67981774862" calcext:value-type="float">
            <text:p>1085,679817748620000</text:p>
          </table:table-cell>
          <table:table-cell office:value-type="float" office:value="79" calcext:value-type="float">
            <text:p>79,000000000000000</text:p>
          </table:table-cell>
          <table:table-cell office:value-type="float" office:value="372.645273685311" calcext:value-type="float">
            <text:p>372,645273685311000</text:p>
          </table:table-cell>
          <table:table-cell office:value-type="float" office:value="34793.5763420012" calcext:value-type="float">
            <text:p>34793,5763420012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5910.80109488835" calcext:value-type="float">
            <text:p>5910,801094888350000</text:p>
          </table:table-cell>
          <table:table-cell office:value-type="float" office:value="23779.0604436621" calcext:value-type="float">
            <text:p>23779,060443662100000</text:p>
          </table:table-cell>
          <table:table-cell office:value-type="float" office:value="8436.72291730227" calcext:value-type="float">
            <text:p>8436,722917302270000</text:p>
          </table:table-cell>
          <table:table-cell office:value-type="float" office:value="1727.47272047926" calcext:value-type="float">
            <text:p>1727,472720479260000</text:p>
          </table:table-cell>
          <table:table-cell office:value-type="float" office:value="1496.3543475171" calcext:value-type="float">
            <text:p>1496,354347517100000</text:p>
          </table:table-cell>
          <table:table-cell office:value-type="float" office:value="398.651372337619" calcext:value-type="float">
            <text:p>398,651372337619000</text:p>
          </table:table-cell>
          <table:table-cell office:value-type="float" office:value="33699.8913190631" calcext:value-type="float">
            <text:p>33699,8913190631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6471.1479854814" calcext:value-type="float">
            <text:p>6471,147985481400000</text:p>
          </table:table-cell>
          <table:table-cell office:value-type="float" office:value="18995.2086414794" calcext:value-type="float">
            <text:p>18995,208641479400000</text:p>
          </table:table-cell>
          <table:table-cell office:value-type="float" office:value="9795.69920509336" calcext:value-type="float">
            <text:p>9795,699205093360000</text:p>
          </table:table-cell>
          <table:table-cell office:value-type="float" office:value="505.447244197321" calcext:value-type="float">
            <text:p>505,447244197321000</text:p>
          </table:table-cell>
          <table:table-cell office:value-type="float" office:value="1723.92662256837" calcext:value-type="float">
            <text:p>1723,926622568370000</text:p>
          </table:table-cell>
          <table:table-cell office:value-type="float" office:value="385.913202676457" calcext:value-type="float">
            <text:p>385,913202676457000</text:p>
          </table:table-cell>
          <table:table-cell office:value-type="float" office:value="42916.6314653577" calcext:value-type="float">
            <text:p>42916,6314653577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7311.36854494424" calcext:value-type="float">
            <text:p>7311,368544944240000</text:p>
          </table:table-cell>
          <table:table-cell office:value-type="float" office:value="15230.7409838349" calcext:value-type="float">
            <text:p>15230,740983834900000</text:p>
          </table:table-cell>
          <table:table-cell office:value-type="float" office:value="9236.88993023806" calcext:value-type="float">
            <text:p>9236,889930238060000</text:p>
          </table:table-cell>
          <table:table-cell office:value-type="float" office:value="7337.41970995254" calcext:value-type="float">
            <text:p>7337,419709952540000</text:p>
          </table:table-cell>
          <table:table-cell office:value-type="float" office:value="1405.48482145249" calcext:value-type="float">
            <text:p>1405,484821452490000</text:p>
          </table:table-cell>
          <table:table-cell office:value-type="float" office:value="7502.40294838927" calcext:value-type="float">
            <text:p>7502,402948389270000</text:p>
          </table:table-cell>
          <table:table-cell office:value-type="string" calcext:value-type="string">
            <text:p>320594.83425925899</text:p>
          </table:table-cell>
          <table:table-cell office:value-type="string" calcext:value-type="string">
            <text:p>273451.79731968802</text:p>
          </table:table-cell>
          <table:table-cell office:value-type="string" calcext:value-type="string">
            <text:p>32315.7420077973</text:p>
          </table:table-cell>
          <table:table-cell office:value-type="string" calcext:value-type="string">
            <text:p>190618.818957115</text:p>
          </table:table-cell>
          <table:table-cell/>
          <table:table-cell office:value-type="string" calcext:value-type="string">
            <text:p>288798.61189083802</text:p>
          </table:table-cell>
          <table:table-cell office:value-type="string" calcext:value-type="string">
            <text:p>41707.048245614104</text:p>
          </table:table-cell>
          <table:table-cell table:number-columns-repeated="2"/>
          <table:table-cell office:value-type="string" calcext:value-type="string">
            <text:p>315531.39162445097</text:p>
          </table:table-cell>
          <table:table-cell office:value-type="string" calcext:value-type="string">
            <text:p>211796.633842468</text:p>
          </table:table-cell>
          <table:table-cell office:value-type="string" calcext:value-type="string">
            <text:p>38813.7346038818</text:p>
          </table:table-cell>
          <table:table-cell office:value-type="string" calcext:value-type="string">
            <text:p>190524.72465515099</text:p>
          </table:table-cell>
          <table:table-cell/>
          <table:table-cell office:value-type="string" calcext:value-type="string">
            <text:p>272721.478439331</text:p>
          </table:table-cell>
          <table:table-cell office:value-type="string" calcext:value-type="string">
            <text:p>35748.697315216101</text:p>
          </table:table-cell>
          <table:table-cell table:number-columns-repeated="2"/>
          <table:table-cell office:value-type="string" calcext:value-type="string">
            <text:p>373520.85450935399</text:p>
          </table:table-cell>
          <table:table-cell office:value-type="string" calcext:value-type="string">
            <text:p>194880.82724189799</text:p>
          </table:table-cell>
          <table:table-cell office:value-type="string" calcext:value-type="string">
            <text:p>48339.485942602201</text:p>
          </table:table-cell>
          <table:table-cell office:value-type="string" calcext:value-type="string">
            <text:p>470565.19042837602</text:p>
          </table:table-cell>
          <table:table-cell/>
          <table:table-cell office:value-type="string" calcext:value-type="string">
            <text:p>411041.528285384</text:p>
          </table:table-cell>
          <table:table-cell office:value-type="string" calcext:value-type="string">
            <text:p>40406.074117898897</text:p>
          </table:table-cell>
          <table:table-cell table:number-columns-repeated="2"/>
          <table:table-cell office:value-type="float" office:value="13.9889497756958" calcext:value-type="float">
            <text:p>13,988949775695800</text:p>
          </table:table-cell>
          <table:table-cell office:value-type="float" office:value="12.9899997711182" calcext:value-type="float">
            <text:p>12,989999771118200</text:p>
          </table:table-cell>
          <table:table-cell office:value-type="float" office:value="18.0499992370605" calcext:value-type="float">
            <text:p>18,049999237060500</text:p>
          </table:table-cell>
          <table:table-cell office:value-type="float" office:value="20" calcext:value-type="float">
            <text:p>20,000000000000000</text:p>
          </table:table-cell>
          <table:table-cell office:value-type="float" office:value="91.3793487548828" calcext:value-type="float">
            <text:p>91,379348754882800</text:p>
          </table:table-cell>
          <table:table-cell office:value-type="float" office:value="91.6900024414062" calcext:value-type="float">
            <text:p>91,690002441406200</text:p>
          </table:table-cell>
          <table:table-cell office:value-type="float" office:value="87.5999984741211" calcext:value-type="float">
            <text:p>87,599998474121100</text:p>
          </table:table-cell>
          <table:table-cell office:value-type="float" office:value="90.0400009155273" calcext:value-type="float">
            <text:p>90,040000915527300</text:p>
          </table:table-cell>
          <table:table-cell office:value-type="float" office:value="4.28291749954224" calcext:value-type="float">
            <text:p>4,282917499542240</text:p>
          </table:table-cell>
          <table:table-cell office:value-type="float" office:value="8.33993053436279" calcext:value-type="float">
            <text:p>8,339930534362790</text:p>
          </table:table-cell>
          <table:table-cell office:value-type="float" office:value="2.76278471946716" calcext:value-type="float">
            <text:p>2,762784719467160</text:p>
          </table:table-cell>
          <table:table-cell office:value-type="float" office:value="5.92463350296021" calcext:value-type="float">
            <text:p>5,924633502960210</text:p>
          </table:table-cell>
          <table:table-cell office:value-type="float" office:value="0.678498268127441" calcext:value-type="float">
            <text:p>0,678498268127441</text:p>
          </table:table-cell>
          <table:table-cell office:value-type="float" office:value="0.47856205701828" calcext:value-type="float">
            <text:p>0,478562057018280</text:p>
          </table:table-cell>
          <table:table-cell office:value-type="float" office:value="0.807085692882538" calcext:value-type="float">
            <text:p>0,807085692882538</text:p>
          </table:table-cell>
          <table:table-cell office:value-type="float" office:value="0.100976713001728" calcext:value-type="float">
            <text:p>0,100976713001728</text:p>
          </table:table-cell>
          <table:table-cell office:value-type="float" office:value="31.8821868896484" calcext:value-type="float">
            <text:p>31,882186889648400</text:p>
          </table:table-cell>
          <table:table-cell office:value-type="float" office:value="6.45168781280518" calcext:value-type="float">
            <text:p>6,451687812805180</text:p>
          </table:table-cell>
          <table:table-cell office:value-type="float" office:value="16.2736669182777" calcext:value-type="float">
            <text:p>16,273666918277700</text:p>
          </table:table-cell>
          <table:table-cell office:value-type="float" office:value="4.07224111258984" calcext:value-type="float">
            <text:p>4,072241112589840</text:p>
          </table:table-cell>
          <table:table-cell office:value-type="float" office:value="19.8026885986328" calcext:value-type="float">
            <text:p>19,802688598632800</text:p>
          </table:table-cell>
          <table:table-cell office:value-type="float" office:value="6.09778785705566" calcext:value-type="float">
            <text:p>6,097787857055660</text:p>
          </table:table-cell>
          <table:table-cell office:value-type="float" office:value="2.74520348757505" calcext:value-type="float">
            <text:p>2,745203487575050</text:p>
          </table:table-cell>
          <table:table-cell office:value-type="float" office:value="6.38404116034508" calcext:value-type="float">
            <text:p>6,384041160345080</text:p>
          </table:table-cell>
          <table:table-cell office:value-type="float" office:value="5.73117658495903" calcext:value-type="float">
            <text:p>5,731176584959030</text:p>
          </table:table-cell>
          <table:table-cell office:value-type="float" office:value="11.659874022007" calcext:value-type="float">
            <text:p>11,659874022007000</text:p>
          </table:table-cell>
          <table:table-cell office:value-type="float" office:value="2.49549578875303" calcext:value-type="float">
            <text:p>2,495495788753030</text:p>
          </table:table-cell>
          <table:table-cell office:value-type="float" office:value="7.99904465675354" calcext:value-type="float">
            <text:p>7,999044656753540</text:p>
          </table:table-cell>
          <table:table-cell office:value-type="float" office:value="67.476350069046" calcext:value-type="float">
            <text:p>67,476350069046000</text:p>
          </table:table-cell>
          <table:table-cell office:value-type="float" office:value="71.1312770843506" calcext:value-type="float">
            <text:p>71,131277084350600</text:p>
          </table:table-cell>
          <table:table-cell office:value-type="float" office:value="65.4529929161072" calcext:value-type="float">
            <text:p>65,452992916107200</text:p>
          </table:table-cell>
          <table:table-cell office:value-type="float" office:value="71.5341508388519" calcext:value-type="float">
            <text:p>71,534150838851900</text:p>
          </table:table-cell>
          <table:table-cell office:value-type="float" office:value="7.8830099105835" calcext:value-type="float">
            <text:p>7,883009910583500</text:p>
          </table:table-cell>
          <table:table-cell office:value-type="float" office:value="9.43135070800781" calcext:value-type="float">
            <text:p>9,431350708007810</text:p>
          </table:table-cell>
          <table:table-cell office:value-type="float" office:value="10.4632081985474" calcext:value-type="float">
            <text:p>10,463208198547400</text:p>
          </table:table-cell>
          <table:table-cell office:value-type="float" office:value="11.0606880187988" calcext:value-type="float">
            <text:p>11,060688018798800</text:p>
          </table:table-cell>
          <table:table-cell office:value-type="float" office:value="99.3814392089844" calcext:value-type="float">
            <text:p>99,381439208984400</text:p>
          </table:table-cell>
          <table:table-cell office:value-type="float" office:value="29.4062843322754" calcext:value-type="float">
            <text:p>29,406284332275400</text:p>
          </table:table-cell>
          <table:table-cell office:value-type="float" office:value="68.3345437049866" calcext:value-type="float">
            <text:p>68,334543704986600</text:p>
          </table:table-cell>
          <table:table-cell office:value-type="float" office:value="23.5000431537628" calcext:value-type="float">
            <text:p>23,500043153762800</text:p>
          </table:table-cell>
        </table:table-row>
        <table:table-row table:style-name="ro1">
          <table:table-cell office:value-type="string" calcext:value-type="string">
            <text:p>THIES</text:p>
          </table:table-cell>
          <table:table-cell table:style-name="ce1" office:value-type="string" calcext:value-type="string">
            <text:p>13</text:p>
          </table:table-cell>
          <table:table-cell office:value-type="float" office:value="4.61006278036" calcext:value-type="float">
            <text:p>4,610062780360000</text:p>
          </table:table-cell>
          <table:table-cell office:value-type="float" office:value="0.553314999489" calcext:value-type="float">
            <text:p>0,553314999489000</text:p>
          </table:table-cell>
          <table:table-cell office:value-type="string" calcext:value-type="string">
            <text:p>SN13</text:p>
          </table:table-cell>
          <table:table-cell table:number-columns-repeated="3"/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style-name="ce3" office:value-type="date" office:date-value="2017-08-04" calcext:value-type="date">
            <text:p>04/08/17</text:p>
          </table:table-cell>
          <table:table-cell table:style-name="ce3" office:value-type="date" office:date-value="2019-04-26" calcext:value-type="date">
            <text:p>26/04/19</text:p>
          </table:table-cell>
          <table:table-cell/>
          <table:table-cell office:value-type="float" office:value="572.73151306515" calcext:value-type="float">
            <text:p>572,731513065150000</text:p>
          </table:table-cell>
          <table:table-cell office:value-type="float" office:value="417.760990140477" calcext:value-type="float">
            <text:p>417,760990140477000</text:p>
          </table:table-cell>
          <table:table-cell office:value-type="float" office:value="388.740449987856" calcext:value-type="float">
            <text:p>388,740449987856000</text:p>
          </table:table-cell>
          <table:table-cell office:value-type="float" office:value="308.358744938404" calcext:value-type="float">
            <text:p>308,358744938404000</text:p>
          </table:table-cell>
          <table:table-cell office:value-type="float" office:value="363.517859335403" calcext:value-type="float">
            <text:p>363,517859335403000</text:p>
          </table:table-cell>
          <table:table-cell office:value-type="float" office:value="543.669580433614" calcext:value-type="float">
            <text:p>543,669580433614000</text:p>
          </table:table-cell>
          <table:table-cell office:value-type="float" office:value="511.043627985308" calcext:value-type="float">
            <text:p>511,043627985308000</text:p>
          </table:table-cell>
          <table:table-cell office:value-type="float" office:value="332.467562134503" calcext:value-type="float">
            <text:p>332,467562134503000</text:p>
          </table:table-cell>
          <table:table-cell office:value-type="float" office:value="334.667945906433" calcext:value-type="float">
            <text:p>334,667945906433000</text:p>
          </table:table-cell>
          <table:table-cell office:value-type="float" office:value="335.369245365186" calcext:value-type="float">
            <text:p>335,369245365186000</text:p>
          </table:table-cell>
          <table:table-cell office:value-type="float" office:value="330.73125466592" calcext:value-type="float">
            <text:p>330,731254665920000</text:p>
          </table:table-cell>
          <table:table-cell office:value-type="float" office:value="329.497348202065" calcext:value-type="float">
            <text:p>329,497348202065000</text:p>
          </table:table-cell>
          <table:table-cell office:value-type="float" office:value="338.435501430882" calcext:value-type="float">
            <text:p>338,435501430882000</text:p>
          </table:table-cell>
          <table:table-cell office:value-type="float" office:value="334.791888297872" calcext:value-type="float">
            <text:p>334,791888297872000</text:p>
          </table:table-cell>
          <table:table-cell office:value-type="float" office:value="207.047434910414" calcext:value-type="float">
            <text:p>207,047434910414000</text:p>
          </table:table-cell>
          <table:table-cell office:value-type="float" office:value="206.193095215877" calcext:value-type="float">
            <text:p>206,193095215877000</text:p>
          </table:table-cell>
          <table:table-cell office:value-type="float" office:value="206.89804964539" calcext:value-type="float">
            <text:p>206,898049645390000</text:p>
          </table:table-cell>
          <table:table-cell office:value-type="float" office:value="200.224032210402" calcext:value-type="float">
            <text:p>200,224032210402000</text:p>
          </table:table-cell>
          <table:table-cell office:value-type="float" office:value="201.036759674008" calcext:value-type="float">
            <text:p>201,036759674008000</text:p>
          </table:table-cell>
          <table:table-cell office:value-type="float" office:value="210.545727961304" calcext:value-type="float">
            <text:p>210,545727961304000</text:p>
          </table:table-cell>
          <table:table-cell office:value-type="float" office:value="206.901383834142" calcext:value-type="float">
            <text:p>206,901383834142000</text:p>
          </table:table-cell>
          <table:table-cell office:value-type="float" office:value="374.78815167351" calcext:value-type="float">
            <text:p>374,788151673510000</text:p>
          </table:table-cell>
          <table:table-cell office:value-type="float" office:value="576.81394837937" calcext:value-type="float">
            <text:p>576,813948379370000</text:p>
          </table:table-cell>
          <table:table-cell office:value-type="float" office:value="611.107572788354" calcext:value-type="float">
            <text:p>611,107572788354000</text:p>
          </table:table-cell>
          <table:table-cell office:value-type="float" office:value="372.869367845589" calcext:value-type="float">
            <text:p>372,869367845589000</text:p>
          </table:table-cell>
          <table:table-cell office:value-type="float" office:value="291.702778944258" calcext:value-type="float">
            <text:p>291,702778944258000</text:p>
          </table:table-cell>
          <table:table-cell office:value-type="float" office:value="425.057157521463" calcext:value-type="float">
            <text:p>425,057157521463000</text:p>
          </table:table-cell>
          <table:table-cell office:value-type="float" office:value="332.711904706358" calcext:value-type="float">
            <text:p>332,711904706358000</text:p>
          </table:table-cell>
          <table:table-cell office:value-type="float" office:value="317.235706731367" calcext:value-type="float">
            <text:p>317,235706731367000</text:p>
          </table:table-cell>
          <table:table-cell office:value-type="float" office:value="454.446612153167" calcext:value-type="float">
            <text:p>454,446612153167000</text:p>
          </table:table-cell>
          <table:table-cell office:value-type="float" office:value="444.076571637427" calcext:value-type="float">
            <text:p>444,076571637427000</text:p>
          </table:table-cell>
          <table:table-cell office:value-type="float" office:value="217.415138577828" calcext:value-type="float">
            <text:p>217,415138577828000</text:p>
          </table:table-cell>
          <table:table-cell office:value-type="float" office:value="212.897927164987" calcext:value-type="float">
            <text:p>212,897927164987000</text:p>
          </table:table-cell>
          <table:table-cell office:value-type="float" office:value="263.375003888267" calcext:value-type="float">
            <text:p>263,375003888267000</text:p>
          </table:table-cell>
          <table:table-cell office:value-type="float" office:value="294.322844733732" calcext:value-type="float">
            <text:p>294,322844733732000</text:p>
          </table:table-cell>
          <table:table-cell office:value-type="float" office:value="2.93761664800299" calcext:value-type="float">
            <text:p>2,937616648002990</text:p>
          </table:table-cell>
          <table:table-cell office:value-type="float" office:value="3.16710992907801" calcext:value-type="float">
            <text:p>3,167109929078010</text:p>
          </table:table-cell>
          <table:table-cell office:value-type="float" office:value="3.61359182530795" calcext:value-type="float">
            <text:p>3,613591825307950</text:p>
          </table:table-cell>
          <table:table-cell office:value-type="float" office:value="4.50788540500187" calcext:value-type="float">
            <text:p>4,507885405001870</text:p>
          </table:table-cell>
          <table:table-cell office:value-type="float" office:value="4.12819615528182" calcext:value-type="float">
            <text:p>4,128196155281820</text:p>
          </table:table-cell>
          <table:table-cell office:value-type="float" office:value="21727.3333333333" calcext:value-type="float">
            <text:p>21727,3333333333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8947.3333333333" calcext:value-type="float">
            <text:p>18947,333333333300000</text:p>
          </table:table-cell>
          <table:table-cell office:value-type="float" office:value="6072" calcext:value-type="float">
            <text:p>6072,000000000000000</text:p>
          </table:table-cell>
          <table:table-cell office:value-type="float" office:value="697.5" calcext:value-type="float">
            <text:p>697,500000000000000</text:p>
          </table:table-cell>
          <table:table-cell office:value-type="float" office:value="117" calcext:value-type="float">
            <text:p>117,000000000000000</text:p>
          </table:table-cell>
          <table:table-cell office:value-type="float" office:value="2807.66666666667" calcext:value-type="float">
            <text:p>2807,666666666670000</text:p>
          </table:table-cell>
          <table:table-cell office:value-type="float" office:value="174326.666666667" calcext:value-type="float">
            <text:p>174326,666666667000000</text:p>
          </table:table-cell>
          <table:table-cell office:value-type="float" office:value="34729.3333333333" calcext:value-type="float">
            <text:p>34729,3333333333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6745.6666666667" calcext:value-type="float">
            <text:p>36745,666666666700000</text:p>
          </table:table-cell>
          <table:table-cell office:value-type="float" office:value="2361.66666666667" calcext:value-type="float">
            <text:p>2361,666666666670000</text:p>
          </table:table-cell>
          <table:table-cell office:value-type="float" office:value="810.666666666667" calcext:value-type="float">
            <text:p>810,666666666667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5174.33333333333" calcext:value-type="float">
            <text:p>5174,333333333330000</text:p>
          </table:table-cell>
          <table:table-cell office:value-type="float" office:value="170600" calcext:value-type="float">
            <text:p>170600,000000000000000</text:p>
          </table:table-cell>
          <table:table-cell office:value-type="float" office:value="29115" calcext:value-type="float">
            <text:p>29115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0079" calcext:value-type="float">
            <text:p>20079,000000000000000</text:p>
          </table:table-cell>
          <table:table-cell office:value-type="float" office:value="3540" calcext:value-type="float">
            <text:p>3540,000000000000000</text:p>
          </table:table-cell>
          <table:table-cell office:value-type="float" office:value="892" calcext:value-type="float">
            <text:p>892,000000000000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213050" calcext:value-type="float">
            <text:p>213050,000000000000000</text:p>
          </table:table-cell>
          <table:table-cell office:value-type="float" office:value="20271.6666666667" calcext:value-type="float">
            <text:p>20271,6666666667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0679.6666666667" calcext:value-type="float">
            <text:p>20679,666666666700000</text:p>
          </table:table-cell>
          <table:table-cell office:value-type="float" office:value="3186.66666666667" calcext:value-type="float">
            <text:p>3186,666666666670000</text:p>
          </table:table-cell>
          <table:table-cell office:value-type="float" office:value="579.333333333333" calcext:value-type="float">
            <text:p>579,333333333333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7240" calcext:value-type="float">
            <text:p>7240,000000000000000</text:p>
          </table:table-cell>
          <table:table-cell office:value-type="float" office:value="197083.333333333" calcext:value-type="float">
            <text:p>197083,333333333000000</text:p>
          </table:table-cell>
          <table:table-cell office:value-type="float" office:value="39269" calcext:value-type="float">
            <text:p>39269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0444.3333333333" calcext:value-type="float">
            <text:p>30444,333333333300000</text:p>
          </table:table-cell>
          <table:table-cell office:value-type="float" office:value="3079" calcext:value-type="float">
            <text:p>3079,000000000000000</text:p>
          </table:table-cell>
          <table:table-cell office:value-type="float" office:value="630" calcext:value-type="float">
            <text:p>630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1065" calcext:value-type="float">
            <text:p>11065,000000000000000</text:p>
          </table:table-cell>
          <table:table-cell office:value-type="float" office:value="284226.333333333" calcext:value-type="float">
            <text:p>284226,333333333000000</text:p>
          </table:table-cell>
          <table:table-cell office:value-type="float" office:value="8577.89288423056" calcext:value-type="float">
            <text:p>8577,89288423056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1501.3808011618" calcext:value-type="float">
            <text:p>11501,380801161800000</text:p>
          </table:table-cell>
          <table:table-cell office:value-type="float" office:value="7603.95337965719" calcext:value-type="float">
            <text:p>7603,953379657190000</text:p>
          </table:table-cell>
          <table:table-cell office:value-type="float" office:value="198.69700551342" calcext:value-type="float">
            <text:p>198,69700551342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095.25400210412" calcext:value-type="float">
            <text:p>2095,254002104120000</text:p>
          </table:table-cell>
          <table:table-cell office:value-type="float" office:value="175907.4987979" calcext:value-type="float">
            <text:p>175907,498797900000000</text:p>
          </table:table-cell>
          <table:table-cell office:value-type="float" office:value="13477.2442410655" calcext:value-type="float">
            <text:p>13477,2442410655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6193.9519677358" calcext:value-type="float">
            <text:p>16193,951967735800000</text:p>
          </table:table-cell>
          <table:table-cell office:value-type="float" office:value="2358.57633612595" calcext:value-type="float">
            <text:p>2358,576336125950000</text:p>
          </table:table-cell>
          <table:table-cell office:value-type="float" office:value="437.831398295432" calcext:value-type="float">
            <text:p>437,831398295432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783.44956007546" calcext:value-type="float">
            <text:p>1783,449560075460000</text:p>
          </table:table-cell>
          <table:table-cell office:value-type="float" office:value="191301.542074286" calcext:value-type="float">
            <text:p>191301,542074286000000</text:p>
          </table:table-cell>
          <table:table-cell office:value-type="float" office:value="13509.5909264493" calcext:value-type="float">
            <text:p>13509,5909264493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6318.4155787258" calcext:value-type="float">
            <text:p>16318,415578725800000</text:p>
          </table:table-cell>
          <table:table-cell office:value-type="float" office:value="3935.5336359889" calcext:value-type="float">
            <text:p>3935,533635988900000</text:p>
          </table:table-cell>
          <table:table-cell office:value-type="float" office:value="481.925305415684" calcext:value-type="float">
            <text:p>481,925305415684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024.04965354114" calcext:value-type="float">
            <text:p>2024,049653541140000</text:p>
          </table:table-cell>
          <table:table-cell office:value-type="float" office:value="233372.732983097" calcext:value-type="float">
            <text:p>233372,732983097000000</text:p>
          </table:table-cell>
          <table:table-cell office:value-type="float" office:value="6095.13398813622" calcext:value-type="float">
            <text:p>6095,13398813622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5832.9138926899" calcext:value-type="float">
            <text:p>15832,913892689900000</text:p>
          </table:table-cell>
          <table:table-cell office:value-type="float" office:value="4239.80050631316" calcext:value-type="float">
            <text:p>4239,800506313160000</text:p>
          </table:table-cell>
          <table:table-cell office:value-type="float" office:value="266.430728958454" calcext:value-type="float">
            <text:p>266,430728958454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430.03518493046" calcext:value-type="float">
            <text:p>2430,035184930460000</text:p>
          </table:table-cell>
          <table:table-cell office:value-type="float" office:value="185406.366755118" calcext:value-type="float">
            <text:p>185406,366755118000000</text:p>
          </table:table-cell>
          <table:table-cell office:value-type="float" office:value="10758.6564681655" calcext:value-type="float">
            <text:p>10758,6564681655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4770.26040519104" calcext:value-type="float">
            <text:p>4770,260405191040000</text:p>
          </table:table-cell>
          <table:table-cell office:value-type="float" office:value="3243.25500076698" calcext:value-type="float">
            <text:p>3243,255000766980000</text:p>
          </table:table-cell>
          <table:table-cell office:value-type="float" office:value="305" calcext:value-type="float">
            <text:p>305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489.24418749964" calcext:value-type="float">
            <text:p>3489,244187499640000</text:p>
          </table:table-cell>
          <table:table-cell office:value-type="float" office:value="288804.10111758" calcext:value-type="float">
            <text:p>288804,101117580000000</text:p>
          </table:table-cell>
          <table:table-cell office:value-type="string" calcext:value-type="string">
            <text:p>126937.425697549</text:p>
          </table:table-cell>
          <table:table-cell office:value-type="string" calcext:value-type="string">
            <text:p>280671.68757938402</text:p>
          </table:table-cell>
          <table:table-cell office:value-type="string" calcext:value-type="string">
            <text:p>24903.293605130999</text:p>
          </table:table-cell>
          <table:table-cell office:value-type="string" calcext:value-type="string">
            <text:p>93983.654357246007</text:p>
          </table:table-cell>
          <table:table-cell/>
          <table:table-cell office:value-type="string" calcext:value-type="string">
            <text:p>68022.057404223102</text:p>
          </table:table-cell>
          <table:table-cell office:value-type="string" calcext:value-type="string">
            <text:p>28163.8539938555</text:p>
          </table:table-cell>
          <table:table-cell table:number-columns-repeated="2"/>
          <table:table-cell office:value-type="string" calcext:value-type="string">
            <text:p>248118.760612488</text:p>
          </table:table-cell>
          <table:table-cell office:value-type="string" calcext:value-type="string">
            <text:p>456134.89472961402</text:p>
          </table:table-cell>
          <table:table-cell office:value-type="string" calcext:value-type="string">
            <text:p>28035.314918518099</text:p>
          </table:table-cell>
          <table:table-cell office:value-type="string" calcext:value-type="string">
            <text:p>183666.07439422599</text:p>
          </table:table-cell>
          <table:table-cell office:value-type="string" calcext:value-type="string">
            <text:p>47082.850341796897</text:p>
          </table:table-cell>
          <table:table-cell office:value-type="string" calcext:value-type="string">
            <text:p>122605.99340057401</text:p>
          </table:table-cell>
          <table:table-cell office:value-type="string" calcext:value-type="string">
            <text:p>50127.0759429932</text:p>
          </table:table-cell>
          <table:table-cell table:number-columns-repeated="2"/>
          <table:table-cell office:value-type="string" calcext:value-type="string">
            <text:p>475625.90443420399</text:p>
          </table:table-cell>
          <table:table-cell office:value-type="string" calcext:value-type="string">
            <text:p>1510687.4508666999</text:p>
          </table:table-cell>
          <table:table-cell office:value-type="string" calcext:value-type="string">
            <text:p>49436.121383666999</text:p>
          </table:table-cell>
          <table:table-cell table:style-name="ce1" office:value-type="string" calcext:value-type="string">
            <text:p>215270</text:p>
          </table:table-cell>
          <table:table-cell office:value-type="string" calcext:value-type="string">
            <text:p>44650.019287109397</text:p>
          </table:table-cell>
          <table:table-cell office:value-type="string" calcext:value-type="string">
            <text:p>288431.36415100098</text:p>
          </table:table-cell>
          <table:table-cell office:value-type="string" calcext:value-type="string">
            <text:p>58671.972488403298</text:p>
          </table:table-cell>
          <table:table-cell table:number-columns-repeated="2"/>
          <table:table-cell office:value-type="float" office:value="26.7402267456055" calcext:value-type="float">
            <text:p>26,740226745605500</text:p>
          </table:table-cell>
          <table:table-cell office:value-type="float" office:value="22.0699996948242" calcext:value-type="float">
            <text:p>22,069999694824200</text:p>
          </table:table-cell>
          <table:table-cell office:value-type="float" office:value="28.9500007629395" calcext:value-type="float">
            <text:p>28,950000762939500</text:p>
          </table:table-cell>
          <table:table-cell office:value-type="float" office:value="44.5200004577637" calcext:value-type="float">
            <text:p>44,520000457763700</text:p>
          </table:table-cell>
          <table:table-cell office:value-type="float" office:value="81.9963836669922" calcext:value-type="float">
            <text:p>81,996383666992200</text:p>
          </table:table-cell>
          <table:table-cell office:value-type="float" office:value="82.8399963378906" calcext:value-type="float">
            <text:p>82,839996337890600</text:p>
          </table:table-cell>
          <table:table-cell office:value-type="float" office:value="72.7699966430664" calcext:value-type="float">
            <text:p>72,769996643066400</text:p>
          </table:table-cell>
          <table:table-cell office:value-type="float" office:value="65.7699966430664" calcext:value-type="float">
            <text:p>65,769996643066400</text:p>
          </table:table-cell>
          <table:table-cell office:value-type="float" office:value="6.0262656211853" calcext:value-type="float">
            <text:p>6,026265621185300</text:p>
          </table:table-cell>
          <table:table-cell office:value-type="float" office:value="11.0125188827515" calcext:value-type="float">
            <text:p>11,012518882751500</text:p>
          </table:table-cell>
          <table:table-cell office:value-type="float" office:value="12.7957315444946" calcext:value-type="float">
            <text:p>12,795731544494600</text:p>
          </table:table-cell>
          <table:table-cell office:value-type="float" office:value="10.1375970840454" calcext:value-type="float">
            <text:p>10,137597084045400</text:p>
          </table:table-cell>
          <table:table-cell office:value-type="float" office:value="0.741348505020142" calcext:value-type="float">
            <text:p>0,741348505020142</text:p>
          </table:table-cell>
          <table:table-cell office:value-type="float" office:value="0.420772641897202" calcext:value-type="float">
            <text:p>0,420772641897202</text:p>
          </table:table-cell>
          <table:table-cell office:value-type="float" office:value="0.569063782691956" calcext:value-type="float">
            <text:p>0,569063782691956</text:p>
          </table:table-cell>
          <table:table-cell office:value-type="float" office:value="0.085085116326809" calcext:value-type="float">
            <text:p>0,085085116326809</text:p>
          </table:table-cell>
          <table:table-cell office:value-type="float" office:value="22.1190853118896" calcext:value-type="float">
            <text:p>22,119085311889600</text:p>
          </table:table-cell>
          <table:table-cell office:value-type="float" office:value="19.0915718078613" calcext:value-type="float">
            <text:p>19,0915718078613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1.6577282547951" calcext:value-type="float">
            <text:p>11,657728254795100</text:p>
          </table:table-cell>
          <table:table-cell office:value-type="float" office:value="72.0096588134766" calcext:value-type="float">
            <text:p>72,009658813476600</text:p>
          </table:table-cell>
          <table:table-cell office:value-type="float" office:value="7.19172191619873" calcext:value-type="float">
            <text:p>7,191721916198730</text:p>
          </table:table-cell>
          <table:table-cell office:value-type="float" office:value="73.7070977687836" calcext:value-type="float">
            <text:p>73,7070977687836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.80396321415901" calcext:value-type="float">
            <text:p>3,803963214159010</text:p>
          </table:table-cell>
          <table:table-cell office:value-type="float" office:value="7.47084617614746" calcext:value-type="float">
            <text:p>7,47084617614746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0.2189339697361" calcext:value-type="float">
            <text:p>10,218933969736100</text:p>
          </table:table-cell>
          <table:table-cell office:value-type="float" office:value="70.7369565963745" calcext:value-type="float">
            <text:p>70,736956596374500</text:p>
          </table:table-cell>
          <table:table-cell office:value-type="float" office:value="81.6987574100494" calcext:value-type="float">
            <text:p>81,698757410049400</text:p>
          </table:table-cell>
          <table:table-cell office:value-type="float" office:value="52.7895271778107" calcext:value-type="float">
            <text:p>52,789527177810700</text:p>
          </table:table-cell>
          <table:table-cell office:value-type="float" office:value="73.4583556652069" calcext:value-type="float">
            <text:p>73,458355665206900</text:p>
          </table:table-cell>
          <table:table-cell office:value-type="float" office:value="9.06070232391357" calcext:value-type="float">
            <text:p>9,060702323913570</text:p>
          </table:table-cell>
          <table:table-cell office:value-type="float" office:value="11.5222158432007" calcext:value-type="float">
            <text:p>11,522215843200700</text:p>
          </table:table-cell>
          <table:table-cell office:value-type="float" office:value="8.58743572235107" calcext:value-type="float">
            <text:p>8,587435722351070</text:p>
          </table:table-cell>
          <table:table-cell office:value-type="float" office:value="10.1948165893555" calcext:value-type="float">
            <text:p>10,194816589355500</text:p>
          </table:table-cell>
          <table:table-cell office:value-type="float" office:value="95.780876159668" calcext:value-type="float">
            <text:p>95,780876159668000</text:p>
          </table:table-cell>
          <table:table-cell office:value-type="float" office:value="22.0886402130127" calcext:value-type="float">
            <text:p>22,088640213012700</text:p>
          </table:table-cell>
          <table:table-cell office:value-type="float" office:value="25.9856224060059" calcext:value-type="float">
            <text:p>25,985622406005900</text:p>
          </table:table-cell>
          <table:table-cell office:value-type="float" office:value="26.4923512935638" calcext:value-type="float">
            <text:p>26,492351293563800</text:p>
          </table:table-cell>
        </table:table-row>
        <table:table-row table:style-name="ro1">
          <table:table-cell office:value-type="string" calcext:value-type="string">
            <text:p>ZIGUINCHOR</text:p>
          </table:table-cell>
          <table:table-cell table:style-name="ce1" office:value-type="string" calcext:value-type="string">
            <text:p>14</text:p>
          </table:table-cell>
          <table:table-cell office:value-type="float" office:value="3.73396039097" calcext:value-type="float">
            <text:p>3,733960390970000</text:p>
          </table:table-cell>
          <table:table-cell office:value-type="float" office:value="0.61232234142" calcext:value-type="float">
            <text:p>0,612322341420000</text:p>
          </table:table-cell>
          <table:table-cell office:value-type="string" calcext:value-type="string">
            <text:p>SN14</text:p>
          </table:table-cell>
          <table:table-cell table:number-columns-repeated="3"/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style-name="ce3" office:value-type="date" office:date-value="2017-08-04" calcext:value-type="date">
            <text:p>04/08/17</text:p>
          </table:table-cell>
          <table:table-cell table:style-name="ce3" office:value-type="date" office:date-value="2019-04-26" calcext:value-type="date">
            <text:p>26/04/19</text:p>
          </table:table-cell>
          <table:table-cell/>
          <table:table-cell office:value-type="float" office:value="1396.17428793402" calcext:value-type="float">
            <text:p>1396,174287934020000</text:p>
          </table:table-cell>
          <table:table-cell office:value-type="float" office:value="1097.72472510153" calcext:value-type="float">
            <text:p>1097,724725101530000</text:p>
          </table:table-cell>
          <table:table-cell office:value-type="float" office:value="1179.33552378351" calcext:value-type="float">
            <text:p>1179,335523783510000</text:p>
          </table:table-cell>
          <table:table-cell office:value-type="float" office:value="1045.60609872168" calcext:value-type="float">
            <text:p>1045,606098721680000</text:p>
          </table:table-cell>
          <table:table-cell office:value-type="float" office:value="920.515710845112" calcext:value-type="float">
            <text:p>920,515710845112000</text:p>
          </table:table-cell>
          <table:table-cell office:value-type="float" office:value="1697.61745655039" calcext:value-type="float">
            <text:p>1697,617456550390000</text:p>
          </table:table-cell>
          <table:table-cell office:value-type="float" office:value="1032.50215107428" calcext:value-type="float">
            <text:p>1032,502151074280000</text:p>
          </table:table-cell>
          <table:table-cell office:value-type="float" office:value="330.566069771366" calcext:value-type="float">
            <text:p>330,566069771366000</text:p>
          </table:table-cell>
          <table:table-cell office:value-type="float" office:value="331.343264011924" calcext:value-type="float">
            <text:p>331,343264011924000</text:p>
          </table:table-cell>
          <table:table-cell office:value-type="float" office:value="331.760795438567" calcext:value-type="float">
            <text:p>331,760795438567000</text:p>
          </table:table-cell>
          <table:table-cell office:value-type="float" office:value="324.77818203549" calcext:value-type="float">
            <text:p>324,778182035490000</text:p>
          </table:table-cell>
          <table:table-cell office:value-type="float" office:value="331.595789743806" calcext:value-type="float">
            <text:p>331,595789743806000</text:p>
          </table:table-cell>
          <table:table-cell office:value-type="float" office:value="336.425212323181" calcext:value-type="float">
            <text:p>336,425212323181000</text:p>
          </table:table-cell>
          <table:table-cell office:value-type="float" office:value="335.298967912483" calcext:value-type="float">
            <text:p>335,298967912483000</text:p>
          </table:table-cell>
          <table:table-cell office:value-type="float" office:value="199.095807320228" calcext:value-type="float">
            <text:p>199,095807320228000</text:p>
          </table:table-cell>
          <table:table-cell office:value-type="float" office:value="203.17955721477" calcext:value-type="float">
            <text:p>203,179557214770000</text:p>
          </table:table-cell>
          <table:table-cell office:value-type="float" office:value="203.594947833179" calcext:value-type="float">
            <text:p>203,594947833179000</text:p>
          </table:table-cell>
          <table:table-cell office:value-type="float" office:value="198.839650299502" calcext:value-type="float">
            <text:p>198,839650299502000</text:p>
          </table:table-cell>
          <table:table-cell office:value-type="float" office:value="203.432063612588" calcext:value-type="float">
            <text:p>203,432063612588000</text:p>
          </table:table-cell>
          <table:table-cell office:value-type="float" office:value="207.678024550747" calcext:value-type="float">
            <text:p>207,678024550747000</text:p>
          </table:table-cell>
          <table:table-cell office:value-type="float" office:value="206.551409277539" calcext:value-type="float">
            <text:p>206,551409277539000</text:p>
          </table:table-cell>
          <table:table-cell office:value-type="float" office:value="730.145741935938" calcext:value-type="float">
            <text:p>730,145741935938000</text:p>
          </table:table-cell>
          <table:table-cell office:value-type="float" office:value="862.032741359431" calcext:value-type="float">
            <text:p>862,032741359431000</text:p>
          </table:table-cell>
          <table:table-cell office:value-type="float" office:value="942.054947411345" calcext:value-type="float">
            <text:p>942,054947411345000</text:p>
          </table:table-cell>
          <table:table-cell office:value-type="float" office:value="785.233341066959" calcext:value-type="float">
            <text:p>785,233341066959000</text:p>
          </table:table-cell>
          <table:table-cell office:value-type="float" office:value="730.787304198656" calcext:value-type="float">
            <text:p>730,787304198656000</text:p>
          </table:table-cell>
          <table:table-cell office:value-type="float" office:value="750.676918993785" calcext:value-type="float">
            <text:p>750,676918993785000</text:p>
          </table:table-cell>
          <table:table-cell office:value-type="float" office:value="756.406461795889" calcext:value-type="float">
            <text:p>756,406461795889000</text:p>
          </table:table-cell>
          <table:table-cell office:value-type="float" office:value="2420.93858094997" calcext:value-type="float">
            <text:p>2420,938580949970000</text:p>
          </table:table-cell>
          <table:table-cell office:value-type="float" office:value="2786.23871769454" calcext:value-type="float">
            <text:p>2786,238717694540000</text:p>
          </table:table-cell>
          <table:table-cell office:value-type="float" office:value="2909.40932499508" calcext:value-type="float">
            <text:p>2909,409324995080000</text:p>
          </table:table-cell>
          <table:table-cell office:value-type="float" office:value="2160.89741169605" calcext:value-type="float">
            <text:p>2160,897411696050000</text:p>
          </table:table-cell>
          <table:table-cell office:value-type="float" office:value="2284.77892376051" calcext:value-type="float">
            <text:p>2284,778923760510000</text:p>
          </table:table-cell>
          <table:table-cell office:value-type="float" office:value="2566.24398007537" calcext:value-type="float">
            <text:p>2566,243980075370000</text:p>
          </table:table-cell>
          <table:table-cell office:value-type="float" office:value="2334.01071107174" calcext:value-type="float">
            <text:p>2334,010711071740000</text:p>
          </table:table-cell>
          <table:table-cell office:value-type="float" office:value="2.92596810933941" calcext:value-type="float">
            <text:p>2,925968109339410</text:p>
          </table:table-cell>
          <table:table-cell office:value-type="float" office:value="2.89207373660677" calcext:value-type="float">
            <text:p>2,892073736606770</text:p>
          </table:table-cell>
          <table:table-cell office:value-type="float" office:value="3.05363621024213" calcext:value-type="float">
            <text:p>3,053636210242130</text:p>
          </table:table-cell>
          <table:table-cell office:value-type="float" office:value="2.93883405045136" calcext:value-type="float">
            <text:p>2,938834050451360</text:p>
          </table:table-cell>
          <table:table-cell office:value-type="float" office:value="2.91607609887792" calcext:value-type="float">
            <text:p>2,916076098877920</text:p>
          </table:table-cell>
          <table:table-cell office:value-type="float" office:value="10505.3333333333" calcext:value-type="float">
            <text:p>10505,3333333333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379" calcext:value-type="float">
            <text:p>2379,000000000000000</text:p>
          </table:table-cell>
          <table:table-cell office:value-type="float" office:value="249" calcext:value-type="float">
            <text:p>249,000000000000000</text:p>
          </table:table-cell>
          <table:table-cell office:value-type="float" office:value="1775.33333333333" calcext:value-type="float">
            <text:p>1775,333333333330000</text:p>
          </table:table-cell>
          <table:table-cell office:value-type="float" office:value="31145" calcext:value-type="float">
            <text:p>31145,000000000000000</text:p>
          </table:table-cell>
          <table:table-cell office:value-type="float" office:value="639.666666666667" calcext:value-type="float">
            <text:p>639,666666666667000</text:p>
          </table:table-cell>
          <table:table-cell office:value-type="float" office:value="900" calcext:value-type="float">
            <text:p>900,000000000000000</text:p>
          </table:table-cell>
          <table:table-cell office:value-type="float" office:value="10340.3333333333" calcext:value-type="float">
            <text:p>10340,3333333333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094" calcext:value-type="float">
            <text:p>1094,000000000000000</text:p>
          </table:table-cell>
          <table:table-cell office:value-type="float" office:value="257.5" calcext:value-type="float">
            <text:p>257,500000000000000</text:p>
          </table:table-cell>
          <table:table-cell office:value-type="float" office:value="899" calcext:value-type="float">
            <text:p>899,000000000000000</text:p>
          </table:table-cell>
          <table:table-cell office:value-type="float" office:value="47068" calcext:value-type="float">
            <text:p>47068,000000000000000</text:p>
          </table:table-cell>
          <table:table-cell office:value-type="float" office:value="151.333333333333" calcext:value-type="float">
            <text:p>151,333333333333000</text:p>
          </table:table-cell>
          <table:table-cell office:value-type="float" office:value="150.666666666667" calcext:value-type="float">
            <text:p>150,666666666667000</text:p>
          </table:table-cell>
          <table:table-cell office:value-type="float" office:value="12207.6666666667" calcext:value-type="float">
            <text:p>12207,6666666667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459" calcext:value-type="float">
            <text:p>1459,000000000000000</text:p>
          </table:table-cell>
          <table:table-cell office:value-type="float" office:value="196" calcext:value-type="float">
            <text:p>196,000000000000000</text:p>
          </table:table-cell>
          <table:table-cell office:value-type="float" office:value="1307" calcext:value-type="float">
            <text:p>1307,00000000000000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930.666666666667" calcext:value-type="float">
            <text:p>930,666666666667000</text:p>
          </table:table-cell>
          <table:table-cell office:value-type="float" office:value="9164" calcext:value-type="float">
            <text:p>9164,0000000000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292.66666666667" calcext:value-type="float">
            <text:p>1292,666666666670000</text:p>
          </table:table-cell>
          <table:table-cell office:value-type="float" office:value="153.666666666667" calcext:value-type="float">
            <text:p>153,666666666667000</text:p>
          </table:table-cell>
          <table:table-cell office:value-type="float" office:value="918.333333333333" calcext:value-type="float">
            <text:p>918,333333333333000</text:p>
          </table:table-cell>
          <table:table-cell office:value-type="float" office:value="36114.3333333333" calcext:value-type="float">
            <text:p>36114,333333333300000</text:p>
          </table:table-cell>
          <table:table-cell office:value-type="float" office:value="211.333333333333" calcext:value-type="float">
            <text:p>211,333333333333000</text:p>
          </table:table-cell>
          <table:table-cell office:value-type="float" office:value="1108.33333333333" calcext:value-type="float">
            <text:p>1108,333333333330000</text:p>
          </table:table-cell>
          <table:table-cell office:value-type="float" office:value="14998.3333333333" calcext:value-type="float">
            <text:p>14998,3333333333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935.66666666667" calcext:value-type="float">
            <text:p>3935,666666666670000</text:p>
          </table:table-cell>
          <table:table-cell office:value-type="float" office:value="294.5" calcext:value-type="float">
            <text:p>294,500000000000000</text:p>
          </table:table-cell>
          <table:table-cell office:value-type="float" office:value="1191.33333333333" calcext:value-type="float">
            <text:p>1191,333333333330000</text:p>
          </table:table-cell>
          <table:table-cell office:value-type="float" office:value="47109.6666666667" calcext:value-type="float">
            <text:p>47109,666666666700000</text:p>
          </table:table-cell>
          <table:table-cell office:value-type="float" office:value="473.333333333333" calcext:value-type="float">
            <text:p>473,333333333333000</text:p>
          </table:table-cell>
          <table:table-cell office:value-type="float" office:value="1233.66666666667" calcext:value-type="float">
            <text:p>1233,666666666670000</text:p>
          </table:table-cell>
          <table:table-cell office:value-type="float" office:value="15923.4946331932" calcext:value-type="float">
            <text:p>15923,4946331932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3153.45001545926" calcext:value-type="float">
            <text:p>3153,450015459260000</text:p>
          </table:table-cell>
          <table:table-cell office:value-type="float" office:value="5.65685424949238" calcext:value-type="float">
            <text:p>5,656854249492380</text:p>
          </table:table-cell>
          <table:table-cell office:value-type="float" office:value="2452.08020532228" calcext:value-type="float">
            <text:p>2452,080205322280000</text:p>
          </table:table-cell>
          <table:table-cell office:value-type="float" office:value="13389.1556492559" calcext:value-type="float">
            <text:p>13389,155649255900000</text:p>
          </table:table-cell>
          <table:table-cell office:value-type="float" office:value="965.121926666954" calcext:value-type="float">
            <text:p>965,121926666954000</text:p>
          </table:table-cell>
          <table:table-cell office:value-type="float" office:value="613.863176937663" calcext:value-type="float">
            <text:p>613,863176937663000</text:p>
          </table:table-cell>
          <table:table-cell office:value-type="float" office:value="8557.40406509669" calcext:value-type="float">
            <text:p>8557,40406509669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552.1523765404" calcext:value-type="float">
            <text:p>1552,152376540400000</text:p>
          </table:table-cell>
          <table:table-cell office:value-type="float" office:value="36.0624458405139" calcext:value-type="float">
            <text:p>36,062445840513900</text:p>
          </table:table-cell>
          <table:table-cell office:value-type="float" office:value="1144.64099175244" calcext:value-type="float">
            <text:p>1144,640991752440000</text:p>
          </table:table-cell>
          <table:table-cell office:value-type="float" office:value="11360.7750175769" calcext:value-type="float">
            <text:p>11360,775017576900000</text:p>
          </table:table-cell>
          <table:table-cell office:value-type="float" office:value="112.881944230835" calcext:value-type="float">
            <text:p>112,881944230835000</text:p>
          </table:table-cell>
          <table:table-cell office:value-type="float" office:value="59.5343038368077" calcext:value-type="float">
            <text:p>59,534303836807700</text:p>
          </table:table-cell>
          <table:table-cell office:value-type="float" office:value="11931.4649701256" calcext:value-type="float">
            <text:p>11931,4649701256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2071.86317115779" calcext:value-type="float">
            <text:p>2071,863171157790000</text:p>
          </table:table-cell>
          <table:table-cell office:value-type="float" office:value="171.572142260916" calcext:value-type="float">
            <text:p>171,572142260916000</text:p>
          </table:table-cell>
          <table:table-cell office:value-type="float" office:value="1180.13685647047" calcext:value-type="float">
            <text:p>1180,136856470470000</text:p>
          </table:table-cell>
          <table:table-cell office:value-type="float" office:value="8671.1615715543" calcext:value-type="float">
            <text:p>8671,161571554300000</text:p>
          </table:table-cell>
          <table:table-cell office:value-type="float" office:value="99.8515564892873" calcext:value-type="float">
            <text:p>99,851556489287300</text:p>
          </table:table-cell>
          <table:table-cell office:value-type="float" office:value="737.478361264474" calcext:value-type="float">
            <text:p>737,478361264474000</text:p>
          </table:table-cell>
          <table:table-cell office:value-type="float" office:value="10962.5128506196" calcext:value-type="float">
            <text:p>10962,5128506196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998.37842595774" calcext:value-type="float">
            <text:p>1998,378425957740000</text:p>
          </table:table-cell>
          <table:table-cell office:value-type="float" office:value="149.21907831552" calcext:value-type="float">
            <text:p>149,219078315520000</text:p>
          </table:table-cell>
          <table:table-cell office:value-type="float" office:value="800.532531089982" calcext:value-type="float">
            <text:p>800,532531089982000</text:p>
          </table:table-cell>
          <table:table-cell office:value-type="float" office:value="13629.3655147015" calcext:value-type="float">
            <text:p>13629,365514701500000</text:p>
          </table:table-cell>
          <table:table-cell office:value-type="float" office:value="138.00483083332" calcext:value-type="float">
            <text:p>138,004830833320000</text:p>
          </table:table-cell>
          <table:table-cell office:value-type="float" office:value="904.848237735662" calcext:value-type="float">
            <text:p>904,848237735662000</text:p>
          </table:table-cell>
          <table:table-cell office:value-type="float" office:value="19991.8304898109" calcext:value-type="float">
            <text:p>19991,8304898109000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4201.90627374449" calcext:value-type="float">
            <text:p>4201,906273744490000</text:p>
          </table:table-cell>
          <table:table-cell office:value-type="float" office:value="31.8198051533946" calcext:value-type="float">
            <text:p>31,819805153394600</text:p>
          </table:table-cell>
          <table:table-cell office:value-type="float" office:value="640.204134111405" calcext:value-type="float">
            <text:p>640,204134111405000</text:p>
          </table:table-cell>
          <table:table-cell office:value-type="float" office:value="14166.9180252211" calcext:value-type="float">
            <text:p>14166,918025221100000</text:p>
          </table:table-cell>
          <table:table-cell office:value-type="float" office:value="418.989657788033" calcext:value-type="float">
            <text:p>418,989657788033000</text:p>
          </table:table-cell>
          <table:table-cell office:value-type="float" office:value="586.358536505894" calcext:value-type="float">
            <text:p>586,358536505894000</text:p>
          </table:table-cell>
          <table:table-cell office:value-type="string" calcext:value-type="string">
            <text:p>21113.4516750646</text:p>
          </table:table-cell>
          <table:table-cell office:value-type="string" calcext:value-type="string">
            <text:p>150181.00603445701</text:p>
          </table:table-cell>
          <table:table-cell/>
          <table:table-cell office:value-type="string" calcext:value-type="string">
            <text:p>29296.8673867785</text:p>
          </table:table-cell>
          <table:table-cell office:value-type="string" calcext:value-type="string">
            <text:p>20835.504086333</text:p>
          </table:table-cell>
          <table:table-cell office:value-type="string" calcext:value-type="string">
            <text:p>63970.327415542801</text:p>
          </table:table-cell>
          <table:table-cell/>
          <table:table-cell office:value-type="string" calcext:value-type="string">
            <text:p>29148.785815003699</text:p>
          </table:table-cell>
          <table:table-cell/>
          <table:table-cell office:value-type="string" calcext:value-type="string">
            <text:p>16525.244909286499</text:p>
          </table:table-cell>
          <table:table-cell office:value-type="string" calcext:value-type="string">
            <text:p>199549.82004737901</text:p>
          </table:table-cell>
          <table:table-cell/>
          <table:table-cell office:value-type="string" calcext:value-type="string">
            <text:p>48729.347349166899</text:p>
          </table:table-cell>
          <table:table-cell office:value-type="string" calcext:value-type="string">
            <text:p>11243.998655319199</text:p>
          </table:table-cell>
          <table:table-cell office:value-type="string" calcext:value-type="string">
            <text:p>44122.275583267197</text:p>
          </table:table-cell>
          <table:table-cell/>
          <table:table-cell office:value-type="string" calcext:value-type="string">
            <text:p>17291.2899932861</text:p>
          </table:table-cell>
          <table:table-cell/>
          <table:table-cell office:value-type="string" calcext:value-type="string">
            <text:p>69959.497818708405</text:p>
          </table:table-cell>
          <table:table-cell office:value-type="string" calcext:value-type="string">
            <text:p>726266.72122549999</text:p>
          </table:table-cell>
          <table:table-cell/>
          <table:table-cell office:value-type="string" calcext:value-type="string">
            <text:p>64544.3094980717</text:p>
          </table:table-cell>
          <table:table-cell/>
          <table:table-cell office:value-type="string" calcext:value-type="string">
            <text:p>143983.12831020399</text:p>
          </table:table-cell>
          <table:table-cell/>
          <table:table-cell office:value-type="string" calcext:value-type="string">
            <text:p>45537.305927276597</text:p>
          </table:table-cell>
          <table:table-cell/>
          <table:table-cell office:value-type="float" office:value="62.3610191345215" calcext:value-type="float">
            <text:p>62,361019134521500</text:p>
          </table:table-cell>
          <table:table-cell office:value-type="float" office:value="55.9700012207031" calcext:value-type="float">
            <text:p>55,970001220703100</text:p>
          </table:table-cell>
          <table:table-cell office:value-type="float" office:value="50.6399993896484" calcext:value-type="float">
            <text:p>50,639999389648400</text:p>
          </table:table-cell>
          <table:table-cell office:value-type="float" office:value="56.2999992370605" calcext:value-type="float">
            <text:p>56,299999237060500</text:p>
          </table:table-cell>
          <table:table-cell office:value-type="float" office:value="39.8626556396484" calcext:value-type="float">
            <text:p>39,862655639648400</text:p>
          </table:table-cell>
          <table:table-cell office:value-type="float" office:value="46.4199981689453" calcext:value-type="float">
            <text:p>46,419998168945300</text:p>
          </table:table-cell>
          <table:table-cell office:value-type="float" office:value="53.810001373291" calcext:value-type="float">
            <text:p>53,810001373291000</text:p>
          </table:table-cell>
          <table:table-cell office:value-type="float" office:value="46.060001373291" calcext:value-type="float">
            <text:p>46,060001373291000</text:p>
          </table:table-cell>
          <table:table-cell office:value-type="float" office:value="7.6555380821228" calcext:value-type="float">
            <text:p>7,655538082122800</text:p>
          </table:table-cell>
          <table:table-cell office:value-type="float" office:value="26.5761260986328" calcext:value-type="float">
            <text:p>26,576126098632800</text:p>
          </table:table-cell>
          <table:table-cell office:value-type="float" office:value="4.17397212982178" calcext:value-type="float">
            <text:p>4,173972129821780</text:p>
          </table:table-cell>
          <table:table-cell office:value-type="float" office:value="23.2735080718994" calcext:value-type="float">
            <text:p>23,273508071899400</text:p>
          </table:table-cell>
          <table:table-cell office:value-type="float" office:value="0.828194618225098" calcext:value-type="float">
            <text:p>0,828194618225098</text:p>
          </table:table-cell>
          <table:table-cell office:value-type="float" office:value="0.678672313690186" calcext:value-type="float">
            <text:p>0,678672313690186</text:p>
          </table:table-cell>
          <table:table-cell office:value-type="float" office:value="0.771172225475311" calcext:value-type="float">
            <text:p>0,771172225475311</text:p>
          </table:table-cell>
          <table:table-cell office:value-type="float" office:value="0.419360846281052" calcext:value-type="float">
            <text:p>0,419360846281052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5.0317108631134" calcext:value-type="float">
            <text:p>5,031710863113400</text:p>
          </table:table-cell>
          <table:table-cell office:value-type="float" office:value="4.10986877977848" calcext:value-type="float">
            <text:p>4,109868779778480</text:p>
          </table:table-cell>
          <table:table-cell office:value-type="float" office:value="9.43285846710205" calcext:value-type="float">
            <text:p>9,432858467102050</text:p>
          </table:table-cell>
          <table:table-cell office:value-type="float" office:value="4.00285911560059" calcext:value-type="float">
            <text:p>4,002859115600590</text:p>
          </table:table-cell>
          <table:table-cell office:value-type="float" office:value="10.7165358960629" calcext:value-type="float">
            <text:p>10,716535896062900</text:p>
          </table:table-cell>
          <table:table-cell office:value-type="float" office:value="0" calcext:value-type="float">
            <text:p>0,000000000000000</text:p>
          </table:table-cell>
          <table:table-cell office:value-type="float" office:value="10.698463767767" calcext:value-type="float">
            <text:p>10,698463767767000</text:p>
          </table:table-cell>
          <table:table-cell office:value-type="float" office:value="5.87115883827209" calcext:value-type="float">
            <text:p>5,871158838272090</text:p>
          </table:table-cell>
          <table:table-cell table:number-columns-repeated="2" office:value-type="float" office:value="0" calcext:value-type="float">
            <text:p>0,000000000000000</text:p>
          </table:table-cell>
          <table:table-cell office:value-type="float" office:value="76.6355991363525" calcext:value-type="float">
            <text:p>76,635599136352500</text:p>
          </table:table-cell>
          <table:table-cell office:value-type="float" office:value="70.5335736274719" calcext:value-type="float">
            <text:p>70,533573627471900</text:p>
          </table:table-cell>
          <table:table-cell office:value-type="float" office:value="75.5718052387238" calcext:value-type="float">
            <text:p>75,571805238723800</text:p>
          </table:table-cell>
          <table:table-cell office:value-type="float" office:value="87.4051094055176" calcext:value-type="float">
            <text:p>87,405109405517600</text:p>
          </table:table-cell>
          <table:table-cell office:value-type="float" office:value="9.65527629852295" calcext:value-type="float">
            <text:p>9,655276298522950</text:p>
          </table:table-cell>
          <table:table-cell office:value-type="float" office:value="9.03108215332031" calcext:value-type="float">
            <text:p>9,031082153320310</text:p>
          </table:table-cell>
          <table:table-cell office:value-type="float" office:value="10.7826147079468" calcext:value-type="float">
            <text:p>10,782614707946800</text:p>
          </table:table-cell>
          <table:table-cell office:value-type="float" office:value="8.14249038696289" calcext:value-type="float">
            <text:p>8,142490386962890</text:p>
          </table:table-cell>
          <table:table-cell office:value-type="float" office:value="83.3878784179688" calcext:value-type="float">
            <text:p>83,387878417968800</text:p>
          </table:table-cell>
          <table:table-cell office:value-type="float" office:value="5.69335222244263" calcext:value-type="float">
            <text:p>5,693352222442630</text:p>
          </table:table-cell>
          <table:table-cell office:value-type="float" office:value="37.9415333271027" calcext:value-type="float">
            <text:p>37,941533327102700</text:p>
          </table:table-cell>
          <table:table-cell office:value-type="float" office:value="18.7775477766991" calcext:value-type="float">
            <text:p>18,777547776699100</text:p>
          </table:table-cell>
        </table:table-row>
        <table:table-row table:style-name="ro1" table:number-rows-repeated="1048560">
          <table:table-cell table:number-columns-repeated="200"/>
        </table:table-row>
        <table:table-row table:style-name="ro1">
          <table:table-cell table:number-columns-repeated="20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3T15:08:29.789000000</meta:creation-date>
    <dc:date>2022-08-03T15:08:47.653000000</dc:date>
    <meta:editing-duration>PT18S</meta:editing-duration>
    <meta:editing-cycles>1</meta:editing-cycles>
    <meta:document-statistic meta:table-count="1" meta:cell-count="2794" meta:object-count="0"/>
    <meta:generator>LibreOffice/7.1.1.2$Windows_x86 LibreOffice_project/fe0b08f4af1bacafe4c7ecc87ce55bb426164676</meta:generator>
  </office:meta>
</office:document-meta>
</file>